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tra_0.2_0.5_1000" table:style-name="ta1">
        <table:shapes>
          <draw:frame draw:z-index="0" draw:style-name="gr1" draw:text-style-name="P1" svg:width="270.54mm" svg:height="89.99mm" svg:x="44.07mm" svg:y="7.91mm">
            <draw:object draw:notify-on-update-of-ranges="'extra_0.2_0.5_1000'.A1:'extra_0.2_0.5_1000'.A1 'extra_0.2_0.5_1000'.A2:'extra_0.2_0.5_1000'.A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65197227" calcext:value-type="float">
            <text:p>3.65197227</text:p>
          </table:table-cell>
        </table:table-row>
        <table:table-row table:style-name="ro1">
          <table:table-cell office:value-type="float" office:value="3.06710102" calcext:value-type="float">
            <text:p>3.06710102</text:p>
          </table:table-cell>
        </table:table-row>
        <table:table-row table:style-name="ro1">
          <table:table-cell office:value-type="float" office:value="2.72070325" calcext:value-type="float">
            <text:p>2.72070325</text:p>
          </table:table-cell>
        </table:table-row>
        <table:table-row table:style-name="ro1">
          <table:table-cell office:value-type="float" office:value="2.5533551" calcext:value-type="float">
            <text:p>2.5533551</text:p>
          </table:table-cell>
        </table:table-row>
        <table:table-row table:style-name="ro1">
          <table:table-cell office:value-type="float" office:value="2.4785549" calcext:value-type="float">
            <text:p>2.4785549</text:p>
          </table:table-cell>
        </table:table-row>
        <table:table-row table:style-name="ro1">
          <table:table-cell office:value-type="float" office:value="2.44533214" calcext:value-type="float">
            <text:p>2.44533214</text:p>
          </table:table-cell>
        </table:table-row>
        <table:table-row table:style-name="ro1">
          <table:table-cell office:value-type="float" office:value="2.42973766" calcext:value-type="float">
            <text:p>2.42973766</text:p>
          </table:table-cell>
        </table:table-row>
        <table:table-row table:style-name="ro1">
          <table:table-cell office:value-type="float" office:value="2.42137384" calcext:value-type="float">
            <text:p>2.42137384</text:p>
          </table:table-cell>
        </table:table-row>
        <table:table-row table:style-name="ro1">
          <table:table-cell office:value-type="float" office:value="2.41589429" calcext:value-type="float">
            <text:p>2.41589429</text:p>
          </table:table-cell>
        </table:table-row>
        <table:table-row table:style-name="ro1">
          <table:table-cell office:value-type="float" office:value="2.41152696" calcext:value-type="float">
            <text:p>2.41152696</text:p>
          </table:table-cell>
        </table:table-row>
        <table:table-row table:style-name="ro1">
          <table:table-cell office:value-type="float" office:value="2.40756171" calcext:value-type="float">
            <text:p>2.40756171</text:p>
          </table:table-cell>
        </table:table-row>
        <table:table-row table:style-name="ro1">
          <table:table-cell office:value-type="float" office:value="2.40371577" calcext:value-type="float">
            <text:p>2.40371577</text:p>
          </table:table-cell>
        </table:table-row>
        <table:table-row table:style-name="ro1">
          <table:table-cell office:value-type="float" office:value="2.39987487" calcext:value-type="float">
            <text:p>2.39987487</text:p>
          </table:table-cell>
        </table:table-row>
        <table:table-row table:style-name="ro1">
          <table:table-cell office:value-type="float" office:value="2.39599022" calcext:value-type="float">
            <text:p>2.39599022</text:p>
          </table:table-cell>
        </table:table-row>
        <table:table-row table:style-name="ro1">
          <table:table-cell office:value-type="float" office:value="2.39203823" calcext:value-type="float">
            <text:p>2.39203823</text:p>
          </table:table-cell>
        </table:table-row>
        <table:table-row table:style-name="ro1">
          <table:table-cell office:value-type="float" office:value="2.38800503" calcext:value-type="float">
            <text:p>2.38800503</text:p>
          </table:table-cell>
        </table:table-row>
        <table:table-row table:style-name="ro1">
          <table:table-cell office:value-type="float" office:value="2.38388059" calcext:value-type="float">
            <text:p>2.38388059</text:p>
          </table:table-cell>
        </table:table-row>
        <table:table-row table:style-name="ro1">
          <table:table-cell office:value-type="float" office:value="2.3796564" calcext:value-type="float">
            <text:p>2.3796564</text:p>
          </table:table-cell>
        </table:table-row>
        <table:table-row table:style-name="ro1">
          <table:table-cell office:value-type="float" office:value="2.37532465" calcext:value-type="float">
            <text:p>2.37532465</text:p>
          </table:table-cell>
        </table:table-row>
        <table:table-row table:style-name="ro1">
          <table:table-cell office:value-type="float" office:value="2.37087784" calcext:value-type="float">
            <text:p>2.37087784</text:p>
          </table:table-cell>
        </table:table-row>
        <table:table-row table:style-name="ro1">
          <table:table-cell office:value-type="float" office:value="2.36630867" calcext:value-type="float">
            <text:p>2.36630867</text:p>
          </table:table-cell>
        </table:table-row>
        <table:table-row table:style-name="ro1">
          <table:table-cell office:value-type="float" office:value="2.36161" calcext:value-type="float">
            <text:p>2.36161</text:p>
          </table:table-cell>
        </table:table-row>
        <table:table-row table:style-name="ro1">
          <table:table-cell office:value-type="float" office:value="2.35677481" calcext:value-type="float">
            <text:p>2.35677481</text:p>
          </table:table-cell>
        </table:table-row>
        <table:table-row table:style-name="ro1">
          <table:table-cell office:value-type="float" office:value="2.35179621" calcext:value-type="float">
            <text:p>2.35179621</text:p>
          </table:table-cell>
        </table:table-row>
        <table:table-row table:style-name="ro1">
          <table:table-cell office:value-type="float" office:value="2.34666746" calcext:value-type="float">
            <text:p>2.34666746</text:p>
          </table:table-cell>
        </table:table-row>
        <table:table-row table:style-name="ro1">
          <table:table-cell office:value-type="float" office:value="2.34138195" calcext:value-type="float">
            <text:p>2.34138195</text:p>
          </table:table-cell>
        </table:table-row>
        <table:table-row table:style-name="ro1">
          <table:table-cell office:value-type="float" office:value="2.33593326" calcext:value-type="float">
            <text:p>2.33593326</text:p>
          </table:table-cell>
        </table:table-row>
        <table:table-row table:style-name="ro1">
          <table:table-cell office:value-type="float" office:value="2.33031518" calcext:value-type="float">
            <text:p>2.33031518</text:p>
          </table:table-cell>
        </table:table-row>
        <table:table-row table:style-name="ro1">
          <table:table-cell office:value-type="float" office:value="2.32452168" calcext:value-type="float">
            <text:p>2.32452168</text:p>
          </table:table-cell>
        </table:table-row>
        <table:table-row table:style-name="ro1">
          <table:table-cell office:value-type="float" office:value="2.31854699" calcext:value-type="float">
            <text:p>2.31854699</text:p>
          </table:table-cell>
        </table:table-row>
        <table:table-row table:style-name="ro1">
          <table:table-cell office:value-type="float" office:value="2.31238563" calcext:value-type="float">
            <text:p>2.31238563</text:p>
          </table:table-cell>
        </table:table-row>
        <table:table-row table:style-name="ro1">
          <table:table-cell office:value-type="float" office:value="2.3060324" calcext:value-type="float">
            <text:p>2.3060324</text:p>
          </table:table-cell>
        </table:table-row>
        <table:table-row table:style-name="ro1">
          <table:table-cell office:value-type="float" office:value="2.29948244" calcext:value-type="float">
            <text:p>2.29948244</text:p>
          </table:table-cell>
        </table:table-row>
        <table:table-row table:style-name="ro1">
          <table:table-cell office:value-type="float" office:value="2.29273126" calcext:value-type="float">
            <text:p>2.29273126</text:p>
          </table:table-cell>
        </table:table-row>
        <table:table-row table:style-name="ro1">
          <table:table-cell office:value-type="float" office:value="2.28577477" calcext:value-type="float">
            <text:p>2.28577477</text:p>
          </table:table-cell>
        </table:table-row>
        <table:table-row table:style-name="ro1">
          <table:table-cell office:value-type="float" office:value="2.27860933" calcext:value-type="float">
            <text:p>2.27860933</text:p>
          </table:table-cell>
        </table:table-row>
        <table:table-row table:style-name="ro1">
          <table:table-cell office:value-type="float" office:value="2.27123174" calcext:value-type="float">
            <text:p>2.27123174</text:p>
          </table:table-cell>
        </table:table-row>
        <table:table-row table:style-name="ro1">
          <table:table-cell office:value-type="float" office:value="2.26363934" calcext:value-type="float">
            <text:p>2.26363934</text:p>
          </table:table-cell>
        </table:table-row>
        <table:table-row table:style-name="ro1">
          <table:table-cell office:value-type="float" office:value="2.25583" calcext:value-type="float">
            <text:p>2.25583</text:p>
          </table:table-cell>
        </table:table-row>
        <table:table-row table:style-name="ro1">
          <table:table-cell office:value-type="float" office:value="2.24780215" calcext:value-type="float">
            <text:p>2.24780215</text:p>
          </table:table-cell>
        </table:table-row>
        <table:table-row table:style-name="ro1">
          <table:table-cell office:value-type="float" office:value="2.23955483" calcext:value-type="float">
            <text:p>2.23955483</text:p>
          </table:table-cell>
        </table:table-row>
        <table:table-row table:style-name="ro1">
          <table:table-cell office:value-type="float" office:value="2.23108772" calcext:value-type="float">
            <text:p>2.23108772</text:p>
          </table:table-cell>
        </table:table-row>
        <table:table-row table:style-name="ro1">
          <table:table-cell office:value-type="float" office:value="2.22240115" calcext:value-type="float">
            <text:p>2.22240115</text:p>
          </table:table-cell>
        </table:table-row>
        <table:table-row table:style-name="ro1">
          <table:table-cell office:value-type="float" office:value="2.21349613" calcext:value-type="float">
            <text:p>2.21349613</text:p>
          </table:table-cell>
        </table:table-row>
        <table:table-row table:style-name="ro1">
          <table:table-cell office:value-type="float" office:value="2.20437435" calcext:value-type="float">
            <text:p>2.20437435</text:p>
          </table:table-cell>
        </table:table-row>
        <table:table-row table:style-name="ro1">
          <table:table-cell office:value-type="float" office:value="2.19503822" calcext:value-type="float">
            <text:p>2.19503822</text:p>
          </table:table-cell>
        </table:table-row>
        <table:table-row table:style-name="ro1">
          <table:table-cell office:value-type="float" office:value="2.18549087" calcext:value-type="float">
            <text:p>2.18549087</text:p>
          </table:table-cell>
        </table:table-row>
        <table:table-row table:style-name="ro1">
          <table:table-cell office:value-type="float" office:value="2.17573612" calcext:value-type="float">
            <text:p>2.17573612</text:p>
          </table:table-cell>
        </table:table-row>
        <table:table-row table:style-name="ro1">
          <table:table-cell office:value-type="float" office:value="2.16577852" calcext:value-type="float">
            <text:p>2.16577852</text:p>
          </table:table-cell>
        </table:table-row>
        <table:table-row table:style-name="ro1">
          <table:table-cell office:value-type="float" office:value="2.1556233" calcext:value-type="float">
            <text:p>2.1556233</text:p>
          </table:table-cell>
        </table:table-row>
        <table:table-row table:style-name="ro1">
          <table:table-cell office:value-type="float" office:value="2.14527639" calcext:value-type="float">
            <text:p>2.14527639</text:p>
          </table:table-cell>
        </table:table-row>
        <table:table-row table:style-name="ro1">
          <table:table-cell office:value-type="float" office:value="2.13474435" calcext:value-type="float">
            <text:p>2.13474435</text:p>
          </table:table-cell>
        </table:table-row>
        <table:table-row table:style-name="ro1">
          <table:table-cell office:value-type="float" office:value="2.12403438" calcext:value-type="float">
            <text:p>2.12403438</text:p>
          </table:table-cell>
        </table:table-row>
        <table:table-row table:style-name="ro1">
          <table:table-cell office:value-type="float" office:value="2.11315425" calcext:value-type="float">
            <text:p>2.11315425</text:p>
          </table:table-cell>
        </table:table-row>
        <table:table-row table:style-name="ro1">
          <table:table-cell office:value-type="float" office:value="2.10211227" calcext:value-type="float">
            <text:p>2.10211227</text:p>
          </table:table-cell>
        </table:table-row>
        <table:table-row table:style-name="ro1">
          <table:table-cell office:value-type="float" office:value="2.09091726" calcext:value-type="float">
            <text:p>2.09091726</text:p>
          </table:table-cell>
        </table:table-row>
        <table:table-row table:style-name="ro1">
          <table:table-cell office:value-type="float" office:value="2.07957843" calcext:value-type="float">
            <text:p>2.07957843</text:p>
          </table:table-cell>
        </table:table-row>
        <table:table-row table:style-name="ro1">
          <table:table-cell office:value-type="float" office:value="2.06810542" calcext:value-type="float">
            <text:p>2.06810542</text:p>
          </table:table-cell>
        </table:table-row>
        <table:table-row table:style-name="ro1">
          <table:table-cell office:value-type="float" office:value="2.05650813" calcext:value-type="float">
            <text:p>2.05650813</text:p>
          </table:table-cell>
        </table:table-row>
        <table:table-row table:style-name="ro1">
          <table:table-cell office:value-type="float" office:value="2.04479674" calcext:value-type="float">
            <text:p>2.04479674</text:p>
          </table:table-cell>
        </table:table-row>
        <table:table-row table:style-name="ro1">
          <table:table-cell office:value-type="float" office:value="2.03298158" calcext:value-type="float">
            <text:p>2.03298158</text:p>
          </table:table-cell>
        </table:table-row>
        <table:table-row table:style-name="ro1">
          <table:table-cell office:value-type="float" office:value="2.02107311" calcext:value-type="float">
            <text:p>2.02107311</text:p>
          </table:table-cell>
        </table:table-row>
        <table:table-row table:style-name="ro1">
          <table:table-cell office:value-type="float" office:value="2.00908181" calcext:value-type="float">
            <text:p>2.00908181</text:p>
          </table:table-cell>
        </table:table-row>
        <table:table-row table:style-name="ro1">
          <table:table-cell office:value-type="float" office:value="1.99701815" calcext:value-type="float">
            <text:p>1.99701815</text:p>
          </table:table-cell>
        </table:table-row>
        <table:table-row table:style-name="ro1">
          <table:table-cell office:value-type="float" office:value="1.98489249" calcext:value-type="float">
            <text:p>1.98489249</text:p>
          </table:table-cell>
        </table:table-row>
        <table:table-row table:style-name="ro1">
          <table:table-cell office:value-type="float" office:value="1.97271504" calcext:value-type="float">
            <text:p>1.97271504</text:p>
          </table:table-cell>
        </table:table-row>
        <table:table-row table:style-name="ro1">
          <table:table-cell office:value-type="float" office:value="1.96049579" calcext:value-type="float">
            <text:p>1.96049579</text:p>
          </table:table-cell>
        </table:table-row>
        <table:table-row table:style-name="ro1">
          <table:table-cell office:value-type="float" office:value="1.94824445" calcext:value-type="float">
            <text:p>1.94824445</text:p>
          </table:table-cell>
        </table:table-row>
        <table:table-row table:style-name="ro1">
          <table:table-cell office:value-type="float" office:value="1.93597043" calcext:value-type="float">
            <text:p>1.93597043</text:p>
          </table:table-cell>
        </table:table-row>
        <table:table-row table:style-name="ro1">
          <table:table-cell office:value-type="float" office:value="1.92368275" calcext:value-type="float">
            <text:p>1.92368275</text:p>
          </table:table-cell>
        </table:table-row>
        <table:table-row table:style-name="ro1">
          <table:table-cell office:value-type="float" office:value="1.91139003" calcext:value-type="float">
            <text:p>1.91139003</text:p>
          </table:table-cell>
        </table:table-row>
        <table:table-row table:style-name="ro1">
          <table:table-cell office:value-type="float" office:value="1.89910046" calcext:value-type="float">
            <text:p>1.89910046</text:p>
          </table:table-cell>
        </table:table-row>
        <table:table-row table:style-name="ro1">
          <table:table-cell office:value-type="float" office:value="1.88682176" calcext:value-type="float">
            <text:p>1.88682176</text:p>
          </table:table-cell>
        </table:table-row>
        <table:table-row table:style-name="ro1">
          <table:table-cell office:value-type="float" office:value="1.87456117" calcext:value-type="float">
            <text:p>1.87456117</text:p>
          </table:table-cell>
        </table:table-row>
        <table:table-row table:style-name="ro1">
          <table:table-cell office:value-type="float" office:value="1.86232541" calcext:value-type="float">
            <text:p>1.86232541</text:p>
          </table:table-cell>
        </table:table-row>
        <table:table-row table:style-name="ro1">
          <table:table-cell office:value-type="float" office:value="1.85012073" calcext:value-type="float">
            <text:p>1.85012073</text:p>
          </table:table-cell>
        </table:table-row>
        <table:table-row table:style-name="ro1">
          <table:table-cell office:value-type="float" office:value="1.83795283" calcext:value-type="float">
            <text:p>1.83795283</text:p>
          </table:table-cell>
        </table:table-row>
        <table:table-row table:style-name="ro1">
          <table:table-cell office:value-type="float" office:value="1.82582694" calcext:value-type="float">
            <text:p>1.82582694</text:p>
          </table:table-cell>
        </table:table-row>
        <table:table-row table:style-name="ro1">
          <table:table-cell office:value-type="float" office:value="1.81374775" calcext:value-type="float">
            <text:p>1.81374775</text:p>
          </table:table-cell>
        </table:table-row>
        <table:table-row table:style-name="ro1">
          <table:table-cell office:value-type="float" office:value="1.80171949" calcext:value-type="float">
            <text:p>1.80171949</text:p>
          </table:table-cell>
        </table:table-row>
        <table:table-row table:style-name="ro1">
          <table:table-cell office:value-type="float" office:value="1.78974592" calcext:value-type="float">
            <text:p>1.78974592</text:p>
          </table:table-cell>
        </table:table-row>
        <table:table-row table:style-name="ro1">
          <table:table-cell office:value-type="float" office:value="1.77783033" calcext:value-type="float">
            <text:p>1.77783033</text:p>
          </table:table-cell>
        </table:table-row>
        <table:table-row table:style-name="ro1">
          <table:table-cell office:value-type="float" office:value="1.76597557" calcext:value-type="float">
            <text:p>1.76597557</text:p>
          </table:table-cell>
        </table:table-row>
        <table:table-row table:style-name="ro1">
          <table:table-cell office:value-type="float" office:value="1.75418412" calcext:value-type="float">
            <text:p>1.75418412</text:p>
          </table:table-cell>
        </table:table-row>
        <table:table-row table:style-name="ro1">
          <table:table-cell office:value-type="float" office:value="1.74245803" calcext:value-type="float">
            <text:p>1.74245803</text:p>
          </table:table-cell>
        </table:table-row>
        <table:table-row table:style-name="ro1">
          <table:table-cell office:value-type="float" office:value="1.73079903" calcext:value-type="float">
            <text:p>1.73079903</text:p>
          </table:table-cell>
        </table:table-row>
        <table:table-row table:style-name="ro1">
          <table:table-cell office:value-type="float" office:value="1.7192085" calcext:value-type="float">
            <text:p>1.7192085</text:p>
          </table:table-cell>
        </table:table-row>
        <table:table-row table:style-name="ro1">
          <table:table-cell office:value-type="float" office:value="1.70768753" calcext:value-type="float">
            <text:p>1.70768753</text:p>
          </table:table-cell>
        </table:table-row>
        <table:table-row table:style-name="ro1">
          <table:table-cell office:value-type="float" office:value="1.69623694" calcext:value-type="float">
            <text:p>1.69623694</text:p>
          </table:table-cell>
        </table:table-row>
        <table:table-row table:style-name="ro1">
          <table:table-cell office:value-type="float" office:value="1.6848573" calcext:value-type="float">
            <text:p>1.6848573</text:p>
          </table:table-cell>
        </table:table-row>
        <table:table-row table:style-name="ro1">
          <table:table-cell office:value-type="float" office:value="1.67354895" calcext:value-type="float">
            <text:p>1.67354895</text:p>
          </table:table-cell>
        </table:table-row>
        <table:table-row table:style-name="ro1">
          <table:table-cell office:value-type="float" office:value="1.66231207" calcext:value-type="float">
            <text:p>1.66231207</text:p>
          </table:table-cell>
        </table:table-row>
        <table:table-row table:style-name="ro1">
          <table:table-cell office:value-type="float" office:value="1.65114664" calcext:value-type="float">
            <text:p>1.65114664</text:p>
          </table:table-cell>
        </table:table-row>
        <table:table-row table:style-name="ro1">
          <table:table-cell office:value-type="float" office:value="1.64005254" calcext:value-type="float">
            <text:p>1.64005254</text:p>
          </table:table-cell>
        </table:table-row>
        <table:table-row table:style-name="ro1">
          <table:table-cell office:value-type="float" office:value="1.62902948" calcext:value-type="float">
            <text:p>1.62902948</text:p>
          </table:table-cell>
        </table:table-row>
        <table:table-row table:style-name="ro1">
          <table:table-cell office:value-type="float" office:value="1.6180771" calcext:value-type="float">
            <text:p>1.6180771</text:p>
          </table:table-cell>
        </table:table-row>
        <table:table-row table:style-name="ro1">
          <table:table-cell office:value-type="float" office:value="1.60719497" calcext:value-type="float">
            <text:p>1.60719497</text:p>
          </table:table-cell>
        </table:table-row>
        <table:table-row table:style-name="ro1">
          <table:table-cell office:value-type="float" office:value="1.59638258" calcext:value-type="float">
            <text:p>1.59638258</text:p>
          </table:table-cell>
        </table:table-row>
        <table:table-row table:style-name="ro1">
          <table:table-cell office:value-type="float" office:value="1.58563937" calcext:value-type="float">
            <text:p>1.58563937</text:p>
          </table:table-cell>
        </table:table-row>
        <table:table-row table:style-name="ro1">
          <table:table-cell office:value-type="float" office:value="1.57496478" calcext:value-type="float">
            <text:p>1.57496478</text:p>
          </table:table-cell>
        </table:table-row>
        <table:table-row table:style-name="ro1">
          <table:table-cell office:value-type="float" office:value="1.56435819" calcext:value-type="float">
            <text:p>1.56435819</text:p>
          </table:table-cell>
        </table:table-row>
        <table:table-row table:style-name="ro1">
          <table:table-cell office:value-type="float" office:value="1.55381901" calcext:value-type="float">
            <text:p>1.55381901</text:p>
          </table:table-cell>
        </table:table-row>
        <table:table-row table:style-name="ro1">
          <table:table-cell office:value-type="float" office:value="1.54334663" calcext:value-type="float">
            <text:p>1.54334663</text:p>
          </table:table-cell>
        </table:table-row>
        <table:table-row table:style-name="ro1">
          <table:table-cell office:value-type="float" office:value="1.53294045" calcext:value-type="float">
            <text:p>1.53294045</text:p>
          </table:table-cell>
        </table:table-row>
        <table:table-row table:style-name="ro1">
          <table:table-cell office:value-type="float" office:value="1.52259992" calcext:value-type="float">
            <text:p>1.52259992</text:p>
          </table:table-cell>
        </table:table-row>
        <table:table-row table:style-name="ro1">
          <table:table-cell office:value-type="float" office:value="1.51232448" calcext:value-type="float">
            <text:p>1.51232448</text:p>
          </table:table-cell>
        </table:table-row>
        <table:table-row table:style-name="ro1">
          <table:table-cell office:value-type="float" office:value="1.5021136" calcext:value-type="float">
            <text:p>1.5021136</text:p>
          </table:table-cell>
        </table:table-row>
        <table:table-row table:style-name="ro1">
          <table:table-cell office:value-type="float" office:value="1.49196681" calcext:value-type="float">
            <text:p>1.49196681</text:p>
          </table:table-cell>
        </table:table-row>
        <table:table-row table:style-name="ro1">
          <table:table-cell office:value-type="float" office:value="1.48188365" calcext:value-type="float">
            <text:p>1.48188365</text:p>
          </table:table-cell>
        </table:table-row>
        <table:table-row table:style-name="ro1">
          <table:table-cell office:value-type="float" office:value="1.47186371" calcext:value-type="float">
            <text:p>1.47186371</text:p>
          </table:table-cell>
        </table:table-row>
        <table:table-row table:style-name="ro1">
          <table:table-cell office:value-type="float" office:value="1.4619066" calcext:value-type="float">
            <text:p>1.4619066</text:p>
          </table:table-cell>
        </table:table-row>
        <table:table-row table:style-name="ro1">
          <table:table-cell office:value-type="float" office:value="1.45201199" calcext:value-type="float">
            <text:p>1.45201199</text:p>
          </table:table-cell>
        </table:table-row>
        <table:table-row table:style-name="ro1">
          <table:table-cell office:value-type="float" office:value="1.44217956" calcext:value-type="float">
            <text:p>1.44217956</text:p>
          </table:table-cell>
        </table:table-row>
        <table:table-row table:style-name="ro1">
          <table:table-cell office:value-type="float" office:value="1.43240906" calcext:value-type="float">
            <text:p>1.43240906</text:p>
          </table:table-cell>
        </table:table-row>
        <table:table-row table:style-name="ro1">
          <table:table-cell office:value-type="float" office:value="1.42270024" calcext:value-type="float">
            <text:p>1.42270024</text:p>
          </table:table-cell>
        </table:table-row>
        <table:table-row table:style-name="ro1">
          <table:table-cell office:value-type="float" office:value="1.4130529" calcext:value-type="float">
            <text:p>1.4130529</text:p>
          </table:table-cell>
        </table:table-row>
        <table:table-row table:style-name="ro1">
          <table:table-cell office:value-type="float" office:value="1.40346687" calcext:value-type="float">
            <text:p>1.40346687</text:p>
          </table:table-cell>
        </table:table-row>
        <table:table-row table:style-name="ro1">
          <table:table-cell office:value-type="float" office:value="1.393942" calcext:value-type="float">
            <text:p>1.393942</text:p>
          </table:table-cell>
        </table:table-row>
        <table:table-row table:style-name="ro1">
          <table:table-cell office:value-type="float" office:value="1.38447816" calcext:value-type="float">
            <text:p>1.38447816</text:p>
          </table:table-cell>
        </table:table-row>
        <table:table-row table:style-name="ro1">
          <table:table-cell office:value-type="float" office:value="1.37507527" calcext:value-type="float">
            <text:p>1.37507527</text:p>
          </table:table-cell>
        </table:table-row>
        <table:table-row table:style-name="ro1">
          <table:table-cell office:value-type="float" office:value="1.36573324" calcext:value-type="float">
            <text:p>1.36573324</text:p>
          </table:table-cell>
        </table:table-row>
        <table:table-row table:style-name="ro1">
          <table:table-cell office:value-type="float" office:value="1.356452" calcext:value-type="float">
            <text:p>1.356452</text:p>
          </table:table-cell>
        </table:table-row>
        <table:table-row table:style-name="ro1">
          <table:table-cell office:value-type="float" office:value="1.34723151" calcext:value-type="float">
            <text:p>1.34723151</text:p>
          </table:table-cell>
        </table:table-row>
        <table:table-row table:style-name="ro1">
          <table:table-cell office:value-type="float" office:value="1.33807172" calcext:value-type="float">
            <text:p>1.33807172</text:p>
          </table:table-cell>
        </table:table-row>
        <table:table-row table:style-name="ro1">
          <table:table-cell office:value-type="float" office:value="1.32897261" calcext:value-type="float">
            <text:p>1.32897261</text:p>
          </table:table-cell>
        </table:table-row>
        <table:table-row table:style-name="ro1">
          <table:table-cell office:value-type="float" office:value="1.31993413" calcext:value-type="float">
            <text:p>1.31993413</text:p>
          </table:table-cell>
        </table:table-row>
        <table:table-row table:style-name="ro1">
          <table:table-cell office:value-type="float" office:value="1.31095628" calcext:value-type="float">
            <text:p>1.31095628</text:p>
          </table:table-cell>
        </table:table-row>
        <table:table-row table:style-name="ro1">
          <table:table-cell office:value-type="float" office:value="1.30203903" calcext:value-type="float">
            <text:p>1.30203903</text:p>
          </table:table-cell>
        </table:table-row>
        <table:table-row table:style-name="ro1">
          <table:table-cell office:value-type="float" office:value="1.29318234" calcext:value-type="float">
            <text:p>1.29318234</text:p>
          </table:table-cell>
        </table:table-row>
        <table:table-row table:style-name="ro1">
          <table:table-cell office:value-type="float" office:value="1.2843862" calcext:value-type="float">
            <text:p>1.2843862</text:p>
          </table:table-cell>
        </table:table-row>
        <table:table-row table:style-name="ro1">
          <table:table-cell office:value-type="float" office:value="1.27565057" calcext:value-type="float">
            <text:p>1.27565057</text:p>
          </table:table-cell>
        </table:table-row>
        <table:table-row table:style-name="ro1">
          <table:table-cell office:value-type="float" office:value="1.2669754" calcext:value-type="float">
            <text:p>1.2669754</text:p>
          </table:table-cell>
        </table:table-row>
        <table:table-row table:style-name="ro1">
          <table:table-cell office:value-type="float" office:value="1.25836065" calcext:value-type="float">
            <text:p>1.25836065</text:p>
          </table:table-cell>
        </table:table-row>
        <table:table-row table:style-name="ro1">
          <table:table-cell office:value-type="float" office:value="1.24980625" calcext:value-type="float">
            <text:p>1.24980625</text:p>
          </table:table-cell>
        </table:table-row>
        <table:table-row table:style-name="ro1">
          <table:table-cell office:value-type="float" office:value="1.24131214" calcext:value-type="float">
            <text:p>1.24131214</text:p>
          </table:table-cell>
        </table:table-row>
        <table:table-row table:style-name="ro1">
          <table:table-cell office:value-type="float" office:value="1.23287823" calcext:value-type="float">
            <text:p>1.23287823</text:p>
          </table:table-cell>
        </table:table-row>
        <table:table-row table:style-name="ro1">
          <table:table-cell office:value-type="float" office:value="1.22450443" calcext:value-type="float">
            <text:p>1.22450443</text:p>
          </table:table-cell>
        </table:table-row>
        <table:table-row table:style-name="ro1">
          <table:table-cell office:value-type="float" office:value="1.21619063" calcext:value-type="float">
            <text:p>1.21619063</text:p>
          </table:table-cell>
        </table:table-row>
        <table:table-row table:style-name="ro1">
          <table:table-cell office:value-type="float" office:value="1.20793672" calcext:value-type="float">
            <text:p>1.20793672</text:p>
          </table:table-cell>
        </table:table-row>
        <table:table-row table:style-name="ro1">
          <table:table-cell office:value-type="float" office:value="1.19974255" calcext:value-type="float">
            <text:p>1.19974255</text:p>
          </table:table-cell>
        </table:table-row>
        <table:table-row table:style-name="ro1">
          <table:table-cell office:value-type="float" office:value="1.19160798" calcext:value-type="float">
            <text:p>1.19160798</text:p>
          </table:table-cell>
        </table:table-row>
        <table:table-row table:style-name="ro1">
          <table:table-cell office:value-type="float" office:value="1.18353285" calcext:value-type="float">
            <text:p>1.18353285</text:p>
          </table:table-cell>
        </table:table-row>
        <table:table-row table:style-name="ro1">
          <table:table-cell office:value-type="float" office:value="1.17551698" calcext:value-type="float">
            <text:p>1.17551698</text:p>
          </table:table-cell>
        </table:table-row>
        <table:table-row table:style-name="ro1">
          <table:table-cell office:value-type="float" office:value="1.16756019" calcext:value-type="float">
            <text:p>1.16756019</text:p>
          </table:table-cell>
        </table:table-row>
        <table:table-row table:style-name="ro1">
          <table:table-cell office:value-type="float" office:value="1.15966228" calcext:value-type="float">
            <text:p>1.15966228</text:p>
          </table:table-cell>
        </table:table-row>
        <table:table-row table:style-name="ro1">
          <table:table-cell office:value-type="float" office:value="1.15182302" calcext:value-type="float">
            <text:p>1.15182302</text:p>
          </table:table-cell>
        </table:table-row>
        <table:table-row table:style-name="ro1">
          <table:table-cell office:value-type="float" office:value="1.14404221" calcext:value-type="float">
            <text:p>1.14404221</text:p>
          </table:table-cell>
        </table:table-row>
        <table:table-row table:style-name="ro1">
          <table:table-cell office:value-type="float" office:value="1.13631959" calcext:value-type="float">
            <text:p>1.13631959</text:p>
          </table:table-cell>
        </table:table-row>
        <table:table-row table:style-name="ro1">
          <table:table-cell office:value-type="float" office:value="1.12865492" calcext:value-type="float">
            <text:p>1.12865492</text:p>
          </table:table-cell>
        </table:table-row>
        <table:table-row table:style-name="ro1">
          <table:table-cell office:value-type="float" office:value="1.12104794" calcext:value-type="float">
            <text:p>1.12104794</text:p>
          </table:table-cell>
        </table:table-row>
        <table:table-row table:style-name="ro1">
          <table:table-cell office:value-type="float" office:value="1.11349839" calcext:value-type="float">
            <text:p>1.11349839</text:p>
          </table:table-cell>
        </table:table-row>
        <table:table-row table:style-name="ro1">
          <table:table-cell office:value-type="float" office:value="1.10600599" calcext:value-type="float">
            <text:p>1.10600599</text:p>
          </table:table-cell>
        </table:table-row>
        <table:table-row table:style-name="ro1">
          <table:table-cell office:value-type="float" office:value="1.09857045" calcext:value-type="float">
            <text:p>1.09857045</text:p>
          </table:table-cell>
        </table:table-row>
        <table:table-row table:style-name="ro1">
          <table:table-cell office:value-type="float" office:value="1.09119147" calcext:value-type="float">
            <text:p>1.09119147</text:p>
          </table:table-cell>
        </table:table-row>
        <table:table-row table:style-name="ro1">
          <table:table-cell office:value-type="float" office:value="1.08386876" calcext:value-type="float">
            <text:p>1.08386876</text:p>
          </table:table-cell>
        </table:table-row>
        <table:table-row table:style-name="ro1">
          <table:table-cell office:value-type="float" office:value="1.076602" calcext:value-type="float">
            <text:p>1.076602</text:p>
          </table:table-cell>
        </table:table-row>
        <table:table-row table:style-name="ro1">
          <table:table-cell office:value-type="float" office:value="1.06939089" calcext:value-type="float">
            <text:p>1.06939089</text:p>
          </table:table-cell>
        </table:table-row>
        <table:table-row table:style-name="ro1">
          <table:table-cell office:value-type="float" office:value="1.0622351" calcext:value-type="float">
            <text:p>1.0622351</text:p>
          </table:table-cell>
        </table:table-row>
        <table:table-row table:style-name="ro1">
          <table:table-cell office:value-type="float" office:value="1.05513431" calcext:value-type="float">
            <text:p>1.05513431</text:p>
          </table:table-cell>
        </table:table-row>
        <table:table-row table:style-name="ro1">
          <table:table-cell office:value-type="float" office:value="1.04808819" calcext:value-type="float">
            <text:p>1.04808819</text:p>
          </table:table-cell>
        </table:table-row>
        <table:table-row table:style-name="ro1">
          <table:table-cell office:value-type="float" office:value="1.04109641" calcext:value-type="float">
            <text:p>1.04109641</text:p>
          </table:table-cell>
        </table:table-row>
        <table:table-row table:style-name="ro1">
          <table:table-cell office:value-type="float" office:value="1.03415863" calcext:value-type="float">
            <text:p>1.03415863</text:p>
          </table:table-cell>
        </table:table-row>
        <table:table-row table:style-name="ro1">
          <table:table-cell office:value-type="float" office:value="1.02727452" calcext:value-type="float">
            <text:p>1.02727452</text:p>
          </table:table-cell>
        </table:table-row>
        <table:table-row table:style-name="ro1">
          <table:table-cell office:value-type="float" office:value="1.02044373" calcext:value-type="float">
            <text:p>1.02044373</text:p>
          </table:table-cell>
        </table:table-row>
        <table:table-row table:style-name="ro1">
          <table:table-cell office:value-type="float" office:value="1.01366593" calcext:value-type="float">
            <text:p>1.01366593</text:p>
          </table:table-cell>
        </table:table-row>
        <table:table-row table:style-name="ro1">
          <table:table-cell office:value-type="float" office:value="1.00694076" calcext:value-type="float">
            <text:p>1.00694076</text:p>
          </table:table-cell>
        </table:table-row>
        <table:table-row table:style-name="ro1">
          <table:table-cell office:value-type="float" office:value="1.00026789" calcext:value-type="float">
            <text:p>1.00026789</text:p>
          </table:table-cell>
        </table:table-row>
        <table:table-row table:style-name="ro1">
          <table:table-cell office:value-type="float" office:value="0.99364697" calcext:value-type="float">
            <text:p>0.99364697</text:p>
          </table:table-cell>
        </table:table-row>
        <table:table-row table:style-name="ro1">
          <table:table-cell office:value-type="float" office:value="0.98707766" calcext:value-type="float">
            <text:p>0.98707766</text:p>
          </table:table-cell>
        </table:table-row>
        <table:table-row table:style-name="ro1">
          <table:table-cell office:value-type="float" office:value="0.98055961" calcext:value-type="float">
            <text:p>0.98055961</text:p>
          </table:table-cell>
        </table:table-row>
        <table:table-row table:style-name="ro1">
          <table:table-cell office:value-type="float" office:value="0.97409247" calcext:value-type="float">
            <text:p>0.97409247</text:p>
          </table:table-cell>
        </table:table-row>
        <table:table-row table:style-name="ro1">
          <table:table-cell office:value-type="float" office:value="0.9676759" calcext:value-type="float">
            <text:p>0.9676759</text:p>
          </table:table-cell>
        </table:table-row>
        <table:table-row table:style-name="ro1">
          <table:table-cell office:value-type="float" office:value="0.96130956" calcext:value-type="float">
            <text:p>0.96130956</text:p>
          </table:table-cell>
        </table:table-row>
        <table:table-row table:style-name="ro1">
          <table:table-cell office:value-type="float" office:value="0.9549931" calcext:value-type="float">
            <text:p>0.9549931</text:p>
          </table:table-cell>
        </table:table-row>
        <table:table-row table:style-name="ro1">
          <table:table-cell office:value-type="float" office:value="0.94872619" calcext:value-type="float">
            <text:p>0.94872619</text:p>
          </table:table-cell>
        </table:table-row>
        <table:table-row table:style-name="ro1">
          <table:table-cell office:value-type="float" office:value="0.94250847" calcext:value-type="float">
            <text:p>0.94250847</text:p>
          </table:table-cell>
        </table:table-row>
        <table:table-row table:style-name="ro1">
          <table:table-cell office:value-type="float" office:value="0.93633962" calcext:value-type="float">
            <text:p>0.93633962</text:p>
          </table:table-cell>
        </table:table-row>
        <table:table-row table:style-name="ro1">
          <table:table-cell office:value-type="float" office:value="0.93021928" calcext:value-type="float">
            <text:p>0.93021928</text:p>
          </table:table-cell>
        </table:table-row>
        <table:table-row table:style-name="ro1">
          <table:table-cell office:value-type="float" office:value="0.92414714" calcext:value-type="float">
            <text:p>0.92414714</text:p>
          </table:table-cell>
        </table:table-row>
        <table:table-row table:style-name="ro1">
          <table:table-cell office:value-type="float" office:value="0.91812284" calcext:value-type="float">
            <text:p>0.91812284</text:p>
          </table:table-cell>
        </table:table-row>
        <table:table-row table:style-name="ro1">
          <table:table-cell office:value-type="float" office:value="0.91214606" calcext:value-type="float">
            <text:p>0.91214606</text:p>
          </table:table-cell>
        </table:table-row>
        <table:table-row table:style-name="ro1">
          <table:table-cell office:value-type="float" office:value="0.90621647" calcext:value-type="float">
            <text:p>0.90621647</text:p>
          </table:table-cell>
        </table:table-row>
        <table:table-row table:style-name="ro1">
          <table:table-cell office:value-type="float" office:value="0.90033374" calcext:value-type="float">
            <text:p>0.90033374</text:p>
          </table:table-cell>
        </table:table-row>
        <table:table-row table:style-name="ro1">
          <table:table-cell office:value-type="float" office:value="0.89449753" calcext:value-type="float">
            <text:p>0.89449753</text:p>
          </table:table-cell>
        </table:table-row>
        <table:table-row table:style-name="ro1">
          <table:table-cell office:value-type="float" office:value="0.88870752" calcext:value-type="float">
            <text:p>0.88870752</text:p>
          </table:table-cell>
        </table:table-row>
        <table:table-row table:style-name="ro1">
          <table:table-cell office:value-type="float" office:value="0.88296339" calcext:value-type="float">
            <text:p>0.88296339</text:p>
          </table:table-cell>
        </table:table-row>
        <table:table-row table:style-name="ro1">
          <table:table-cell office:value-type="float" office:value="0.87726481" calcext:value-type="float">
            <text:p>0.87726481</text:p>
          </table:table-cell>
        </table:table-row>
        <table:table-row table:style-name="ro1">
          <table:table-cell office:value-type="float" office:value="0.87161146" calcext:value-type="float">
            <text:p>0.87161146</text:p>
          </table:table-cell>
        </table:table-row>
        <table:table-row table:style-name="ro1">
          <table:table-cell office:value-type="float" office:value="0.86600302" calcext:value-type="float">
            <text:p>0.86600302</text:p>
          </table:table-cell>
        </table:table-row>
        <table:table-row table:style-name="ro1">
          <table:table-cell office:value-type="float" office:value="0.86043917" calcext:value-type="float">
            <text:p>0.86043917</text:p>
          </table:table-cell>
        </table:table-row>
        <table:table-row table:style-name="ro1">
          <table:table-cell office:value-type="float" office:value="0.85491961" calcext:value-type="float">
            <text:p>0.85491961</text:p>
          </table:table-cell>
        </table:table-row>
        <table:table-row table:style-name="ro1">
          <table:table-cell office:value-type="float" office:value="0.849444" calcext:value-type="float">
            <text:p>0.849444</text:p>
          </table:table-cell>
        </table:table-row>
        <table:table-row table:style-name="ro1">
          <table:table-cell office:value-type="float" office:value="0.84401204" calcext:value-type="float">
            <text:p>0.84401204</text:p>
          </table:table-cell>
        </table:table-row>
        <table:table-row table:style-name="ro1">
          <table:table-cell office:value-type="float" office:value="0.83862342" calcext:value-type="float">
            <text:p>0.83862342</text:p>
          </table:table-cell>
        </table:table-row>
        <table:table-row table:style-name="ro1">
          <table:table-cell office:value-type="float" office:value="0.83327782" calcext:value-type="float">
            <text:p>0.83327782</text:p>
          </table:table-cell>
        </table:table-row>
        <table:table-row table:style-name="ro1">
          <table:table-cell office:value-type="float" office:value="0.82797494" calcext:value-type="float">
            <text:p>0.82797494</text:p>
          </table:table-cell>
        </table:table-row>
        <table:table-row table:style-name="ro1">
          <table:table-cell office:value-type="float" office:value="0.82271447" calcext:value-type="float">
            <text:p>0.82271447</text:p>
          </table:table-cell>
        </table:table-row>
        <table:table-row table:style-name="ro1">
          <table:table-cell office:value-type="float" office:value="0.8174961" calcext:value-type="float">
            <text:p>0.8174961</text:p>
          </table:table-cell>
        </table:table-row>
        <table:table-row table:style-name="ro1">
          <table:table-cell office:value-type="float" office:value="0.81231954" calcext:value-type="float">
            <text:p>0.81231954</text:p>
          </table:table-cell>
        </table:table-row>
        <table:table-row table:style-name="ro1">
          <table:table-cell office:value-type="float" office:value="0.80718446" calcext:value-type="float">
            <text:p>0.80718446</text:p>
          </table:table-cell>
        </table:table-row>
        <table:table-row table:style-name="ro1">
          <table:table-cell office:value-type="float" office:value="0.80209058" calcext:value-type="float">
            <text:p>0.80209058</text:p>
          </table:table-cell>
        </table:table-row>
        <table:table-row table:style-name="ro1">
          <table:table-cell office:value-type="float" office:value="0.79703759" calcext:value-type="float">
            <text:p>0.79703759</text:p>
          </table:table-cell>
        </table:table-row>
        <table:table-row table:style-name="ro1">
          <table:table-cell office:value-type="float" office:value="0.79202519" calcext:value-type="float">
            <text:p>0.79202519</text:p>
          </table:table-cell>
        </table:table-row>
        <table:table-row table:style-name="ro1">
          <table:table-cell office:value-type="float" office:value="0.78705308" calcext:value-type="float">
            <text:p>0.78705308</text:p>
          </table:table-cell>
        </table:table-row>
        <table:table-row table:style-name="ro1">
          <table:table-cell office:value-type="float" office:value="0.78212096" calcext:value-type="float">
            <text:p>0.78212096</text:p>
          </table:table-cell>
        </table:table-row>
        <table:table-row table:style-name="ro1">
          <table:table-cell office:value-type="float" office:value="0.77722854" calcext:value-type="float">
            <text:p>0.77722854</text:p>
          </table:table-cell>
        </table:table-row>
        <table:table-row table:style-name="ro1">
          <table:table-cell office:value-type="float" office:value="0.77237552" calcext:value-type="float">
            <text:p>0.77237552</text:p>
          </table:table-cell>
        </table:table-row>
        <table:table-row table:style-name="ro1">
          <table:table-cell office:value-type="float" office:value="0.76756161" calcext:value-type="float">
            <text:p>0.76756161</text:p>
          </table:table-cell>
        </table:table-row>
        <table:table-row table:style-name="ro1">
          <table:table-cell office:value-type="float" office:value="0.76278651" calcext:value-type="float">
            <text:p>0.76278651</text:p>
          </table:table-cell>
        </table:table-row>
        <table:table-row table:style-name="ro1">
          <table:table-cell office:value-type="float" office:value="0.75804992" calcext:value-type="float">
            <text:p>0.75804992</text:p>
          </table:table-cell>
        </table:table-row>
        <table:table-row table:style-name="ro1">
          <table:table-cell office:value-type="float" office:value="0.75335156" calcext:value-type="float">
            <text:p>0.75335156</text:p>
          </table:table-cell>
        </table:table-row>
        <table:table-row table:style-name="ro1">
          <table:table-cell office:value-type="float" office:value="0.74869114" calcext:value-type="float">
            <text:p>0.74869114</text:p>
          </table:table-cell>
        </table:table-row>
        <table:table-row table:style-name="ro1">
          <table:table-cell office:value-type="float" office:value="0.74406836" calcext:value-type="float">
            <text:p>0.74406836</text:p>
          </table:table-cell>
        </table:table-row>
        <table:table-row table:style-name="ro1">
          <table:table-cell office:value-type="float" office:value="0.73948293" calcext:value-type="float">
            <text:p>0.73948293</text:p>
          </table:table-cell>
        </table:table-row>
        <table:table-row table:style-name="ro1">
          <table:table-cell office:value-type="float" office:value="0.73493457" calcext:value-type="float">
            <text:p>0.73493457</text:p>
          </table:table-cell>
        </table:table-row>
        <table:table-row table:style-name="ro1">
          <table:table-cell office:value-type="float" office:value="0.73042298" calcext:value-type="float">
            <text:p>0.73042298</text:p>
          </table:table-cell>
        </table:table-row>
        <table:table-row table:style-name="ro1">
          <table:table-cell office:value-type="float" office:value="0.72594788" calcext:value-type="float">
            <text:p>0.72594788</text:p>
          </table:table-cell>
        </table:table-row>
        <table:table-row table:style-name="ro1">
          <table:table-cell office:value-type="float" office:value="0.72150899" calcext:value-type="float">
            <text:p>0.72150899</text:p>
          </table:table-cell>
        </table:table-row>
        <table:table-row table:style-name="ro1">
          <table:table-cell office:value-type="float" office:value="0.71710601" calcext:value-type="float">
            <text:p>0.71710601</text:p>
          </table:table-cell>
        </table:table-row>
        <table:table-row table:style-name="ro1">
          <table:table-cell office:value-type="float" office:value="0.71273866" calcext:value-type="float">
            <text:p>0.71273866</text:p>
          </table:table-cell>
        </table:table-row>
        <table:table-row table:style-name="ro1">
          <table:table-cell office:value-type="float" office:value="0.70840666" calcext:value-type="float">
            <text:p>0.70840666</text:p>
          </table:table-cell>
        </table:table-row>
        <table:table-row table:style-name="ro1">
          <table:table-cell office:value-type="float" office:value="0.70410973" calcext:value-type="float">
            <text:p>0.70410973</text:p>
          </table:table-cell>
        </table:table-row>
        <table:table-row table:style-name="ro1">
          <table:table-cell office:value-type="float" office:value="0.69984757" calcext:value-type="float">
            <text:p>0.69984757</text:p>
          </table:table-cell>
        </table:table-row>
        <table:table-row table:style-name="ro1">
          <table:table-cell office:value-type="float" office:value="0.69561992" calcext:value-type="float">
            <text:p>0.69561992</text:p>
          </table:table-cell>
        </table:table-row>
        <table:table-row table:style-name="ro1">
          <table:table-cell office:value-type="float" office:value="0.69142649" calcext:value-type="float">
            <text:p>0.69142649</text:p>
          </table:table-cell>
        </table:table-row>
        <table:table-row table:style-name="ro1">
          <table:table-cell office:value-type="float" office:value="0.68726699" calcext:value-type="float">
            <text:p>0.68726699</text:p>
          </table:table-cell>
        </table:table-row>
        <table:table-row table:style-name="ro1">
          <table:table-cell office:value-type="float" office:value="0.68314116" calcext:value-type="float">
            <text:p>0.68314116</text:p>
          </table:table-cell>
        </table:table-row>
        <table:table-row table:style-name="ro1">
          <table:table-cell office:value-type="float" office:value="0.6790487" calcext:value-type="float">
            <text:p>0.6790487</text:p>
          </table:table-cell>
        </table:table-row>
        <table:table-row table:style-name="ro1">
          <table:table-cell office:value-type="float" office:value="0.67498936" calcext:value-type="float">
            <text:p>0.67498936</text:p>
          </table:table-cell>
        </table:table-row>
        <table:table-row table:style-name="ro1">
          <table:table-cell office:value-type="float" office:value="0.67096284" calcext:value-type="float">
            <text:p>0.67096284</text:p>
          </table:table-cell>
        </table:table-row>
        <table:table-row table:style-name="ro1">
          <table:table-cell office:value-type="float" office:value="0.66696887" calcext:value-type="float">
            <text:p>0.66696887</text:p>
          </table:table-cell>
        </table:table-row>
        <table:table-row table:style-name="ro1">
          <table:table-cell office:value-type="float" office:value="0.66300719" calcext:value-type="float">
            <text:p>0.66300719</text:p>
          </table:table-cell>
        </table:table-row>
        <table:table-row table:style-name="ro1">
          <table:table-cell office:value-type="float" office:value="0.65907751" calcext:value-type="float">
            <text:p>0.65907751</text:p>
          </table:table-cell>
        </table:table-row>
        <table:table-row table:style-name="ro1">
          <table:table-cell office:value-type="float" office:value="0.65517956" calcext:value-type="float">
            <text:p>0.65517956</text:p>
          </table:table-cell>
        </table:table-row>
        <table:table-row table:style-name="ro1">
          <table:table-cell office:value-type="float" office:value="0.65131308" calcext:value-type="float">
            <text:p>0.65131308</text:p>
          </table:table-cell>
        </table:table-row>
        <table:table-row table:style-name="ro1">
          <table:table-cell office:value-type="float" office:value="0.64747778" calcext:value-type="float">
            <text:p>0.64747778</text:p>
          </table:table-cell>
        </table:table-row>
        <table:table-row table:style-name="ro1">
          <table:table-cell office:value-type="float" office:value="0.64367341" calcext:value-type="float">
            <text:p>0.64367341</text:p>
          </table:table-cell>
        </table:table-row>
        <table:table-row table:style-name="ro1">
          <table:table-cell office:value-type="float" office:value="0.6398997" calcext:value-type="float">
            <text:p>0.6398997</text:p>
          </table:table-cell>
        </table:table-row>
        <table:table-row table:style-name="ro1">
          <table:table-cell office:value-type="float" office:value="0.63615638" calcext:value-type="float">
            <text:p>0.63615638</text:p>
          </table:table-cell>
        </table:table-row>
        <table:table-row table:style-name="ro1">
          <table:table-cell office:value-type="float" office:value="0.63244318" calcext:value-type="float">
            <text:p>0.63244318</text:p>
          </table:table-cell>
        </table:table-row>
        <table:table-row table:style-name="ro1">
          <table:table-cell office:value-type="float" office:value="0.62875984" calcext:value-type="float">
            <text:p>0.62875984</text:p>
          </table:table-cell>
        </table:table-row>
        <table:table-row table:style-name="ro1">
          <table:table-cell office:value-type="float" office:value="0.62510609" calcext:value-type="float">
            <text:p>0.62510609</text:p>
          </table:table-cell>
        </table:table-row>
        <table:table-row table:style-name="ro1">
          <table:table-cell office:value-type="float" office:value="0.62148169" calcext:value-type="float">
            <text:p>0.62148169</text:p>
          </table:table-cell>
        </table:table-row>
        <table:table-row table:style-name="ro1">
          <table:table-cell office:value-type="float" office:value="0.61788635" calcext:value-type="float">
            <text:p>0.61788635</text:p>
          </table:table-cell>
        </table:table-row>
        <table:table-row table:style-name="ro1">
          <table:table-cell office:value-type="float" office:value="0.61431984" calcext:value-type="float">
            <text:p>0.61431984</text:p>
          </table:table-cell>
        </table:table-row>
        <table:table-row table:style-name="ro1">
          <table:table-cell office:value-type="float" office:value="0.61078188" calcext:value-type="float">
            <text:p>0.61078188</text:p>
          </table:table-cell>
        </table:table-row>
        <table:table-row table:style-name="ro1">
          <table:table-cell office:value-type="float" office:value="0.60727223" calcext:value-type="float">
            <text:p>0.60727223</text:p>
          </table:table-cell>
        </table:table-row>
        <table:table-row table:style-name="ro1">
          <table:table-cell office:value-type="float" office:value="0.60379063" calcext:value-type="float">
            <text:p>0.60379063</text:p>
          </table:table-cell>
        </table:table-row>
        <table:table-row table:style-name="ro1">
          <table:table-cell office:value-type="float" office:value="0.60033682" calcext:value-type="float">
            <text:p>0.60033682</text:p>
          </table:table-cell>
        </table:table-row>
        <table:table-row table:style-name="ro1">
          <table:table-cell office:value-type="float" office:value="0.59691056" calcext:value-type="float">
            <text:p>0.59691056</text:p>
          </table:table-cell>
        </table:table-row>
        <table:table-row table:style-name="ro1">
          <table:table-cell office:value-type="float" office:value="0.59351159" calcext:value-type="float">
            <text:p>0.59351159</text:p>
          </table:table-cell>
        </table:table-row>
        <table:table-row table:style-name="ro1">
          <table:table-cell office:value-type="float" office:value="0.59013967" calcext:value-type="float">
            <text:p>0.59013967</text:p>
          </table:table-cell>
        </table:table-row>
        <table:table-row table:style-name="ro1">
          <table:table-cell office:value-type="float" office:value="0.58679454" calcext:value-type="float">
            <text:p>0.58679454</text:p>
          </table:table-cell>
        </table:table-row>
        <table:table-row table:style-name="ro1">
          <table:table-cell office:value-type="float" office:value="0.58347598" calcext:value-type="float">
            <text:p>0.58347598</text:p>
          </table:table-cell>
        </table:table-row>
        <table:table-row table:style-name="ro1">
          <table:table-cell office:value-type="float" office:value="0.58018372" calcext:value-type="float">
            <text:p>0.58018372</text:p>
          </table:table-cell>
        </table:table-row>
        <table:table-row table:style-name="ro1">
          <table:table-cell office:value-type="float" office:value="0.57691753" calcext:value-type="float">
            <text:p>0.57691753</text:p>
          </table:table-cell>
        </table:table-row>
        <table:table-row table:style-name="ro1">
          <table:table-cell office:value-type="float" office:value="0.57367717" calcext:value-type="float">
            <text:p>0.57367717</text:p>
          </table:table-cell>
        </table:table-row>
        <table:table-row table:style-name="ro1">
          <table:table-cell office:value-type="float" office:value="0.5704624" calcext:value-type="float">
            <text:p>0.5704624</text:p>
          </table:table-cell>
        </table:table-row>
        <table:table-row table:style-name="ro1">
          <table:table-cell office:value-type="float" office:value="0.56727299" calcext:value-type="float">
            <text:p>0.56727299</text:p>
          </table:table-cell>
        </table:table-row>
        <table:table-row table:style-name="ro1">
          <table:table-cell office:value-type="float" office:value="0.5641087" calcext:value-type="float">
            <text:p>0.5641087</text:p>
          </table:table-cell>
        </table:table-row>
        <table:table-row table:style-name="ro1">
          <table:table-cell office:value-type="float" office:value="0.56096929" calcext:value-type="float">
            <text:p>0.56096929</text:p>
          </table:table-cell>
        </table:table-row>
        <table:table-row table:style-name="ro1">
          <table:table-cell office:value-type="float" office:value="0.55785453" calcext:value-type="float">
            <text:p>0.55785453</text:p>
          </table:table-cell>
        </table:table-row>
        <table:table-row table:style-name="ro1">
          <table:table-cell office:value-type="float" office:value="0.5547642" calcext:value-type="float">
            <text:p>0.5547642</text:p>
          </table:table-cell>
        </table:table-row>
        <table:table-row table:style-name="ro1">
          <table:table-cell office:value-type="float" office:value="0.55169807" calcext:value-type="float">
            <text:p>0.55169807</text:p>
          </table:table-cell>
        </table:table-row>
        <table:table-row table:style-name="ro1">
          <table:table-cell office:value-type="float" office:value="0.54865591" calcext:value-type="float">
            <text:p>0.54865591</text:p>
          </table:table-cell>
        </table:table-row>
        <table:table-row table:style-name="ro1">
          <table:table-cell office:value-type="float" office:value="0.54563749" calcext:value-type="float">
            <text:p>0.54563749</text:p>
          </table:table-cell>
        </table:table-row>
        <table:table-row table:style-name="ro1">
          <table:table-cell office:value-type="float" office:value="0.5426426" calcext:value-type="float">
            <text:p>0.5426426</text:p>
          </table:table-cell>
        </table:table-row>
        <table:table-row table:style-name="ro1">
          <table:table-cell office:value-type="float" office:value="0.53967101" calcext:value-type="float">
            <text:p>0.53967101</text:p>
          </table:table-cell>
        </table:table-row>
        <table:table-row table:style-name="ro1">
          <table:table-cell office:value-type="float" office:value="0.53672251" calcext:value-type="float">
            <text:p>0.53672251</text:p>
          </table:table-cell>
        </table:table-row>
        <table:table-row table:style-name="ro1">
          <table:table-cell office:value-type="float" office:value="0.53379687" calcext:value-type="float">
            <text:p>0.53379687</text:p>
          </table:table-cell>
        </table:table-row>
        <table:table-row table:style-name="ro1">
          <table:table-cell office:value-type="float" office:value="0.53089389" calcext:value-type="float">
            <text:p>0.53089389</text:p>
          </table:table-cell>
        </table:table-row>
        <table:table-row table:style-name="ro1">
          <table:table-cell office:value-type="float" office:value="0.52801335" calcext:value-type="float">
            <text:p>0.52801335</text:p>
          </table:table-cell>
        </table:table-row>
        <table:table-row table:style-name="ro1">
          <table:table-cell office:value-type="float" office:value="0.52515504" calcext:value-type="float">
            <text:p>0.52515504</text:p>
          </table:table-cell>
        </table:table-row>
        <table:table-row table:style-name="ro1">
          <table:table-cell office:value-type="float" office:value="0.52231875" calcext:value-type="float">
            <text:p>0.52231875</text:p>
          </table:table-cell>
        </table:table-row>
        <table:table-row table:style-name="ro1">
          <table:table-cell office:value-type="float" office:value="0.51950427" calcext:value-type="float">
            <text:p>0.51950427</text:p>
          </table:table-cell>
        </table:table-row>
        <table:table-row table:style-name="ro1">
          <table:table-cell office:value-type="float" office:value="0.5167114" calcext:value-type="float">
            <text:p>0.5167114</text:p>
          </table:table-cell>
        </table:table-row>
        <table:table-row table:style-name="ro1">
          <table:table-cell office:value-type="float" office:value="0.51393993" calcext:value-type="float">
            <text:p>0.51393993</text:p>
          </table:table-cell>
        </table:table-row>
        <table:table-row table:style-name="ro1">
          <table:table-cell office:value-type="float" office:value="0.51118967" calcext:value-type="float">
            <text:p>0.51118967</text:p>
          </table:table-cell>
        </table:table-row>
        <table:table-row table:style-name="ro1">
          <table:table-cell office:value-type="float" office:value="0.5084604" calcext:value-type="float">
            <text:p>0.5084604</text:p>
          </table:table-cell>
        </table:table-row>
        <table:table-row table:style-name="ro1">
          <table:table-cell office:value-type="float" office:value="0.50575194" calcext:value-type="float">
            <text:p>0.50575194</text:p>
          </table:table-cell>
        </table:table-row>
        <table:table-row table:style-name="ro1">
          <table:table-cell office:value-type="float" office:value="0.50306409" calcext:value-type="float">
            <text:p>0.50306409</text:p>
          </table:table-cell>
        </table:table-row>
        <table:table-row table:style-name="ro1">
          <table:table-cell office:value-type="float" office:value="0.50039665" calcext:value-type="float">
            <text:p>0.50039665</text:p>
          </table:table-cell>
        </table:table-row>
        <table:table-row table:style-name="ro1">
          <table:table-cell office:value-type="float" office:value="0.49774944" calcext:value-type="float">
            <text:p>0.49774944</text:p>
          </table:table-cell>
        </table:table-row>
        <table:table-row table:style-name="ro1">
          <table:table-cell office:value-type="float" office:value="0.49512225" calcext:value-type="float">
            <text:p>0.49512225</text:p>
          </table:table-cell>
        </table:table-row>
        <table:table-row table:style-name="ro1">
          <table:table-cell office:value-type="float" office:value="0.49251491" calcext:value-type="float">
            <text:p>0.49251491</text:p>
          </table:table-cell>
        </table:table-row>
        <table:table-row table:style-name="ro1">
          <table:table-cell office:value-type="float" office:value="0.48992722" calcext:value-type="float">
            <text:p>0.48992722</text:p>
          </table:table-cell>
        </table:table-row>
        <table:table-row table:style-name="ro1">
          <table:table-cell office:value-type="float" office:value="0.48735901" calcext:value-type="float">
            <text:p>0.48735901</text:p>
          </table:table-cell>
        </table:table-row>
        <table:table-row table:style-name="ro1">
          <table:table-cell office:value-type="float" office:value="0.48481008" calcext:value-type="float">
            <text:p>0.48481008</text:p>
          </table:table-cell>
        </table:table-row>
        <table:table-row table:style-name="ro1">
          <table:table-cell office:value-type="float" office:value="0.48228026" calcext:value-type="float">
            <text:p>0.48228026</text:p>
          </table:table-cell>
        </table:table-row>
        <table:table-row table:style-name="ro1">
          <table:table-cell office:value-type="float" office:value="0.47976937" calcext:value-type="float">
            <text:p>0.47976937</text:p>
          </table:table-cell>
        </table:table-row>
        <table:table-row table:style-name="ro1">
          <table:table-cell office:value-type="float" office:value="0.47727723" calcext:value-type="float">
            <text:p>0.47727723</text:p>
          </table:table-cell>
        </table:table-row>
        <table:table-row table:style-name="ro1">
          <table:table-cell office:value-type="float" office:value="0.47480367" calcext:value-type="float">
            <text:p>0.47480367</text:p>
          </table:table-cell>
        </table:table-row>
        <table:table-row table:style-name="ro1">
          <table:table-cell office:value-type="float" office:value="0.4723485" calcext:value-type="float">
            <text:p>0.4723485</text:p>
          </table:table-cell>
        </table:table-row>
        <table:table-row table:style-name="ro1">
          <table:table-cell office:value-type="float" office:value="0.46991157" calcext:value-type="float">
            <text:p>0.46991157</text:p>
          </table:table-cell>
        </table:table-row>
        <table:table-row table:style-name="ro1">
          <table:table-cell office:value-type="float" office:value="0.46749269" calcext:value-type="float">
            <text:p>0.46749269</text:p>
          </table:table-cell>
        </table:table-row>
        <table:table-row table:style-name="ro1">
          <table:table-cell office:value-type="float" office:value="0.4650917" calcext:value-type="float">
            <text:p>0.4650917</text:p>
          </table:table-cell>
        </table:table-row>
        <table:table-row table:style-name="ro1">
          <table:table-cell office:value-type="float" office:value="0.46270844" calcext:value-type="float">
            <text:p>0.46270844</text:p>
          </table:table-cell>
        </table:table-row>
        <table:table-row table:style-name="ro1">
          <table:table-cell office:value-type="float" office:value="0.46034273" calcext:value-type="float">
            <text:p>0.46034273</text:p>
          </table:table-cell>
        </table:table-row>
        <table:table-row table:style-name="ro1">
          <table:table-cell office:value-type="float" office:value="0.45799442" calcext:value-type="float">
            <text:p>0.45799442</text:p>
          </table:table-cell>
        </table:table-row>
        <table:table-row table:style-name="ro1">
          <table:table-cell office:value-type="float" office:value="0.45566335" calcext:value-type="float">
            <text:p>0.45566335</text:p>
          </table:table-cell>
        </table:table-row>
        <table:table-row table:style-name="ro1">
          <table:table-cell office:value-type="float" office:value="0.45334935" calcext:value-type="float">
            <text:p>0.45334935</text:p>
          </table:table-cell>
        </table:table-row>
        <table:table-row table:style-name="ro1">
          <table:table-cell office:value-type="float" office:value="0.45105226" calcext:value-type="float">
            <text:p>0.45105226</text:p>
          </table:table-cell>
        </table:table-row>
        <table:table-row table:style-name="ro1">
          <table:table-cell office:value-type="float" office:value="0.44877194" calcext:value-type="float">
            <text:p>0.44877194</text:p>
          </table:table-cell>
        </table:table-row>
        <table:table-row table:style-name="ro1">
          <table:table-cell office:value-type="float" office:value="0.44650822" calcext:value-type="float">
            <text:p>0.44650822</text:p>
          </table:table-cell>
        </table:table-row>
        <table:table-row table:style-name="ro1">
          <table:table-cell office:value-type="float" office:value="0.44426095" calcext:value-type="float">
            <text:p>0.44426095</text:p>
          </table:table-cell>
        </table:table-row>
        <table:table-row table:style-name="ro1">
          <table:table-cell office:value-type="float" office:value="0.44202998" calcext:value-type="float">
            <text:p>0.44202998</text:p>
          </table:table-cell>
        </table:table-row>
        <table:table-row table:style-name="ro1">
          <table:table-cell office:value-type="float" office:value="0.43981516" calcext:value-type="float">
            <text:p>0.43981516</text:p>
          </table:table-cell>
        </table:table-row>
        <table:table-row table:style-name="ro1">
          <table:table-cell office:value-type="float" office:value="0.43761635" calcext:value-type="float">
            <text:p>0.43761635</text:p>
          </table:table-cell>
        </table:table-row>
        <table:table-row table:style-name="ro1">
          <table:table-cell office:value-type="float" office:value="0.43543339" calcext:value-type="float">
            <text:p>0.43543339</text:p>
          </table:table-cell>
        </table:table-row>
        <table:table-row table:style-name="ro1">
          <table:table-cell office:value-type="float" office:value="0.43326614" calcext:value-type="float">
            <text:p>0.43326614</text:p>
          </table:table-cell>
        </table:table-row>
        <table:table-row table:style-name="ro1">
          <table:table-cell office:value-type="float" office:value="0.43111446" calcext:value-type="float">
            <text:p>0.43111446</text:p>
          </table:table-cell>
        </table:table-row>
        <table:table-row table:style-name="ro1">
          <table:table-cell office:value-type="float" office:value="0.4289782" calcext:value-type="float">
            <text:p>0.4289782</text:p>
          </table:table-cell>
        </table:table-row>
        <table:table-row table:style-name="ro1">
          <table:table-cell office:value-type="float" office:value="0.42685723" calcext:value-type="float">
            <text:p>0.42685723</text:p>
          </table:table-cell>
        </table:table-row>
        <table:table-row table:style-name="ro1">
          <table:table-cell office:value-type="float" office:value="0.42475141" calcext:value-type="float">
            <text:p>0.42475141</text:p>
          </table:table-cell>
        </table:table-row>
        <table:table-row table:style-name="ro1">
          <table:table-cell office:value-type="float" office:value="0.42266059" calcext:value-type="float">
            <text:p>0.42266059</text:p>
          </table:table-cell>
        </table:table-row>
        <table:table-row table:style-name="ro1">
          <table:table-cell office:value-type="float" office:value="0.42058465" calcext:value-type="float">
            <text:p>0.42058465</text:p>
          </table:table-cell>
        </table:table-row>
        <table:table-row table:style-name="ro1">
          <table:table-cell office:value-type="float" office:value="0.41852345" calcext:value-type="float">
            <text:p>0.41852345</text:p>
          </table:table-cell>
        </table:table-row>
        <table:table-row table:style-name="ro1">
          <table:table-cell office:value-type="float" office:value="0.41647685" calcext:value-type="float">
            <text:p>0.41647685</text:p>
          </table:table-cell>
        </table:table-row>
        <table:table-row table:style-name="ro1">
          <table:table-cell office:value-type="float" office:value="0.41444473" calcext:value-type="float">
            <text:p>0.41444473</text:p>
          </table:table-cell>
        </table:table-row>
        <table:table-row table:style-name="ro1">
          <table:table-cell office:value-type="float" office:value="0.41242695" calcext:value-type="float">
            <text:p>0.41242695</text:p>
          </table:table-cell>
        </table:table-row>
        <table:table-row table:style-name="ro1">
          <table:table-cell office:value-type="float" office:value="0.41042339" calcext:value-type="float">
            <text:p>0.41042339</text:p>
          </table:table-cell>
        </table:table-row>
        <table:table-row table:style-name="ro1">
          <table:table-cell office:value-type="float" office:value="0.40843392" calcext:value-type="float">
            <text:p>0.40843392</text:p>
          </table:table-cell>
        </table:table-row>
        <table:table-row table:style-name="ro1">
          <table:table-cell office:value-type="float" office:value="0.40645841" calcext:value-type="float">
            <text:p>0.40645841</text:p>
          </table:table-cell>
        </table:table-row>
        <table:table-row table:style-name="ro1">
          <table:table-cell office:value-type="float" office:value="0.40449674" calcext:value-type="float">
            <text:p>0.40449674</text:p>
          </table:table-cell>
        </table:table-row>
        <table:table-row table:style-name="ro1">
          <table:table-cell office:value-type="float" office:value="0.40254878" calcext:value-type="float">
            <text:p>0.40254878</text:p>
          </table:table-cell>
        </table:table-row>
        <table:table-row table:style-name="ro1">
          <table:table-cell office:value-type="float" office:value="0.40061442" calcext:value-type="float">
            <text:p>0.40061442</text:p>
          </table:table-cell>
        </table:table-row>
        <table:table-row table:style-name="ro1">
          <table:table-cell office:value-type="float" office:value="0.39869354" calcext:value-type="float">
            <text:p>0.39869354</text:p>
          </table:table-cell>
        </table:table-row>
        <table:table-row table:style-name="ro1">
          <table:table-cell office:value-type="float" office:value="0.396786" calcext:value-type="float">
            <text:p>0.396786</text:p>
          </table:table-cell>
        </table:table-row>
        <table:table-row table:style-name="ro1">
          <table:table-cell office:value-type="float" office:value="0.39489171" calcext:value-type="float">
            <text:p>0.39489171</text:p>
          </table:table-cell>
        </table:table-row>
        <table:table-row table:style-name="ro1">
          <table:table-cell office:value-type="float" office:value="0.39301053" calcext:value-type="float">
            <text:p>0.39301053</text:p>
          </table:table-cell>
        </table:table-row>
        <table:table-row table:style-name="ro1">
          <table:table-cell office:value-type="float" office:value="0.39114236" calcext:value-type="float">
            <text:p>0.39114236</text:p>
          </table:table-cell>
        </table:table-row>
        <table:table-row table:style-name="ro1">
          <table:table-cell office:value-type="float" office:value="0.38928708" calcext:value-type="float">
            <text:p>0.38928708</text:p>
          </table:table-cell>
        </table:table-row>
        <table:table-row table:style-name="ro1">
          <table:table-cell office:value-type="float" office:value="0.38744458" calcext:value-type="float">
            <text:p>0.38744458</text:p>
          </table:table-cell>
        </table:table-row>
        <table:table-row table:style-name="ro1">
          <table:table-cell office:value-type="float" office:value="0.38561474" calcext:value-type="float">
            <text:p>0.38561474</text:p>
          </table:table-cell>
        </table:table-row>
        <table:table-row table:style-name="ro1">
          <table:table-cell office:value-type="float" office:value="0.38379747" calcext:value-type="float">
            <text:p>0.38379747</text:p>
          </table:table-cell>
        </table:table-row>
        <table:table-row table:style-name="ro1">
          <table:table-cell office:value-type="float" office:value="0.38199263" calcext:value-type="float">
            <text:p>0.38199263</text:p>
          </table:table-cell>
        </table:table-row>
        <table:table-row table:style-name="ro1">
          <table:table-cell office:value-type="float" office:value="0.38020014" calcext:value-type="float">
            <text:p>0.38020014</text:p>
          </table:table-cell>
        </table:table-row>
        <table:table-row table:style-name="ro1">
          <table:table-cell office:value-type="float" office:value="0.37841988" calcext:value-type="float">
            <text:p>0.37841988</text:p>
          </table:table-cell>
        </table:table-row>
        <table:table-row table:style-name="ro1">
          <table:table-cell office:value-type="float" office:value="0.37665175" calcext:value-type="float">
            <text:p>0.37665175</text:p>
          </table:table-cell>
        </table:table-row>
        <table:table-row table:style-name="ro1">
          <table:table-cell office:value-type="float" office:value="0.37489564" calcext:value-type="float">
            <text:p>0.37489564</text:p>
          </table:table-cell>
        </table:table-row>
        <table:table-row table:style-name="ro1">
          <table:table-cell office:value-type="float" office:value="0.37315145" calcext:value-type="float">
            <text:p>0.37315145</text:p>
          </table:table-cell>
        </table:table-row>
        <table:table-row table:style-name="ro1">
          <table:table-cell office:value-type="float" office:value="0.37141908" calcext:value-type="float">
            <text:p>0.37141908</text:p>
          </table:table-cell>
        </table:table-row>
        <table:table-row table:style-name="ro1">
          <table:table-cell office:value-type="float" office:value="0.36969842" calcext:value-type="float">
            <text:p>0.36969842</text:p>
          </table:table-cell>
        </table:table-row>
        <table:table-row table:style-name="ro1">
          <table:table-cell office:value-type="float" office:value="0.36798938" calcext:value-type="float">
            <text:p>0.36798938</text:p>
          </table:table-cell>
        </table:table-row>
        <table:table-row table:style-name="ro1">
          <table:table-cell office:value-type="float" office:value="0.36629185" calcext:value-type="float">
            <text:p>0.36629185</text:p>
          </table:table-cell>
        </table:table-row>
        <table:table-row table:style-name="ro1">
          <table:table-cell office:value-type="float" office:value="0.36460574" calcext:value-type="float">
            <text:p>0.36460574</text:p>
          </table:table-cell>
        </table:table-row>
        <table:table-row table:style-name="ro1">
          <table:table-cell office:value-type="float" office:value="0.36293096" calcext:value-type="float">
            <text:p>0.36293096</text:p>
          </table:table-cell>
        </table:table-row>
        <table:table-row table:style-name="ro1">
          <table:table-cell office:value-type="float" office:value="0.3612674" calcext:value-type="float">
            <text:p>0.3612674</text:p>
          </table:table-cell>
        </table:table-row>
        <table:table-row table:style-name="ro1">
          <table:table-cell office:value-type="float" office:value="0.35961497" calcext:value-type="float">
            <text:p>0.35961497</text:p>
          </table:table-cell>
        </table:table-row>
        <table:table-row table:style-name="ro1">
          <table:table-cell office:value-type="float" office:value="0.35797358" calcext:value-type="float">
            <text:p>0.35797358</text:p>
          </table:table-cell>
        </table:table-row>
        <table:table-row table:style-name="ro1">
          <table:table-cell office:value-type="float" office:value="0.35634313" calcext:value-type="float">
            <text:p>0.35634313</text:p>
          </table:table-cell>
        </table:table-row>
        <table:table-row table:style-name="ro1">
          <table:table-cell office:value-type="float" office:value="0.35472353" calcext:value-type="float">
            <text:p>0.35472353</text:p>
          </table:table-cell>
        </table:table-row>
        <table:table-row table:style-name="ro1">
          <table:table-cell office:value-type="float" office:value="0.3531147" calcext:value-type="float">
            <text:p>0.3531147</text:p>
          </table:table-cell>
        </table:table-row>
        <table:table-row table:style-name="ro1">
          <table:table-cell office:value-type="float" office:value="0.35151654" calcext:value-type="float">
            <text:p>0.35151654</text:p>
          </table:table-cell>
        </table:table-row>
        <table:table-row table:style-name="ro1">
          <table:table-cell office:value-type="float" office:value="0.34992896" calcext:value-type="float">
            <text:p>0.34992896</text:p>
          </table:table-cell>
        </table:table-row>
        <table:table-row table:style-name="ro1">
          <table:table-cell office:value-type="float" office:value="0.34835187" calcext:value-type="float">
            <text:p>0.34835187</text:p>
          </table:table-cell>
        </table:table-row>
        <table:table-row table:style-name="ro1">
          <table:table-cell office:value-type="float" office:value="0.34678519" calcext:value-type="float">
            <text:p>0.34678519</text:p>
          </table:table-cell>
        </table:table-row>
        <table:table-row table:style-name="ro1">
          <table:table-cell office:value-type="float" office:value="0.34522883" calcext:value-type="float">
            <text:p>0.34522883</text:p>
          </table:table-cell>
        </table:table-row>
        <table:table-row table:style-name="ro1">
          <table:table-cell office:value-type="float" office:value="0.34368271" calcext:value-type="float">
            <text:p>0.34368271</text:p>
          </table:table-cell>
        </table:table-row>
        <table:table-row table:style-name="ro1">
          <table:table-cell office:value-type="float" office:value="0.34214674" calcext:value-type="float">
            <text:p>0.34214674</text:p>
          </table:table-cell>
        </table:table-row>
        <table:table-row table:style-name="ro1">
          <table:table-cell office:value-type="float" office:value="0.34062083" calcext:value-type="float">
            <text:p>0.34062083</text:p>
          </table:table-cell>
        </table:table-row>
        <table:table-row table:style-name="ro1">
          <table:table-cell office:value-type="float" office:value="0.33910491" calcext:value-type="float">
            <text:p>0.33910491</text:p>
          </table:table-cell>
        </table:table-row>
        <table:table-row table:style-name="ro1">
          <table:table-cell office:value-type="float" office:value="0.33759889" calcext:value-type="float">
            <text:p>0.33759889</text:p>
          </table:table-cell>
        </table:table-row>
        <table:table-row table:style-name="ro1">
          <table:table-cell office:value-type="float" office:value="0.3361027" calcext:value-type="float">
            <text:p>0.3361027</text:p>
          </table:table-cell>
        </table:table-row>
        <table:table-row table:style-name="ro1">
          <table:table-cell office:value-type="float" office:value="0.33461624" calcext:value-type="float">
            <text:p>0.33461624</text:p>
          </table:table-cell>
        </table:table-row>
        <table:table-row table:style-name="ro1">
          <table:table-cell office:value-type="float" office:value="0.33313945" calcext:value-type="float">
            <text:p>0.33313945</text:p>
          </table:table-cell>
        </table:table-row>
        <table:table-row table:style-name="ro1">
          <table:table-cell office:value-type="float" office:value="0.33167224" calcext:value-type="float">
            <text:p>0.33167224</text:p>
          </table:table-cell>
        </table:table-row>
        <table:table-row table:style-name="ro1">
          <table:table-cell office:value-type="float" office:value="0.33021454" calcext:value-type="float">
            <text:p>0.33021454</text:p>
          </table:table-cell>
        </table:table-row>
        <table:table-row table:style-name="ro1">
          <table:table-cell office:value-type="float" office:value="0.32876626" calcext:value-type="float">
            <text:p>0.32876626</text:p>
          </table:table-cell>
        </table:table-row>
        <table:table-row table:style-name="ro1">
          <table:table-cell office:value-type="float" office:value="0.32732734" calcext:value-type="float">
            <text:p>0.32732734</text:p>
          </table:table-cell>
        </table:table-row>
        <table:table-row table:style-name="ro1">
          <table:table-cell office:value-type="float" office:value="0.32589769" calcext:value-type="float">
            <text:p>0.32589769</text:p>
          </table:table-cell>
        </table:table-row>
        <table:table-row table:style-name="ro1">
          <table:table-cell office:value-type="float" office:value="0.32447725" calcext:value-type="float">
            <text:p>0.32447725</text:p>
          </table:table-cell>
        </table:table-row>
        <table:table-row table:style-name="ro1">
          <table:table-cell office:value-type="float" office:value="0.32306593" calcext:value-type="float">
            <text:p>0.32306593</text:p>
          </table:table-cell>
        </table:table-row>
        <table:table-row table:style-name="ro1">
          <table:table-cell office:value-type="float" office:value="0.32166367" calcext:value-type="float">
            <text:p>0.32166367</text:p>
          </table:table-cell>
        </table:table-row>
        <table:table-row table:style-name="ro1">
          <table:table-cell office:value-type="float" office:value="0.32027039" calcext:value-type="float">
            <text:p>0.32027039</text:p>
          </table:table-cell>
        </table:table-row>
        <table:table-row table:style-name="ro1">
          <table:table-cell office:value-type="float" office:value="0.31888603" calcext:value-type="float">
            <text:p>0.31888603</text:p>
          </table:table-cell>
        </table:table-row>
        <table:table-row table:style-name="ro1">
          <table:table-cell office:value-type="float" office:value="0.3175105" calcext:value-type="float">
            <text:p>0.3175105</text:p>
          </table:table-cell>
        </table:table-row>
        <table:table-row table:style-name="ro1">
          <table:table-cell office:value-type="float" office:value="0.31614374" calcext:value-type="float">
            <text:p>0.31614374</text:p>
          </table:table-cell>
        </table:table-row>
        <table:table-row table:style-name="ro1">
          <table:table-cell office:value-type="float" office:value="0.31478568" calcext:value-type="float">
            <text:p>0.31478568</text:p>
          </table:table-cell>
        </table:table-row>
        <table:table-row table:style-name="ro1">
          <table:table-cell office:value-type="float" office:value="0.31343625" calcext:value-type="float">
            <text:p>0.31343625</text:p>
          </table:table-cell>
        </table:table-row>
        <table:table-row table:style-name="ro1">
          <table:table-cell office:value-type="float" office:value="0.31209539" calcext:value-type="float">
            <text:p>0.31209539</text:p>
          </table:table-cell>
        </table:table-row>
        <table:table-row table:style-name="ro1">
          <table:table-cell office:value-type="float" office:value="0.31076302" calcext:value-type="float">
            <text:p>0.31076302</text:p>
          </table:table-cell>
        </table:table-row>
        <table:table-row table:style-name="ro1">
          <table:table-cell office:value-type="float" office:value="0.30943908" calcext:value-type="float">
            <text:p>0.30943908</text:p>
          </table:table-cell>
        </table:table-row>
        <table:table-row table:style-name="ro1">
          <table:table-cell office:value-type="float" office:value="0.3081235" calcext:value-type="float">
            <text:p>0.3081235</text:p>
          </table:table-cell>
        </table:table-row>
        <table:table-row table:style-name="ro1">
          <table:table-cell office:value-type="float" office:value="0.30681622" calcext:value-type="float">
            <text:p>0.30681622</text:p>
          </table:table-cell>
        </table:table-row>
        <table:table-row table:style-name="ro1">
          <table:table-cell office:value-type="float" office:value="0.30551716" calcext:value-type="float">
            <text:p>0.30551716</text:p>
          </table:table-cell>
        </table:table-row>
        <table:table-row table:style-name="ro1">
          <table:table-cell office:value-type="float" office:value="0.30422628" calcext:value-type="float">
            <text:p>0.30422628</text:p>
          </table:table-cell>
        </table:table-row>
        <table:table-row table:style-name="ro1">
          <table:table-cell office:value-type="float" office:value="0.30294349" calcext:value-type="float">
            <text:p>0.30294349</text:p>
          </table:table-cell>
        </table:table-row>
        <table:table-row table:style-name="ro1">
          <table:table-cell office:value-type="float" office:value="0.30166875" calcext:value-type="float">
            <text:p>0.30166875</text:p>
          </table:table-cell>
        </table:table-row>
        <table:table-row table:style-name="ro1">
          <table:table-cell office:value-type="float" office:value="0.30040199" calcext:value-type="float">
            <text:p>0.30040199</text:p>
          </table:table-cell>
        </table:table-row>
        <table:table-row table:style-name="ro1">
          <table:table-cell office:value-type="float" office:value="0.29914314" calcext:value-type="float">
            <text:p>0.29914314</text:p>
          </table:table-cell>
        </table:table-row>
        <table:table-row table:style-name="ro1">
          <table:table-cell office:value-type="float" office:value="0.29789214" calcext:value-type="float">
            <text:p>0.29789214</text:p>
          </table:table-cell>
        </table:table-row>
        <table:table-row table:style-name="ro1">
          <table:table-cell office:value-type="float" office:value="0.29664894" calcext:value-type="float">
            <text:p>0.29664894</text:p>
          </table:table-cell>
        </table:table-row>
        <table:table-row table:style-name="ro1">
          <table:table-cell office:value-type="float" office:value="0.29541347" calcext:value-type="float">
            <text:p>0.29541347</text:p>
          </table:table-cell>
        </table:table-row>
        <table:table-row table:style-name="ro1">
          <table:table-cell office:value-type="float" office:value="0.29418568" calcext:value-type="float">
            <text:p>0.29418568</text:p>
          </table:table-cell>
        </table:table-row>
        <table:table-row table:style-name="ro1">
          <table:table-cell office:value-type="float" office:value="0.2929655" calcext:value-type="float">
            <text:p>0.2929655</text:p>
          </table:table-cell>
        </table:table-row>
        <table:table-row table:style-name="ro1">
          <table:table-cell office:value-type="float" office:value="0.29175288" calcext:value-type="float">
            <text:p>0.29175288</text:p>
          </table:table-cell>
        </table:table-row>
        <table:table-row table:style-name="ro1">
          <table:table-cell office:value-type="float" office:value="0.29054775" calcext:value-type="float">
            <text:p>0.29054775</text:p>
          </table:table-cell>
        </table:table-row>
        <table:table-row table:style-name="ro1">
          <table:table-cell office:value-type="float" office:value="0.28935007" calcext:value-type="float">
            <text:p>0.28935007</text:p>
          </table:table-cell>
        </table:table-row>
        <table:table-row table:style-name="ro1">
          <table:table-cell office:value-type="float" office:value="0.28815977" calcext:value-type="float">
            <text:p>0.28815977</text:p>
          </table:table-cell>
        </table:table-row>
        <table:table-row table:style-name="ro1">
          <table:table-cell office:value-type="float" office:value="0.2869768" calcext:value-type="float">
            <text:p>0.2869768</text:p>
          </table:table-cell>
        </table:table-row>
        <table:table-row table:style-name="ro1">
          <table:table-cell office:value-type="float" office:value="0.2858011" calcext:value-type="float">
            <text:p>0.2858011</text:p>
          </table:table-cell>
        </table:table-row>
        <table:table-row table:style-name="ro1">
          <table:table-cell office:value-type="float" office:value="0.28463261" calcext:value-type="float">
            <text:p>0.28463261</text:p>
          </table:table-cell>
        </table:table-row>
        <table:table-row table:style-name="ro1">
          <table:table-cell office:value-type="float" office:value="0.28347129" calcext:value-type="float">
            <text:p>0.28347129</text:p>
          </table:table-cell>
        </table:table-row>
        <table:table-row table:style-name="ro1">
          <table:table-cell office:value-type="float" office:value="0.28231708" calcext:value-type="float">
            <text:p>0.28231708</text:p>
          </table:table-cell>
        </table:table-row>
        <table:table-row table:style-name="ro1">
          <table:table-cell office:value-type="float" office:value="0.28116992" calcext:value-type="float">
            <text:p>0.28116992</text:p>
          </table:table-cell>
        </table:table-row>
        <table:table-row table:style-name="ro1">
          <table:table-cell office:value-type="float" office:value="0.28002977" calcext:value-type="float">
            <text:p>0.28002977</text:p>
          </table:table-cell>
        </table:table-row>
        <table:table-row table:style-name="ro1">
          <table:table-cell office:value-type="float" office:value="0.27889656" calcext:value-type="float">
            <text:p>0.27889656</text:p>
          </table:table-cell>
        </table:table-row>
        <table:table-row table:style-name="ro1">
          <table:table-cell office:value-type="float" office:value="0.27777024" calcext:value-type="float">
            <text:p>0.27777024</text:p>
          </table:table-cell>
        </table:table-row>
        <table:table-row table:style-name="ro1">
          <table:table-cell office:value-type="float" office:value="0.27665077" calcext:value-type="float">
            <text:p>0.27665077</text:p>
          </table:table-cell>
        </table:table-row>
        <table:table-row table:style-name="ro1">
          <table:table-cell office:value-type="float" office:value="0.2755381" calcext:value-type="float">
            <text:p>0.2755381</text:p>
          </table:table-cell>
        </table:table-row>
        <table:table-row table:style-name="ro1">
          <table:table-cell office:value-type="float" office:value="0.27443216" calcext:value-type="float">
            <text:p>0.27443216</text:p>
          </table:table-cell>
        </table:table-row>
        <table:table-row table:style-name="ro1">
          <table:table-cell office:value-type="float" office:value="0.27333292" calcext:value-type="float">
            <text:p>0.27333292</text:p>
          </table:table-cell>
        </table:table-row>
        <table:table-row table:style-name="ro1">
          <table:table-cell office:value-type="float" office:value="0.27224032" calcext:value-type="float">
            <text:p>0.27224032</text:p>
          </table:table-cell>
        </table:table-row>
        <table:table-row table:style-name="ro1">
          <table:table-cell office:value-type="float" office:value="0.27115431" calcext:value-type="float">
            <text:p>0.27115431</text:p>
          </table:table-cell>
        </table:table-row>
        <table:table-row table:style-name="ro1">
          <table:table-cell office:value-type="float" office:value="0.27007484" calcext:value-type="float">
            <text:p>0.27007484</text:p>
          </table:table-cell>
        </table:table-row>
        <table:table-row table:style-name="ro1">
          <table:table-cell office:value-type="float" office:value="0.26900187" calcext:value-type="float">
            <text:p>0.26900187</text:p>
          </table:table-cell>
        </table:table-row>
        <table:table-row table:style-name="ro1">
          <table:table-cell office:value-type="float" office:value="0.26793535" calcext:value-type="float">
            <text:p>0.26793535</text:p>
          </table:table-cell>
        </table:table-row>
        <table:table-row table:style-name="ro1">
          <table:table-cell office:value-type="float" office:value="0.26687522" calcext:value-type="float">
            <text:p>0.26687522</text:p>
          </table:table-cell>
        </table:table-row>
        <table:table-row table:style-name="ro1">
          <table:table-cell office:value-type="float" office:value="0.26582145" calcext:value-type="float">
            <text:p>0.26582145</text:p>
          </table:table-cell>
        </table:table-row>
        <table:table-row table:style-name="ro1">
          <table:table-cell office:value-type="float" office:value="0.26477398" calcext:value-type="float">
            <text:p>0.26477398</text:p>
          </table:table-cell>
        </table:table-row>
        <table:table-row table:style-name="ro1">
          <table:table-cell office:value-type="float" office:value="0.26373276" calcext:value-type="float">
            <text:p>0.26373276</text:p>
          </table:table-cell>
        </table:table-row>
        <table:table-row table:style-name="ro1">
          <table:table-cell office:value-type="float" office:value="0.26269776" calcext:value-type="float">
            <text:p>0.26269776</text:p>
          </table:table-cell>
        </table:table-row>
        <table:table-row table:style-name="ro1">
          <table:table-cell office:value-type="float" office:value="0.26166893" calcext:value-type="float">
            <text:p>0.26166893</text:p>
          </table:table-cell>
        </table:table-row>
        <table:table-row table:style-name="ro1">
          <table:table-cell office:value-type="float" office:value="0.26064621" calcext:value-type="float">
            <text:p>0.26064621</text:p>
          </table:table-cell>
        </table:table-row>
        <table:table-row table:style-name="ro1">
          <table:table-cell office:value-type="float" office:value="0.25962957" calcext:value-type="float">
            <text:p>0.25962957</text:p>
          </table:table-cell>
        </table:table-row>
        <table:table-row table:style-name="ro1">
          <table:table-cell office:value-type="float" office:value="0.25861897" calcext:value-type="float">
            <text:p>0.25861897</text:p>
          </table:table-cell>
        </table:table-row>
        <table:table-row table:style-name="ro1">
          <table:table-cell office:value-type="float" office:value="0.25761435" calcext:value-type="float">
            <text:p>0.25761435</text:p>
          </table:table-cell>
        </table:table-row>
        <table:table-row table:style-name="ro1">
          <table:table-cell office:value-type="float" office:value="0.25661567" calcext:value-type="float">
            <text:p>0.25661567</text:p>
          </table:table-cell>
        </table:table-row>
        <table:table-row table:style-name="ro1">
          <table:table-cell office:value-type="float" office:value="0.2556229" calcext:value-type="float">
            <text:p>0.2556229</text:p>
          </table:table-cell>
        </table:table-row>
        <table:table-row table:style-name="ro1">
          <table:table-cell office:value-type="float" office:value="0.25463598" calcext:value-type="float">
            <text:p>0.25463598</text:p>
          </table:table-cell>
        </table:table-row>
        <table:table-row table:style-name="ro1">
          <table:table-cell office:value-type="float" office:value="0.25365488" calcext:value-type="float">
            <text:p>0.25365488</text:p>
          </table:table-cell>
        </table:table-row>
        <table:table-row table:style-name="ro1">
          <table:table-cell office:value-type="float" office:value="0.25267955" calcext:value-type="float">
            <text:p>0.25267955</text:p>
          </table:table-cell>
        </table:table-row>
        <table:table-row table:style-name="ro1">
          <table:table-cell office:value-type="float" office:value="0.25170995" calcext:value-type="float">
            <text:p>0.25170995</text:p>
          </table:table-cell>
        </table:table-row>
        <table:table-row table:style-name="ro1">
          <table:table-cell office:value-type="float" office:value="0.25074604" calcext:value-type="float">
            <text:p>0.25074604</text:p>
          </table:table-cell>
        </table:table-row>
        <table:table-row table:style-name="ro1">
          <table:table-cell office:value-type="float" office:value="0.24978778" calcext:value-type="float">
            <text:p>0.24978778</text:p>
          </table:table-cell>
        </table:table-row>
        <table:table-row table:style-name="ro1">
          <table:table-cell office:value-type="float" office:value="0.24883513" calcext:value-type="float">
            <text:p>0.24883513</text:p>
          </table:table-cell>
        </table:table-row>
        <table:table-row table:style-name="ro1">
          <table:table-cell office:value-type="float" office:value="0.24788804" calcext:value-type="float">
            <text:p>0.24788804</text:p>
          </table:table-cell>
        </table:table-row>
        <table:table-row table:style-name="ro1">
          <table:table-cell office:value-type="float" office:value="0.24694648" calcext:value-type="float">
            <text:p>0.24694648</text:p>
          </table:table-cell>
        </table:table-row>
        <table:table-row table:style-name="ro1">
          <table:table-cell office:value-type="float" office:value="0.24601041" calcext:value-type="float">
            <text:p>0.24601041</text:p>
          </table:table-cell>
        </table:table-row>
        <table:table-row table:style-name="ro1">
          <table:table-cell office:value-type="float" office:value="0.24507978" calcext:value-type="float">
            <text:p>0.24507978</text:p>
          </table:table-cell>
        </table:table-row>
        <table:table-row table:style-name="ro1">
          <table:table-cell office:value-type="float" office:value="0.24415457" calcext:value-type="float">
            <text:p>0.24415457</text:p>
          </table:table-cell>
        </table:table-row>
        <table:table-row table:style-name="ro1">
          <table:table-cell office:value-type="float" office:value="0.24323472" calcext:value-type="float">
            <text:p>0.24323472</text:p>
          </table:table-cell>
        </table:table-row>
        <table:table-row table:style-name="ro1">
          <table:table-cell office:value-type="float" office:value="0.24232021" calcext:value-type="float">
            <text:p>0.24232021</text:p>
          </table:table-cell>
        </table:table-row>
        <table:table-row table:style-name="ro1">
          <table:table-cell office:value-type="float" office:value="0.24141099" calcext:value-type="float">
            <text:p>0.24141099</text:p>
          </table:table-cell>
        </table:table-row>
        <table:table-row table:style-name="ro1">
          <table:table-cell office:value-type="float" office:value="0.24050702" calcext:value-type="float">
            <text:p>0.24050702</text:p>
          </table:table-cell>
        </table:table-row>
        <table:table-row table:style-name="ro1">
          <table:table-cell office:value-type="float" office:value="0.23960827" calcext:value-type="float">
            <text:p>0.23960827</text:p>
          </table:table-cell>
        </table:table-row>
        <table:table-row table:style-name="ro1">
          <table:table-cell office:value-type="float" office:value="0.23871471" calcext:value-type="float">
            <text:p>0.23871471</text:p>
          </table:table-cell>
        </table:table-row>
        <table:table-row table:style-name="ro1">
          <table:table-cell office:value-type="float" office:value="0.23782628" calcext:value-type="float">
            <text:p>0.23782628</text:p>
          </table:table-cell>
        </table:table-row>
        <table:table-row table:style-name="ro1">
          <table:table-cell office:value-type="float" office:value="0.23694297" calcext:value-type="float">
            <text:p>0.23694297</text:p>
          </table:table-cell>
        </table:table-row>
        <table:table-row table:style-name="ro1">
          <table:table-cell office:value-type="float" office:value="0.23606472" calcext:value-type="float">
            <text:p>0.23606472</text:p>
          </table:table-cell>
        </table:table-row>
        <table:table-row table:style-name="ro1">
          <table:table-cell office:value-type="float" office:value="0.23519152" calcext:value-type="float">
            <text:p>0.23519152</text:p>
          </table:table-cell>
        </table:table-row>
        <table:table-row table:style-name="ro1">
          <table:table-cell office:value-type="float" office:value="0.23432331" calcext:value-type="float">
            <text:p>0.23432331</text:p>
          </table:table-cell>
        </table:table-row>
        <table:table-row table:style-name="ro1">
          <table:table-cell office:value-type="float" office:value="0.23346006" calcext:value-type="float">
            <text:p>0.23346006</text:p>
          </table:table-cell>
        </table:table-row>
        <table:table-row table:style-name="ro1">
          <table:table-cell office:value-type="float" office:value="0.23260175" calcext:value-type="float">
            <text:p>0.23260175</text:p>
          </table:table-cell>
        </table:table-row>
        <table:table-row table:style-name="ro1">
          <table:table-cell office:value-type="float" office:value="0.23174833" calcext:value-type="float">
            <text:p>0.23174833</text:p>
          </table:table-cell>
        </table:table-row>
        <table:table-row table:style-name="ro1">
          <table:table-cell office:value-type="float" office:value="0.23089977" calcext:value-type="float">
            <text:p>0.23089977</text:p>
          </table:table-cell>
        </table:table-row>
        <table:table-row table:style-name="ro1">
          <table:table-cell office:value-type="float" office:value="0.23005603" calcext:value-type="float">
            <text:p>0.23005603</text:p>
          </table:table-cell>
        </table:table-row>
        <table:table-row table:style-name="ro1">
          <table:table-cell office:value-type="float" office:value="0.22921709" calcext:value-type="float">
            <text:p>0.22921709</text:p>
          </table:table-cell>
        </table:table-row>
        <table:table-row table:style-name="ro1">
          <table:table-cell office:value-type="float" office:value="0.22838291" calcext:value-type="float">
            <text:p>0.22838291</text:p>
          </table:table-cell>
        </table:table-row>
        <table:table-row table:style-name="ro1">
          <table:table-cell office:value-type="float" office:value="0.22755345" calcext:value-type="float">
            <text:p>0.22755345</text:p>
          </table:table-cell>
        </table:table-row>
        <table:table-row table:style-name="ro1">
          <table:table-cell office:value-type="float" office:value="0.22672868" calcext:value-type="float">
            <text:p>0.22672868</text:p>
          </table:table-cell>
        </table:table-row>
        <table:table-row table:style-name="ro1">
          <table:table-cell office:value-type="float" office:value="0.22590857" calcext:value-type="float">
            <text:p>0.22590857</text:p>
          </table:table-cell>
        </table:table-row>
        <table:table-row table:style-name="ro1">
          <table:table-cell office:value-type="float" office:value="0.22509309" calcext:value-type="float">
            <text:p>0.22509309</text:p>
          </table:table-cell>
        </table:table-row>
        <table:table-row table:style-name="ro1">
          <table:table-cell office:value-type="float" office:value="0.2242822" calcext:value-type="float">
            <text:p>0.2242822</text:p>
          </table:table-cell>
        </table:table-row>
        <table:table-row table:style-name="ro1">
          <table:table-cell office:value-type="float" office:value="0.22347587" calcext:value-type="float">
            <text:p>0.22347587</text:p>
          </table:table-cell>
        </table:table-row>
        <table:table-row table:style-name="ro1">
          <table:table-cell office:value-type="float" office:value="0.22267408" calcext:value-type="float">
            <text:p>0.22267408</text:p>
          </table:table-cell>
        </table:table-row>
        <table:table-row table:style-name="ro1">
          <table:table-cell office:value-type="float" office:value="0.22187678" calcext:value-type="float">
            <text:p>0.22187678</text:p>
          </table:table-cell>
        </table:table-row>
        <table:table-row table:style-name="ro1">
          <table:table-cell office:value-type="float" office:value="0.22108395" calcext:value-type="float">
            <text:p>0.22108395</text:p>
          </table:table-cell>
        </table:table-row>
        <table:table-row table:style-name="ro1">
          <table:table-cell office:value-type="float" office:value="0.22029556" calcext:value-type="float">
            <text:p>0.22029556</text:p>
          </table:table-cell>
        </table:table-row>
        <table:table-row table:style-name="ro1">
          <table:table-cell office:value-type="float" office:value="0.21951157" calcext:value-type="float">
            <text:p>0.21951157</text:p>
          </table:table-cell>
        </table:table-row>
        <table:table-row table:style-name="ro1">
          <table:table-cell office:value-type="float" office:value="0.21873195" calcext:value-type="float">
            <text:p>0.21873195</text:p>
          </table:table-cell>
        </table:table-row>
        <table:table-row table:style-name="ro1">
          <table:table-cell office:value-type="float" office:value="0.21795669" calcext:value-type="float">
            <text:p>0.21795669</text:p>
          </table:table-cell>
        </table:table-row>
        <table:table-row table:style-name="ro1">
          <table:table-cell office:value-type="float" office:value="0.21718573" calcext:value-type="float">
            <text:p>0.21718573</text:p>
          </table:table-cell>
        </table:table-row>
        <table:table-row table:style-name="ro1">
          <table:table-cell office:value-type="float" office:value="0.21641906" calcext:value-type="float">
            <text:p>0.21641906</text:p>
          </table:table-cell>
        </table:table-row>
        <table:table-row table:style-name="ro1">
          <table:table-cell office:value-type="float" office:value="0.21565665" calcext:value-type="float">
            <text:p>0.21565665</text:p>
          </table:table-cell>
        </table:table-row>
        <table:table-row table:style-name="ro1">
          <table:table-cell office:value-type="float" office:value="0.21489846" calcext:value-type="float">
            <text:p>0.21489846</text:p>
          </table:table-cell>
        </table:table-row>
        <table:table-row table:style-name="ro1">
          <table:table-cell office:value-type="float" office:value="0.21414447" calcext:value-type="float">
            <text:p>0.21414447</text:p>
          </table:table-cell>
        </table:table-row>
        <table:table-row table:style-name="ro1">
          <table:table-cell office:value-type="float" office:value="0.21339464" calcext:value-type="float">
            <text:p>0.21339464</text:p>
          </table:table-cell>
        </table:table-row>
        <table:table-row table:style-name="ro1">
          <table:table-cell office:value-type="float" office:value="0.21264896" calcext:value-type="float">
            <text:p>0.21264896</text:p>
          </table:table-cell>
        </table:table-row>
        <table:table-row table:style-name="ro1">
          <table:table-cell office:value-type="float" office:value="0.21190739" calcext:value-type="float">
            <text:p>0.21190739</text:p>
          </table:table-cell>
        </table:table-row>
        <table:table-row table:style-name="ro1">
          <table:table-cell office:value-type="float" office:value="0.2111699" calcext:value-type="float">
            <text:p>0.2111699</text:p>
          </table:table-cell>
        </table:table-row>
        <table:table-row table:style-name="ro1">
          <table:table-cell office:value-type="float" office:value="0.21043646" calcext:value-type="float">
            <text:p>0.21043646</text:p>
          </table:table-cell>
        </table:table-row>
        <table:table-row table:style-name="ro1">
          <table:table-cell office:value-type="float" office:value="0.20970705" calcext:value-type="float">
            <text:p>0.20970705</text:p>
          </table:table-cell>
        </table:table-row>
        <table:table-row table:style-name="ro1">
          <table:table-cell office:value-type="float" office:value="0.20898164" calcext:value-type="float">
            <text:p>0.20898164</text:p>
          </table:table-cell>
        </table:table-row>
        <table:table-row table:style-name="ro1">
          <table:table-cell office:value-type="float" office:value="0.2082602" calcext:value-type="float">
            <text:p>0.2082602</text:p>
          </table:table-cell>
        </table:table-row>
        <table:table-row table:style-name="ro1">
          <table:table-cell office:value-type="float" office:value="0.2075427" calcext:value-type="float">
            <text:p>0.2075427</text:p>
          </table:table-cell>
        </table:table-row>
        <table:table-row table:style-name="ro1">
          <table:table-cell office:value-type="float" office:value="0.20682913" calcext:value-type="float">
            <text:p>0.20682913</text:p>
          </table:table-cell>
        </table:table-row>
        <table:table-row table:style-name="ro1">
          <table:table-cell office:value-type="float" office:value="0.20611944" calcext:value-type="float">
            <text:p>0.20611944</text:p>
          </table:table-cell>
        </table:table-row>
        <table:table-row table:style-name="ro1">
          <table:table-cell office:value-type="float" office:value="0.20541362" calcext:value-type="float">
            <text:p>0.20541362</text:p>
          </table:table-cell>
        </table:table-row>
        <table:table-row table:style-name="ro1">
          <table:table-cell office:value-type="float" office:value="0.20471164" calcext:value-type="float">
            <text:p>0.20471164</text:p>
          </table:table-cell>
        </table:table-row>
        <table:table-row table:style-name="ro1">
          <table:table-cell office:value-type="float" office:value="0.20401347" calcext:value-type="float">
            <text:p>0.20401347</text:p>
          </table:table-cell>
        </table:table-row>
        <table:table-row table:style-name="ro1">
          <table:table-cell office:value-type="float" office:value="0.20331909" calcext:value-type="float">
            <text:p>0.20331909</text:p>
          </table:table-cell>
        </table:table-row>
        <table:table-row table:style-name="ro1">
          <table:table-cell office:value-type="float" office:value="0.20262846" calcext:value-type="float">
            <text:p>0.20262846</text:p>
          </table:table-cell>
        </table:table-row>
        <table:table-row table:style-name="ro1">
          <table:table-cell office:value-type="float" office:value="0.20194158" calcext:value-type="float">
            <text:p>0.20194158</text:p>
          </table:table-cell>
        </table:table-row>
        <table:table-row table:style-name="ro1">
          <table:table-cell office:value-type="float" office:value="0.2012584" calcext:value-type="float">
            <text:p>0.2012584</text:p>
          </table:table-cell>
        </table:table-row>
        <table:table-row table:style-name="ro1">
          <table:table-cell office:value-type="float" office:value="0.2005789" calcext:value-type="float">
            <text:p>0.2005789</text:p>
          </table:table-cell>
        </table:table-row>
        <table:table-row table:style-name="ro1">
          <table:table-cell office:value-type="float" office:value="0.19990307" calcext:value-type="float">
            <text:p>0.19990307</text:p>
          </table:table-cell>
        </table:table-row>
        <table:table-row table:style-name="ro1">
          <table:table-cell office:value-type="float" office:value="0.19923087" calcext:value-type="float">
            <text:p>0.19923087</text:p>
          </table:table-cell>
        </table:table-row>
        <table:table-row table:style-name="ro1">
          <table:table-cell office:value-type="float" office:value="0.19856228" calcext:value-type="float">
            <text:p>0.19856228</text:p>
          </table:table-cell>
        </table:table-row>
        <table:table-row table:style-name="ro1">
          <table:table-cell office:value-type="float" office:value="0.19789728" calcext:value-type="float">
            <text:p>0.19789728</text:p>
          </table:table-cell>
        </table:table-row>
        <table:table-row table:style-name="ro1">
          <table:table-cell office:value-type="float" office:value="0.19723584" calcext:value-type="float">
            <text:p>0.19723584</text:p>
          </table:table-cell>
        </table:table-row>
        <table:table-row table:style-name="ro1">
          <table:table-cell office:value-type="float" office:value="0.19657794" calcext:value-type="float">
            <text:p>0.19657794</text:p>
          </table:table-cell>
        </table:table-row>
        <table:table-row table:style-name="ro1">
          <table:table-cell office:value-type="float" office:value="0.19592356" calcext:value-type="float">
            <text:p>0.19592356</text:p>
          </table:table-cell>
        </table:table-row>
        <table:table-row table:style-name="ro1">
          <table:table-cell office:value-type="float" office:value="0.19527266" calcext:value-type="float">
            <text:p>0.19527266</text:p>
          </table:table-cell>
        </table:table-row>
        <table:table-row table:style-name="ro1">
          <table:table-cell office:value-type="float" office:value="0.19462523" calcext:value-type="float">
            <text:p>0.19462523</text:p>
          </table:table-cell>
        </table:table-row>
        <table:table-row table:style-name="ro1">
          <table:table-cell office:value-type="float" office:value="0.19398125" calcext:value-type="float">
            <text:p>0.19398125</text:p>
          </table:table-cell>
        </table:table-row>
        <table:table-row table:style-name="ro1">
          <table:table-cell office:value-type="float" office:value="0.19334069" calcext:value-type="float">
            <text:p>0.19334069</text:p>
          </table:table-cell>
        </table:table-row>
        <table:table-row table:style-name="ro1">
          <table:table-cell office:value-type="float" office:value="0.19270352" calcext:value-type="float">
            <text:p>0.19270352</text:p>
          </table:table-cell>
        </table:table-row>
        <table:table-row table:style-name="ro1">
          <table:table-cell office:value-type="float" office:value="0.19206973" calcext:value-type="float">
            <text:p>0.19206973</text:p>
          </table:table-cell>
        </table:table-row>
        <table:table-row table:style-name="ro1">
          <table:table-cell office:value-type="float" office:value="0.1914393" calcext:value-type="float">
            <text:p>0.1914393</text:p>
          </table:table-cell>
        </table:table-row>
        <table:table-row table:style-name="ro1">
          <table:table-cell office:value-type="float" office:value="0.19081219" calcext:value-type="float">
            <text:p>0.19081219</text:p>
          </table:table-cell>
        </table:table-row>
        <table:table-row table:style-name="ro1">
          <table:table-cell office:value-type="float" office:value="0.19018839" calcext:value-type="float">
            <text:p>0.19018839</text:p>
          </table:table-cell>
        </table:table-row>
        <table:table-row table:style-name="ro1">
          <table:table-cell office:value-type="float" office:value="0.18956788" calcext:value-type="float">
            <text:p>0.18956788</text:p>
          </table:table-cell>
        </table:table-row>
        <table:table-row table:style-name="ro1">
          <table:table-cell office:value-type="float" office:value="0.18895064" calcext:value-type="float">
            <text:p>0.18895064</text:p>
          </table:table-cell>
        </table:table-row>
        <table:table-row table:style-name="ro1">
          <table:table-cell office:value-type="float" office:value="0.18833663" calcext:value-type="float">
            <text:p>0.18833663</text:p>
          </table:table-cell>
        </table:table-row>
        <table:table-row table:style-name="ro1">
          <table:table-cell office:value-type="float" office:value="0.18772585" calcext:value-type="float">
            <text:p>0.18772585</text:p>
          </table:table-cell>
        </table:table-row>
        <table:table-row table:style-name="ro1">
          <table:table-cell office:value-type="float" office:value="0.18711827" calcext:value-type="float">
            <text:p>0.18711827</text:p>
          </table:table-cell>
        </table:table-row>
        <table:table-row table:style-name="ro1">
          <table:table-cell office:value-type="float" office:value="0.18651387" calcext:value-type="float">
            <text:p>0.18651387</text:p>
          </table:table-cell>
        </table:table-row>
        <table:table-row table:style-name="ro1">
          <table:table-cell office:value-type="float" office:value="0.18591262" calcext:value-type="float">
            <text:p>0.18591262</text:p>
          </table:table-cell>
        </table:table-row>
        <table:table-row table:style-name="ro1">
          <table:table-cell office:value-type="float" office:value="0.18531451" calcext:value-type="float">
            <text:p>0.18531451</text:p>
          </table:table-cell>
        </table:table-row>
        <table:table-row table:style-name="ro1">
          <table:table-cell office:value-type="float" office:value="0.18471952" calcext:value-type="float">
            <text:p>0.18471952</text:p>
          </table:table-cell>
        </table:table-row>
        <table:table-row table:style-name="ro1">
          <table:table-cell office:value-type="float" office:value="0.18412762" calcext:value-type="float">
            <text:p>0.18412762</text:p>
          </table:table-cell>
        </table:table-row>
        <table:table-row table:style-name="ro1">
          <table:table-cell office:value-type="float" office:value="0.1835388" calcext:value-type="float">
            <text:p>0.1835388</text:p>
          </table:table-cell>
        </table:table-row>
        <table:table-row table:style-name="ro1">
          <table:table-cell office:value-type="float" office:value="0.18295303" calcext:value-type="float">
            <text:p>0.18295303</text:p>
          </table:table-cell>
        </table:table-row>
        <table:table-row table:style-name="ro1">
          <table:table-cell office:value-type="float" office:value="0.1823703" calcext:value-type="float">
            <text:p>0.1823703</text:p>
          </table:table-cell>
        </table:table-row>
        <table:table-row table:style-name="ro1">
          <table:table-cell office:value-type="float" office:value="0.18179058" calcext:value-type="float">
            <text:p>0.18179058</text:p>
          </table:table-cell>
        </table:table-row>
        <table:table-row table:style-name="ro1">
          <table:table-cell office:value-type="float" office:value="0.18121386" calcext:value-type="float">
            <text:p>0.18121386</text:p>
          </table:table-cell>
        </table:table-row>
        <table:table-row table:style-name="ro1">
          <table:table-cell office:value-type="float" office:value="0.18064011" calcext:value-type="float">
            <text:p>0.18064011</text:p>
          </table:table-cell>
        </table:table-row>
        <table:table-row table:style-name="ro1">
          <table:table-cell office:value-type="float" office:value="0.18006932" calcext:value-type="float">
            <text:p>0.18006932</text:p>
          </table:table-cell>
        </table:table-row>
        <table:table-row table:style-name="ro1">
          <table:table-cell office:value-type="float" office:value="0.17950146" calcext:value-type="float">
            <text:p>0.17950146</text:p>
          </table:table-cell>
        </table:table-row>
        <table:table-row table:style-name="ro1">
          <table:table-cell office:value-type="float" office:value="0.17893652" calcext:value-type="float">
            <text:p>0.17893652</text:p>
          </table:table-cell>
        </table:table-row>
        <table:table-row table:style-name="ro1">
          <table:table-cell office:value-type="float" office:value="0.17837448" calcext:value-type="float">
            <text:p>0.17837448</text:p>
          </table:table-cell>
        </table:table-row>
        <table:table-row table:style-name="ro1">
          <table:table-cell office:value-type="float" office:value="0.17781532" calcext:value-type="float">
            <text:p>0.17781532</text:p>
          </table:table-cell>
        </table:table-row>
        <table:table-row table:style-name="ro1">
          <table:table-cell office:value-type="float" office:value="0.17725902" calcext:value-type="float">
            <text:p>0.17725902</text:p>
          </table:table-cell>
        </table:table-row>
        <table:table-row table:style-name="ro1">
          <table:table-cell office:value-type="float" office:value="0.17670556" calcext:value-type="float">
            <text:p>0.17670556</text:p>
          </table:table-cell>
        </table:table-row>
        <table:table-row table:style-name="ro1">
          <table:table-cell office:value-type="float" office:value="0.17615492" calcext:value-type="float">
            <text:p>0.17615492</text:p>
          </table:table-cell>
        </table:table-row>
        <table:table-row table:style-name="ro1">
          <table:table-cell office:value-type="float" office:value="0.17560709" calcext:value-type="float">
            <text:p>0.17560709</text:p>
          </table:table-cell>
        </table:table-row>
        <table:table-row table:style-name="ro1">
          <table:table-cell office:value-type="float" office:value="0.17506205" calcext:value-type="float">
            <text:p>0.17506205</text:p>
          </table:table-cell>
        </table:table-row>
        <table:table-row table:style-name="ro1">
          <table:table-cell office:value-type="float" office:value="0.17451977" calcext:value-type="float">
            <text:p>0.17451977</text:p>
          </table:table-cell>
        </table:table-row>
        <table:table-row table:style-name="ro1">
          <table:table-cell office:value-type="float" office:value="0.17398024" calcext:value-type="float">
            <text:p>0.17398024</text:p>
          </table:table-cell>
        </table:table-row>
        <table:table-row table:style-name="ro1">
          <table:table-cell office:value-type="float" office:value="0.17344345" calcext:value-type="float">
            <text:p>0.17344345</text:p>
          </table:table-cell>
        </table:table-row>
        <table:table-row table:style-name="ro1">
          <table:table-cell office:value-type="float" office:value="0.17290937" calcext:value-type="float">
            <text:p>0.17290937</text:p>
          </table:table-cell>
        </table:table-row>
        <table:table-row table:style-name="ro1">
          <table:table-cell office:value-type="float" office:value="0.17237799" calcext:value-type="float">
            <text:p>0.17237799</text:p>
          </table:table-cell>
        </table:table-row>
        <table:table-row table:style-name="ro1">
          <table:table-cell office:value-type="float" office:value="0.17184929" calcext:value-type="float">
            <text:p>0.17184929</text:p>
          </table:table-cell>
        </table:table-row>
        <table:table-row table:style-name="ro1">
          <table:table-cell office:value-type="float" office:value="0.17132325" calcext:value-type="float">
            <text:p>0.17132325</text:p>
          </table:table-cell>
        </table:table-row>
        <table:table-row table:style-name="ro1">
          <table:table-cell office:value-type="float" office:value="0.17079985" calcext:value-type="float">
            <text:p>0.17079985</text:p>
          </table:table-cell>
        </table:table-row>
        <table:table-row table:style-name="ro1">
          <table:table-cell office:value-type="float" office:value="0.17027909" calcext:value-type="float">
            <text:p>0.17027909</text:p>
          </table:table-cell>
        </table:table-row>
        <table:table-row table:style-name="ro1">
          <table:table-cell office:value-type="float" office:value="0.16976093" calcext:value-type="float">
            <text:p>0.16976093</text:p>
          </table:table-cell>
        </table:table-row>
        <table:table-row table:style-name="ro1">
          <table:table-cell office:value-type="float" office:value="0.16924537" calcext:value-type="float">
            <text:p>0.16924537</text:p>
          </table:table-cell>
        </table:table-row>
        <table:table-row table:style-name="ro1">
          <table:table-cell office:value-type="float" office:value="0.16873239" calcext:value-type="float">
            <text:p>0.16873239</text:p>
          </table:table-cell>
        </table:table-row>
        <table:table-row table:style-name="ro1">
          <table:table-cell office:value-type="float" office:value="0.16822197" calcext:value-type="float">
            <text:p>0.16822197</text:p>
          </table:table-cell>
        </table:table-row>
        <table:table-row table:style-name="ro1">
          <table:table-cell office:value-type="float" office:value="0.16771409" calcext:value-type="float">
            <text:p>0.16771409</text:p>
          </table:table-cell>
        </table:table-row>
        <table:table-row table:style-name="ro1">
          <table:table-cell office:value-type="float" office:value="0.16720874" calcext:value-type="float">
            <text:p>0.16720874</text:p>
          </table:table-cell>
        </table:table-row>
        <table:table-row table:style-name="ro1">
          <table:table-cell office:value-type="float" office:value="0.16670591" calcext:value-type="float">
            <text:p>0.16670591</text:p>
          </table:table-cell>
        </table:table-row>
        <table:table-row table:style-name="ro1">
          <table:table-cell office:value-type="float" office:value="0.16620557" calcext:value-type="float">
            <text:p>0.16620557</text:p>
          </table:table-cell>
        </table:table-row>
        <table:table-row table:style-name="ro1">
          <table:table-cell office:value-type="float" office:value="0.16570771" calcext:value-type="float">
            <text:p>0.16570771</text:p>
          </table:table-cell>
        </table:table-row>
        <table:table-row table:style-name="ro1">
          <table:table-cell office:value-type="float" office:value="0.16521232" calcext:value-type="float">
            <text:p>0.16521232</text:p>
          </table:table-cell>
        </table:table-row>
        <table:table-row table:style-name="ro1">
          <table:table-cell office:value-type="float" office:value="0.16471937" calcext:value-type="float">
            <text:p>0.16471937</text:p>
          </table:table-cell>
        </table:table-row>
        <table:table-row table:style-name="ro1">
          <table:table-cell office:value-type="float" office:value="0.16422886" calcext:value-type="float">
            <text:p>0.16422886</text:p>
          </table:table-cell>
        </table:table-row>
        <table:table-row table:style-name="ro1">
          <table:table-cell office:value-type="float" office:value="0.16374076" calcext:value-type="float">
            <text:p>0.16374076</text:p>
          </table:table-cell>
        </table:table-row>
        <table:table-row table:style-name="ro1">
          <table:table-cell office:value-type="float" office:value="0.16325507" calcext:value-type="float">
            <text:p>0.16325507</text:p>
          </table:table-cell>
        </table:table-row>
        <table:table-row table:style-name="ro1">
          <table:table-cell office:value-type="float" office:value="0.16277176" calcext:value-type="float">
            <text:p>0.16277176</text:p>
          </table:table-cell>
        </table:table-row>
        <table:table-row table:style-name="ro1">
          <table:table-cell office:value-type="float" office:value="0.16229083" calcext:value-type="float">
            <text:p>0.16229083</text:p>
          </table:table-cell>
        </table:table-row>
        <table:table-row table:style-name="ro1">
          <table:table-cell office:value-type="float" office:value="0.16181225" calcext:value-type="float">
            <text:p>0.16181225</text:p>
          </table:table-cell>
        </table:table-row>
        <table:table-row table:style-name="ro1">
          <table:table-cell office:value-type="float" office:value="0.16133602" calcext:value-type="float">
            <text:p>0.16133602</text:p>
          </table:table-cell>
        </table:table-row>
        <table:table-row table:style-name="ro1">
          <table:table-cell office:value-type="float" office:value="0.16086211" calcext:value-type="float">
            <text:p>0.16086211</text:p>
          </table:table-cell>
        </table:table-row>
        <table:table-row table:style-name="ro1">
          <table:table-cell office:value-type="float" office:value="0.16039051" calcext:value-type="float">
            <text:p>0.16039051</text:p>
          </table:table-cell>
        </table:table-row>
        <table:table-row table:style-name="ro1">
          <table:table-cell office:value-type="float" office:value="0.15992121" calcext:value-type="float">
            <text:p>0.15992121</text:p>
          </table:table-cell>
        </table:table-row>
        <table:table-row table:style-name="ro1">
          <table:table-cell office:value-type="float" office:value="0.15945419" calcext:value-type="float">
            <text:p>0.15945419</text:p>
          </table:table-cell>
        </table:table-row>
        <table:table-row table:style-name="ro1">
          <table:table-cell office:value-type="float" office:value="0.15898945" calcext:value-type="float">
            <text:p>0.15898945</text:p>
          </table:table-cell>
        </table:table-row>
        <table:table-row table:style-name="ro1">
          <table:table-cell office:value-type="float" office:value="0.15852695" calcext:value-type="float">
            <text:p>0.15852695</text:p>
          </table:table-cell>
        </table:table-row>
        <table:table-row table:style-name="ro1">
          <table:table-cell office:value-type="float" office:value="0.1580667" calcext:value-type="float">
            <text:p>0.1580667</text:p>
          </table:table-cell>
        </table:table-row>
        <table:table-row table:style-name="ro1">
          <table:table-cell office:value-type="float" office:value="0.15760867" calcext:value-type="float">
            <text:p>0.15760867</text:p>
          </table:table-cell>
        </table:table-row>
        <table:table-row table:style-name="ro1">
          <table:table-cell office:value-type="float" office:value="0.15715286" calcext:value-type="float">
            <text:p>0.15715286</text:p>
          </table:table-cell>
        </table:table-row>
        <table:table-row table:style-name="ro1">
          <table:table-cell office:value-type="float" office:value="0.15669924" calcext:value-type="float">
            <text:p>0.15669924</text:p>
          </table:table-cell>
        </table:table-row>
        <table:table-row table:style-name="ro1">
          <table:table-cell office:value-type="float" office:value="0.15624781" calcext:value-type="float">
            <text:p>0.15624781</text:p>
          </table:table-cell>
        </table:table-row>
        <table:table-row table:style-name="ro1">
          <table:table-cell office:value-type="float" office:value="0.15579855" calcext:value-type="float">
            <text:p>0.15579855</text:p>
          </table:table-cell>
        </table:table-row>
        <table:table-row table:style-name="ro1">
          <table:table-cell office:value-type="float" office:value="0.15535145" calcext:value-type="float">
            <text:p>0.15535145</text:p>
          </table:table-cell>
        </table:table-row>
        <table:table-row table:style-name="ro1">
          <table:table-cell office:value-type="float" office:value="0.15490649" calcext:value-type="float">
            <text:p>0.15490649</text:p>
          </table:table-cell>
        </table:table-row>
        <table:table-row table:style-name="ro1">
          <table:table-cell office:value-type="float" office:value="0.15446366" calcext:value-type="float">
            <text:p>0.15446366</text:p>
          </table:table-cell>
        </table:table-row>
        <table:table-row table:style-name="ro1">
          <table:table-cell office:value-type="float" office:value="0.15402294" calcext:value-type="float">
            <text:p>0.15402294</text:p>
          </table:table-cell>
        </table:table-row>
        <table:table-row table:style-name="ro1">
          <table:table-cell office:value-type="float" office:value="0.15358433" calcext:value-type="float">
            <text:p>0.15358433</text:p>
          </table:table-cell>
        </table:table-row>
        <table:table-row table:style-name="ro1">
          <table:table-cell office:value-type="float" office:value="0.15314782" calcext:value-type="float">
            <text:p>0.15314782</text:p>
          </table:table-cell>
        </table:table-row>
        <table:table-row table:style-name="ro1">
          <table:table-cell office:value-type="float" office:value="0.15271338" calcext:value-type="float">
            <text:p>0.15271338</text:p>
          </table:table-cell>
        </table:table-row>
        <table:table-row table:style-name="ro1">
          <table:table-cell office:value-type="float" office:value="0.152281" calcext:value-type="float">
            <text:p>0.152281</text:p>
          </table:table-cell>
        </table:table-row>
        <table:table-row table:style-name="ro1">
          <table:table-cell office:value-type="float" office:value="0.15185068" calcext:value-type="float">
            <text:p>0.15185068</text:p>
          </table:table-cell>
        </table:table-row>
        <table:table-row table:style-name="ro1">
          <table:table-cell office:value-type="float" office:value="0.15142239" calcext:value-type="float">
            <text:p>0.15142239</text:p>
          </table:table-cell>
        </table:table-row>
        <table:table-row table:style-name="ro1">
          <table:table-cell office:value-type="float" office:value="0.15099614" calcext:value-type="float">
            <text:p>0.15099614</text:p>
          </table:table-cell>
        </table:table-row>
        <table:table-row table:style-name="ro1">
          <table:table-cell office:value-type="float" office:value="0.15057189" calcext:value-type="float">
            <text:p>0.15057189</text:p>
          </table:table-cell>
        </table:table-row>
        <table:table-row table:style-name="ro1">
          <table:table-cell office:value-type="float" office:value="0.15014965" calcext:value-type="float">
            <text:p>0.15014965</text:p>
          </table:table-cell>
        </table:table-row>
        <table:table-row table:style-name="ro1">
          <table:table-cell office:value-type="float" office:value="0.1497294" calcext:value-type="float">
            <text:p>0.1497294</text:p>
          </table:table-cell>
        </table:table-row>
        <table:table-row table:style-name="ro1">
          <table:table-cell office:value-type="float" office:value="0.14931112" calcext:value-type="float">
            <text:p>0.14931112</text:p>
          </table:table-cell>
        </table:table-row>
        <table:table-row table:style-name="ro1">
          <table:table-cell office:value-type="float" office:value="0.14889481" calcext:value-type="float">
            <text:p>0.14889481</text:p>
          </table:table-cell>
        </table:table-row>
        <table:table-row table:style-name="ro1">
          <table:table-cell office:value-type="float" office:value="0.14848045" calcext:value-type="float">
            <text:p>0.14848045</text:p>
          </table:table-cell>
        </table:table-row>
        <table:table-row table:style-name="ro1">
          <table:table-cell office:value-type="float" office:value="0.14806804" calcext:value-type="float">
            <text:p>0.14806804</text:p>
          </table:table-cell>
        </table:table-row>
        <table:table-row table:style-name="ro1">
          <table:table-cell office:value-type="float" office:value="0.14765755" calcext:value-type="float">
            <text:p>0.14765755</text:p>
          </table:table-cell>
        </table:table-row>
        <table:table-row table:style-name="ro1">
          <table:table-cell office:value-type="float" office:value="0.14724898" calcext:value-type="float">
            <text:p>0.14724898</text:p>
          </table:table-cell>
        </table:table-row>
        <table:table-row table:style-name="ro1">
          <table:table-cell office:value-type="float" office:value="0.14684231" calcext:value-type="float">
            <text:p>0.14684231</text:p>
          </table:table-cell>
        </table:table-row>
        <table:table-row table:style-name="ro1">
          <table:table-cell office:value-type="float" office:value="0.14643754" calcext:value-type="float">
            <text:p>0.14643754</text:p>
          </table:table-cell>
        </table:table-row>
        <table:table-row table:style-name="ro1">
          <table:table-cell office:value-type="float" office:value="0.14603465" calcext:value-type="float">
            <text:p>0.14603465</text:p>
          </table:table-cell>
        </table:table-row>
        <table:table-row table:style-name="ro1">
          <table:table-cell office:value-type="float" office:value="0.14563363" calcext:value-type="float">
            <text:p>0.14563363</text:p>
          </table:table-cell>
        </table:table-row>
        <table:table-row table:style-name="ro1">
          <table:table-cell office:value-type="float" office:value="0.14523447" calcext:value-type="float">
            <text:p>0.14523447</text:p>
          </table:table-cell>
        </table:table-row>
        <table:table-row table:style-name="ro1">
          <table:table-cell office:value-type="float" office:value="0.14483716" calcext:value-type="float">
            <text:p>0.14483716</text:p>
          </table:table-cell>
        </table:table-row>
        <table:table-row table:style-name="ro1">
          <table:table-cell office:value-type="float" office:value="0.14444168" calcext:value-type="float">
            <text:p>0.14444168</text:p>
          </table:table-cell>
        </table:table-row>
        <table:table-row table:style-name="ro1">
          <table:table-cell office:value-type="float" office:value="0.14404803" calcext:value-type="float">
            <text:p>0.14404803</text:p>
          </table:table-cell>
        </table:table-row>
        <table:table-row table:style-name="ro1">
          <table:table-cell office:value-type="float" office:value="0.1436562" calcext:value-type="float">
            <text:p>0.1436562</text:p>
          </table:table-cell>
        </table:table-row>
        <table:table-row table:style-name="ro1">
          <table:table-cell office:value-type="float" office:value="0.14326616" calcext:value-type="float">
            <text:p>0.14326616</text:p>
          </table:table-cell>
        </table:table-row>
        <table:table-row table:style-name="ro1">
          <table:table-cell office:value-type="float" office:value="0.14287792" calcext:value-type="float">
            <text:p>0.14287792</text:p>
          </table:table-cell>
        </table:table-row>
        <table:table-row table:style-name="ro1">
          <table:table-cell office:value-type="float" office:value="0.14249146" calcext:value-type="float">
            <text:p>0.14249146</text:p>
          </table:table-cell>
        </table:table-row>
        <table:table-row table:style-name="ro1">
          <table:table-cell office:value-type="float" office:value="0.14210678" calcext:value-type="float">
            <text:p>0.14210678</text:p>
          </table:table-cell>
        </table:table-row>
        <table:table-row table:style-name="ro1">
          <table:table-cell office:value-type="float" office:value="0.14172385" calcext:value-type="float">
            <text:p>0.14172385</text:p>
          </table:table-cell>
        </table:table-row>
        <table:table-row table:style-name="ro1">
          <table:table-cell office:value-type="float" office:value="0.14134267" calcext:value-type="float">
            <text:p>0.14134267</text:p>
          </table:table-cell>
        </table:table-row>
        <table:table-row table:style-name="ro1">
          <table:table-cell office:value-type="float" office:value="0.14096323" calcext:value-type="float">
            <text:p>0.14096323</text:p>
          </table:table-cell>
        </table:table-row>
        <table:table-row table:style-name="ro1">
          <table:table-cell office:value-type="float" office:value="0.14058552" calcext:value-type="float">
            <text:p>0.14058552</text:p>
          </table:table-cell>
        </table:table-row>
        <table:table-row table:style-name="ro1">
          <table:table-cell office:value-type="float" office:value="0.14020952" calcext:value-type="float">
            <text:p>0.14020952</text:p>
          </table:table-cell>
        </table:table-row>
        <table:table-row table:style-name="ro1">
          <table:table-cell office:value-type="float" office:value="0.13983524" calcext:value-type="float">
            <text:p>0.13983524</text:p>
          </table:table-cell>
        </table:table-row>
        <table:table-row table:style-name="ro1">
          <table:table-cell office:value-type="float" office:value="0.13946265" calcext:value-type="float">
            <text:p>0.13946265</text:p>
          </table:table-cell>
        </table:table-row>
        <table:table-row table:style-name="ro1">
          <table:table-cell office:value-type="float" office:value="0.13909174" calcext:value-type="float">
            <text:p>0.13909174</text:p>
          </table:table-cell>
        </table:table-row>
        <table:table-row table:style-name="ro1">
          <table:table-cell office:value-type="float" office:value="0.13872252" calcext:value-type="float">
            <text:p>0.13872252</text:p>
          </table:table-cell>
        </table:table-row>
        <table:table-row table:style-name="ro1">
          <table:table-cell office:value-type="float" office:value="0.13835496" calcext:value-type="float">
            <text:p>0.13835496</text:p>
          </table:table-cell>
        </table:table-row>
        <table:table-row table:style-name="ro1">
          <table:table-cell office:value-type="float" office:value="0.13798906" calcext:value-type="float">
            <text:p>0.13798906</text:p>
          </table:table-cell>
        </table:table-row>
        <table:table-row table:style-name="ro1">
          <table:table-cell office:value-type="float" office:value="0.13762481" calcext:value-type="float">
            <text:p>0.13762481</text:p>
          </table:table-cell>
        </table:table-row>
        <table:table-row table:style-name="ro1">
          <table:table-cell office:value-type="float" office:value="0.13726219" calcext:value-type="float">
            <text:p>0.13726219</text:p>
          </table:table-cell>
        </table:table-row>
        <table:table-row table:style-name="ro1">
          <table:table-cell office:value-type="float" office:value="0.1369012" calcext:value-type="float">
            <text:p>0.1369012</text:p>
          </table:table-cell>
        </table:table-row>
        <table:table-row table:style-name="ro1">
          <table:table-cell office:value-type="float" office:value="0.13654183" calcext:value-type="float">
            <text:p>0.13654183</text:p>
          </table:table-cell>
        </table:table-row>
        <table:table-row table:style-name="ro1">
          <table:table-cell office:value-type="float" office:value="0.13618407" calcext:value-type="float">
            <text:p>0.13618407</text:p>
          </table:table-cell>
        </table:table-row>
        <table:table-row table:style-name="ro1">
          <table:table-cell office:value-type="float" office:value="0.13582791" calcext:value-type="float">
            <text:p>0.13582791</text:p>
          </table:table-cell>
        </table:table-row>
        <table:table-row table:style-name="ro1">
          <table:table-cell office:value-type="float" office:value="0.13547333" calcext:value-type="float">
            <text:p>0.13547333</text:p>
          </table:table-cell>
        </table:table-row>
        <table:table-row table:style-name="ro1">
          <table:table-cell office:value-type="float" office:value="0.13512034" calcext:value-type="float">
            <text:p>0.13512034</text:p>
          </table:table-cell>
        </table:table-row>
        <table:table-row table:style-name="ro1">
          <table:table-cell office:value-type="float" office:value="0.13476891" calcext:value-type="float">
            <text:p>0.13476891</text:p>
          </table:table-cell>
        </table:table-row>
        <table:table-row table:style-name="ro1">
          <table:table-cell office:value-type="float" office:value="0.13441905" calcext:value-type="float">
            <text:p>0.13441905</text:p>
          </table:table-cell>
        </table:table-row>
        <table:table-row table:style-name="ro1">
          <table:table-cell office:value-type="float" office:value="0.13407074" calcext:value-type="float">
            <text:p>0.13407074</text:p>
          </table:table-cell>
        </table:table-row>
        <table:table-row table:style-name="ro1">
          <table:table-cell office:value-type="float" office:value="0.13372397" calcext:value-type="float">
            <text:p>0.13372397</text:p>
          </table:table-cell>
        </table:table-row>
        <table:table-row table:style-name="ro1">
          <table:table-cell office:value-type="float" office:value="0.13337874" calcext:value-type="float">
            <text:p>0.13337874</text:p>
          </table:table-cell>
        </table:table-row>
        <table:table-row table:style-name="ro1">
          <table:table-cell office:value-type="float" office:value="0.13303503" calcext:value-type="float">
            <text:p>0.13303503</text:p>
          </table:table-cell>
        </table:table-row>
        <table:table-row table:style-name="ro1">
          <table:table-cell office:value-type="float" office:value="0.13269284" calcext:value-type="float">
            <text:p>0.13269284</text:p>
          </table:table-cell>
        </table:table-row>
        <table:table-row table:style-name="ro1">
          <table:table-cell office:value-type="float" office:value="0.13235215" calcext:value-type="float">
            <text:p>0.13235215</text:p>
          </table:table-cell>
        </table:table-row>
        <table:table-row table:style-name="ro1">
          <table:table-cell office:value-type="float" office:value="0.13201296" calcext:value-type="float">
            <text:p>0.13201296</text:p>
          </table:table-cell>
        </table:table-row>
        <table:table-row table:style-name="ro1">
          <table:table-cell office:value-type="float" office:value="0.13167526" calcext:value-type="float">
            <text:p>0.13167526</text:p>
          </table:table-cell>
        </table:table-row>
        <table:table-row table:style-name="ro1">
          <table:table-cell office:value-type="float" office:value="0.13133904" calcext:value-type="float">
            <text:p>0.13133904</text:p>
          </table:table-cell>
        </table:table-row>
        <table:table-row table:style-name="ro1">
          <table:table-cell office:value-type="float" office:value="0.13100429" calcext:value-type="float">
            <text:p>0.13100429</text:p>
          </table:table-cell>
        </table:table-row>
        <table:table-row table:style-name="ro1">
          <table:table-cell office:value-type="float" office:value="0.13067101" calcext:value-type="float">
            <text:p>0.13067101</text:p>
          </table:table-cell>
        </table:table-row>
        <table:table-row table:style-name="ro1">
          <table:table-cell office:value-type="float" office:value="0.13033918" calcext:value-type="float">
            <text:p>0.13033918</text:p>
          </table:table-cell>
        </table:table-row>
        <table:table-row table:style-name="ro1">
          <table:table-cell office:value-type="float" office:value="0.1300088" calcext:value-type="float">
            <text:p>0.1300088</text:p>
          </table:table-cell>
        </table:table-row>
        <table:table-row table:style-name="ro1">
          <table:table-cell office:value-type="float" office:value="0.12967985" calcext:value-type="float">
            <text:p>0.12967985</text:p>
          </table:table-cell>
        </table:table-row>
        <table:table-row table:style-name="ro1">
          <table:table-cell office:value-type="float" office:value="0.12935233" calcext:value-type="float">
            <text:p>0.12935233</text:p>
          </table:table-cell>
        </table:table-row>
        <table:table-row table:style-name="ro1">
          <table:table-cell office:value-type="float" office:value="0.12902624" calcext:value-type="float">
            <text:p>0.12902624</text:p>
          </table:table-cell>
        </table:table-row>
        <table:table-row table:style-name="ro1">
          <table:table-cell office:value-type="float" office:value="0.12870156" calcext:value-type="float">
            <text:p>0.12870156</text:p>
          </table:table-cell>
        </table:table-row>
        <table:table-row table:style-name="ro1">
          <table:table-cell office:value-type="float" office:value="0.12837828" calcext:value-type="float">
            <text:p>0.12837828</text:p>
          </table:table-cell>
        </table:table-row>
        <table:table-row table:style-name="ro1">
          <table:table-cell office:value-type="float" office:value="0.1280564" calcext:value-type="float">
            <text:p>0.1280564</text:p>
          </table:table-cell>
        </table:table-row>
        <table:table-row table:style-name="ro1">
          <table:table-cell office:value-type="float" office:value="0.12773591" calcext:value-type="float">
            <text:p>0.12773591</text:p>
          </table:table-cell>
        </table:table-row>
        <table:table-row table:style-name="ro1">
          <table:table-cell office:value-type="float" office:value="0.1274168" calcext:value-type="float">
            <text:p>0.1274168</text:p>
          </table:table-cell>
        </table:table-row>
        <table:table-row table:style-name="ro1">
          <table:table-cell office:value-type="float" office:value="0.12709906" calcext:value-type="float">
            <text:p>0.12709906</text:p>
          </table:table-cell>
        </table:table-row>
        <table:table-row table:style-name="ro1">
          <table:table-cell office:value-type="float" office:value="0.12678268" calcext:value-type="float">
            <text:p>0.12678268</text:p>
          </table:table-cell>
        </table:table-row>
        <table:table-row table:style-name="ro1">
          <table:table-cell office:value-type="float" office:value="0.12646767" calcext:value-type="float">
            <text:p>0.12646767</text:p>
          </table:table-cell>
        </table:table-row>
        <table:table-row table:style-name="ro1">
          <table:table-cell office:value-type="float" office:value="0.126154" calcext:value-type="float">
            <text:p>0.126154</text:p>
          </table:table-cell>
        </table:table-row>
        <table:table-row table:style-name="ro1">
          <table:table-cell office:value-type="float" office:value="0.12584167" calcext:value-type="float">
            <text:p>0.12584167</text:p>
          </table:table-cell>
        </table:table-row>
        <table:table-row table:style-name="ro1">
          <table:table-cell office:value-type="float" office:value="0.12553068" calcext:value-type="float">
            <text:p>0.12553068</text:p>
          </table:table-cell>
        </table:table-row>
        <table:table-row table:style-name="ro1">
          <table:table-cell office:value-type="float" office:value="0.12522101" calcext:value-type="float">
            <text:p>0.12522101</text:p>
          </table:table-cell>
        </table:table-row>
        <table:table-row table:style-name="ro1">
          <table:table-cell office:value-type="float" office:value="0.12491266" calcext:value-type="float">
            <text:p>0.12491266</text:p>
          </table:table-cell>
        </table:table-row>
        <table:table-row table:style-name="ro1">
          <table:table-cell office:value-type="float" office:value="0.12460562" calcext:value-type="float">
            <text:p>0.12460562</text:p>
          </table:table-cell>
        </table:table-row>
        <table:table-row table:style-name="ro1">
          <table:table-cell office:value-type="float" office:value="0.12429989" calcext:value-type="float">
            <text:p>0.12429989</text:p>
          </table:table-cell>
        </table:table-row>
        <table:table-row table:style-name="ro1">
          <table:table-cell office:value-type="float" office:value="0.12399545" calcext:value-type="float">
            <text:p>0.12399545</text:p>
          </table:table-cell>
        </table:table-row>
        <table:table-row table:style-name="ro1">
          <table:table-cell office:value-type="float" office:value="0.1236923" calcext:value-type="float">
            <text:p>0.1236923</text:p>
          </table:table-cell>
        </table:table-row>
        <table:table-row table:style-name="ro1">
          <table:table-cell office:value-type="float" office:value="0.12339043" calcext:value-type="float">
            <text:p>0.12339043</text:p>
          </table:table-cell>
        </table:table-row>
        <table:table-row table:style-name="ro1">
          <table:table-cell office:value-type="float" office:value="0.12308983" calcext:value-type="float">
            <text:p>0.12308983</text:p>
          </table:table-cell>
        </table:table-row>
        <table:table-row table:style-name="ro1">
          <table:table-cell office:value-type="float" office:value="0.12279051" calcext:value-type="float">
            <text:p>0.12279051</text:p>
          </table:table-cell>
        </table:table-row>
        <table:table-row table:style-name="ro1">
          <table:table-cell office:value-type="float" office:value="0.12249244" calcext:value-type="float">
            <text:p>0.12249244</text:p>
          </table:table-cell>
        </table:table-row>
        <table:table-row table:style-name="ro1">
          <table:table-cell office:value-type="float" office:value="0.12219562" calcext:value-type="float">
            <text:p>0.12219562</text:p>
          </table:table-cell>
        </table:table-row>
        <table:table-row table:style-name="ro1">
          <table:table-cell office:value-type="float" office:value="0.12190005" calcext:value-type="float">
            <text:p>0.12190005</text:p>
          </table:table-cell>
        </table:table-row>
        <table:table-row table:style-name="ro1">
          <table:table-cell office:value-type="float" office:value="0.12160572" calcext:value-type="float">
            <text:p>0.12160572</text:p>
          </table:table-cell>
        </table:table-row>
        <table:table-row table:style-name="ro1">
          <table:table-cell office:value-type="float" office:value="0.12131261" calcext:value-type="float">
            <text:p>0.12131261</text:p>
          </table:table-cell>
        </table:table-row>
        <table:table-row table:style-name="ro1">
          <table:table-cell office:value-type="float" office:value="0.12102074" calcext:value-type="float">
            <text:p>0.12102074</text:p>
          </table:table-cell>
        </table:table-row>
        <table:table-row table:style-name="ro1">
          <table:table-cell office:value-type="float" office:value="0.12073008" calcext:value-type="float">
            <text:p>0.12073008</text:p>
          </table:table-cell>
        </table:table-row>
        <table:table-row table:style-name="ro1">
          <table:table-cell office:value-type="float" office:value="0.12044063" calcext:value-type="float">
            <text:p>0.12044063</text:p>
          </table:table-cell>
        </table:table-row>
        <table:table-row table:style-name="ro1">
          <table:table-cell office:value-type="float" office:value="0.12015238" calcext:value-type="float">
            <text:p>0.12015238</text:p>
          </table:table-cell>
        </table:table-row>
        <table:table-row table:style-name="ro1">
          <table:table-cell office:value-type="float" office:value="0.11986533" calcext:value-type="float">
            <text:p>0.11986533</text:p>
          </table:table-cell>
        </table:table-row>
        <table:table-row table:style-name="ro1">
          <table:table-cell office:value-type="float" office:value="0.11957947" calcext:value-type="float">
            <text:p>0.11957947</text:p>
          </table:table-cell>
        </table:table-row>
        <table:table-row table:style-name="ro1">
          <table:table-cell office:value-type="float" office:value="0.1192948" calcext:value-type="float">
            <text:p>0.1192948</text:p>
          </table:table-cell>
        </table:table-row>
        <table:table-row table:style-name="ro1">
          <table:table-cell office:value-type="float" office:value="0.1190113" calcext:value-type="float">
            <text:p>0.1190113</text:p>
          </table:table-cell>
        </table:table-row>
        <table:table-row table:style-name="ro1">
          <table:table-cell office:value-type="float" office:value="0.11872898" calcext:value-type="float">
            <text:p>0.11872898</text:p>
          </table:table-cell>
        </table:table-row>
        <table:table-row table:style-name="ro1">
          <table:table-cell office:value-type="float" office:value="0.11844781" calcext:value-type="float">
            <text:p>0.11844781</text:p>
          </table:table-cell>
        </table:table-row>
        <table:table-row table:style-name="ro1">
          <table:table-cell office:value-type="float" office:value="0.11816781" calcext:value-type="float">
            <text:p>0.11816781</text:p>
          </table:table-cell>
        </table:table-row>
        <table:table-row table:style-name="ro1">
          <table:table-cell office:value-type="float" office:value="0.11788895" calcext:value-type="float">
            <text:p>0.11788895</text:p>
          </table:table-cell>
        </table:table-row>
        <table:table-row table:style-name="ro1">
          <table:table-cell office:value-type="float" office:value="0.11761125" calcext:value-type="float">
            <text:p>0.11761125</text:p>
          </table:table-cell>
        </table:table-row>
        <table:table-row table:style-name="ro1">
          <table:table-cell office:value-type="float" office:value="0.11733467" calcext:value-type="float">
            <text:p>0.11733467</text:p>
          </table:table-cell>
        </table:table-row>
        <table:table-row table:style-name="ro1">
          <table:table-cell office:value-type="float" office:value="0.11705924" calcext:value-type="float">
            <text:p>0.11705924</text:p>
          </table:table-cell>
        </table:table-row>
        <table:table-row table:style-name="ro1">
          <table:table-cell office:value-type="float" office:value="0.11678492" calcext:value-type="float">
            <text:p>0.11678492</text:p>
          </table:table-cell>
        </table:table-row>
        <table:table-row table:style-name="ro1">
          <table:table-cell office:value-type="float" office:value="0.11651173" calcext:value-type="float">
            <text:p>0.11651173</text:p>
          </table:table-cell>
        </table:table-row>
        <table:table-row table:style-name="ro1">
          <table:table-cell office:value-type="float" office:value="0.11623965" calcext:value-type="float">
            <text:p>0.11623965</text:p>
          </table:table-cell>
        </table:table-row>
        <table:table-row table:style-name="ro1">
          <table:table-cell office:value-type="float" office:value="0.11596868" calcext:value-type="float">
            <text:p>0.11596868</text:p>
          </table:table-cell>
        </table:table-row>
        <table:table-row table:style-name="ro1">
          <table:table-cell office:value-type="float" office:value="0.1156988" calcext:value-type="float">
            <text:p>0.1156988</text:p>
          </table:table-cell>
        </table:table-row>
        <table:table-row table:style-name="ro1">
          <table:table-cell office:value-type="float" office:value="0.11543003" calcext:value-type="float">
            <text:p>0.11543003</text:p>
          </table:table-cell>
        </table:table-row>
        <table:table-row table:style-name="ro1">
          <table:table-cell office:value-type="float" office:value="0.11516234" calcext:value-type="float">
            <text:p>0.11516234</text:p>
          </table:table-cell>
        </table:table-row>
        <table:table-row table:style-name="ro1">
          <table:table-cell office:value-type="float" office:value="0.11489573" calcext:value-type="float">
            <text:p>0.11489573</text:p>
          </table:table-cell>
        </table:table-row>
        <table:table-row table:style-name="ro1">
          <table:table-cell office:value-type="float" office:value="0.11463021" calcext:value-type="float">
            <text:p>0.11463021</text:p>
          </table:table-cell>
        </table:table-row>
        <table:table-row table:style-name="ro1">
          <table:table-cell office:value-type="float" office:value="0.11436575" calcext:value-type="float">
            <text:p>0.11436575</text:p>
          </table:table-cell>
        </table:table-row>
        <table:table-row table:style-name="ro1">
          <table:table-cell office:value-type="float" office:value="0.11410236" calcext:value-type="float">
            <text:p>0.11410236</text:p>
          </table:table-cell>
        </table:table-row>
        <table:table-row table:style-name="ro1">
          <table:table-cell office:value-type="float" office:value="0.11384003" calcext:value-type="float">
            <text:p>0.11384003</text:p>
          </table:table-cell>
        </table:table-row>
        <table:table-row table:style-name="ro1">
          <table:table-cell office:value-type="float" office:value="0.11357875" calcext:value-type="float">
            <text:p>0.11357875</text:p>
          </table:table-cell>
        </table:table-row>
        <table:table-row table:style-name="ro1">
          <table:table-cell office:value-type="float" office:value="0.11331852" calcext:value-type="float">
            <text:p>0.11331852</text:p>
          </table:table-cell>
        </table:table-row>
        <table:table-row table:style-name="ro1">
          <table:table-cell office:value-type="float" office:value="0.11305933" calcext:value-type="float">
            <text:p>0.11305933</text:p>
          </table:table-cell>
        </table:table-row>
        <table:table-row table:style-name="ro1">
          <table:table-cell office:value-type="float" office:value="0.11280118" calcext:value-type="float">
            <text:p>0.11280118</text:p>
          </table:table-cell>
        </table:table-row>
        <table:table-row table:style-name="ro1">
          <table:table-cell office:value-type="float" office:value="0.11254406" calcext:value-type="float">
            <text:p>0.11254406</text:p>
          </table:table-cell>
        </table:table-row>
        <table:table-row table:style-name="ro1">
          <table:table-cell office:value-type="float" office:value="0.11228797" calcext:value-type="float">
            <text:p>0.11228797</text:p>
          </table:table-cell>
        </table:table-row>
        <table:table-row table:style-name="ro1">
          <table:table-cell office:value-type="float" office:value="0.1120329" calcext:value-type="float">
            <text:p>0.1120329</text:p>
          </table:table-cell>
        </table:table-row>
        <table:table-row table:style-name="ro1">
          <table:table-cell office:value-type="float" office:value="0.11177884" calcext:value-type="float">
            <text:p>0.11177884</text:p>
          </table:table-cell>
        </table:table-row>
        <table:table-row table:style-name="ro1">
          <table:table-cell office:value-type="float" office:value="0.11152578" calcext:value-type="float">
            <text:p>0.11152578</text:p>
          </table:table-cell>
        </table:table-row>
        <table:table-row table:style-name="ro1">
          <table:table-cell office:value-type="float" office:value="0.11127374" calcext:value-type="float">
            <text:p>0.11127374</text:p>
          </table:table-cell>
        </table:table-row>
        <table:table-row table:style-name="ro1">
          <table:table-cell office:value-type="float" office:value="0.11102269" calcext:value-type="float">
            <text:p>0.11102269</text:p>
          </table:table-cell>
        </table:table-row>
        <table:table-row table:style-name="ro1">
          <table:table-cell office:value-type="float" office:value="0.11077263" calcext:value-type="float">
            <text:p>0.11077263</text:p>
          </table:table-cell>
        </table:table-row>
        <table:table-row table:style-name="ro1">
          <table:table-cell office:value-type="float" office:value="0.11052356" calcext:value-type="float">
            <text:p>0.11052356</text:p>
          </table:table-cell>
        </table:table-row>
        <table:table-row table:style-name="ro1">
          <table:table-cell office:value-type="float" office:value="0.11027547" calcext:value-type="float">
            <text:p>0.11027547</text:p>
          </table:table-cell>
        </table:table-row>
        <table:table-row table:style-name="ro1">
          <table:table-cell office:value-type="float" office:value="0.11002836" calcext:value-type="float">
            <text:p>0.11002836</text:p>
          </table:table-cell>
        </table:table-row>
        <table:table-row table:style-name="ro1">
          <table:table-cell office:value-type="float" office:value="0.10978222" calcext:value-type="float">
            <text:p>0.10978222</text:p>
          </table:table-cell>
        </table:table-row>
        <table:table-row table:style-name="ro1">
          <table:table-cell office:value-type="float" office:value="0.10953705" calcext:value-type="float">
            <text:p>0.10953705</text:p>
          </table:table-cell>
        </table:table-row>
        <table:table-row table:style-name="ro1">
          <table:table-cell office:value-type="float" office:value="0.10929284" calcext:value-type="float">
            <text:p>0.10929284</text:p>
          </table:table-cell>
        </table:table-row>
        <table:table-row table:style-name="ro1">
          <table:table-cell office:value-type="float" office:value="0.10904958" calcext:value-type="float">
            <text:p>0.10904958</text:p>
          </table:table-cell>
        </table:table-row>
        <table:table-row table:style-name="ro1">
          <table:table-cell office:value-type="float" office:value="0.10880728" calcext:value-type="float">
            <text:p>0.10880728</text:p>
          </table:table-cell>
        </table:table-row>
        <table:table-row table:style-name="ro1">
          <table:table-cell office:value-type="float" office:value="0.10856592" calcext:value-type="float">
            <text:p>0.10856592</text:p>
          </table:table-cell>
        </table:table-row>
        <table:table-row table:style-name="ro1">
          <table:table-cell office:value-type="float" office:value="0.1083255" calcext:value-type="float">
            <text:p>0.1083255</text:p>
          </table:table-cell>
        </table:table-row>
        <table:table-row table:style-name="ro1">
          <table:table-cell office:value-type="float" office:value="0.10808602" calcext:value-type="float">
            <text:p>0.10808602</text:p>
          </table:table-cell>
        </table:table-row>
        <table:table-row table:style-name="ro1">
          <table:table-cell office:value-type="float" office:value="0.10784747" calcext:value-type="float">
            <text:p>0.10784747</text:p>
          </table:table-cell>
        </table:table-row>
        <table:table-row table:style-name="ro1">
          <table:table-cell office:value-type="float" office:value="0.10760984" calcext:value-type="float">
            <text:p>0.10760984</text:p>
          </table:table-cell>
        </table:table-row>
        <table:table-row table:style-name="ro1">
          <table:table-cell office:value-type="float" office:value="0.10737314" calcext:value-type="float">
            <text:p>0.10737314</text:p>
          </table:table-cell>
        </table:table-row>
        <table:table-row table:style-name="ro1">
          <table:table-cell office:value-type="float" office:value="0.10713735" calcext:value-type="float">
            <text:p>0.10713735</text:p>
          </table:table-cell>
        </table:table-row>
        <table:table-row table:style-name="ro1">
          <table:table-cell office:value-type="float" office:value="0.10690247" calcext:value-type="float">
            <text:p>0.10690247</text:p>
          </table:table-cell>
        </table:table-row>
        <table:table-row table:style-name="ro1">
          <table:table-cell office:value-type="float" office:value="0.1066685" calcext:value-type="float">
            <text:p>0.1066685</text:p>
          </table:table-cell>
        </table:table-row>
        <table:table-row table:style-name="ro1">
          <table:table-cell office:value-type="float" office:value="0.10643543" calcext:value-type="float">
            <text:p>0.10643543</text:p>
          </table:table-cell>
        </table:table-row>
        <table:table-row table:style-name="ro1">
          <table:table-cell office:value-type="float" office:value="0.10620326" calcext:value-type="float">
            <text:p>0.10620326</text:p>
          </table:table-cell>
        </table:table-row>
        <table:table-row table:style-name="ro1">
          <table:table-cell office:value-type="float" office:value="0.10597198" calcext:value-type="float">
            <text:p>0.10597198</text:p>
          </table:table-cell>
        </table:table-row>
        <table:table-row table:style-name="ro1">
          <table:table-cell office:value-type="float" office:value="0.10574159" calcext:value-type="float">
            <text:p>0.10574159</text:p>
          </table:table-cell>
        </table:table-row>
        <table:table-row table:style-name="ro1">
          <table:table-cell office:value-type="float" office:value="0.10551208" calcext:value-type="float">
            <text:p>0.10551208</text:p>
          </table:table-cell>
        </table:table-row>
        <table:table-row table:style-name="ro1">
          <table:table-cell office:value-type="float" office:value="0.10528345" calcext:value-type="float">
            <text:p>0.10528345</text:p>
          </table:table-cell>
        </table:table-row>
        <table:table-row table:style-name="ro1">
          <table:table-cell office:value-type="float" office:value="0.10505569" calcext:value-type="float">
            <text:p>0.10505569</text:p>
          </table:table-cell>
        </table:table-row>
        <table:table-row table:style-name="ro1">
          <table:table-cell office:value-type="float" office:value="0.1048288" calcext:value-type="float">
            <text:p>0.1048288</text:p>
          </table:table-cell>
        </table:table-row>
        <table:table-row table:style-name="ro1">
          <table:table-cell office:value-type="float" office:value="0.10460278" calcext:value-type="float">
            <text:p>0.10460278</text:p>
          </table:table-cell>
        </table:table-row>
        <table:table-row table:style-name="ro1">
          <table:table-cell office:value-type="float" office:value="0.10437761" calcext:value-type="float">
            <text:p>0.10437761</text:p>
          </table:table-cell>
        </table:table-row>
        <table:table-row table:style-name="ro1">
          <table:table-cell office:value-type="float" office:value="0.10415331" calcext:value-type="float">
            <text:p>0.10415331</text:p>
          </table:table-cell>
        </table:table-row>
        <table:table-row table:style-name="ro1">
          <table:table-cell office:value-type="float" office:value="0.10392985" calcext:value-type="float">
            <text:p>0.10392985</text:p>
          </table:table-cell>
        </table:table-row>
        <table:table-row table:style-name="ro1">
          <table:table-cell office:value-type="float" office:value="0.10370724" calcext:value-type="float">
            <text:p>0.10370724</text:p>
          </table:table-cell>
        </table:table-row>
        <table:table-row table:style-name="ro1">
          <table:table-cell office:value-type="float" office:value="0.10348547" calcext:value-type="float">
            <text:p>0.10348547</text:p>
          </table:table-cell>
        </table:table-row>
        <table:table-row table:style-name="ro1">
          <table:table-cell office:value-type="float" office:value="0.10326454" calcext:value-type="float">
            <text:p>0.10326454</text:p>
          </table:table-cell>
        </table:table-row>
        <table:table-row table:style-name="ro1">
          <table:table-cell office:value-type="float" office:value="0.10304445" calcext:value-type="float">
            <text:p>0.10304445</text:p>
          </table:table-cell>
        </table:table-row>
        <table:table-row table:style-name="ro1">
          <table:table-cell office:value-type="float" office:value="0.10282518" calcext:value-type="float">
            <text:p>0.10282518</text:p>
          </table:table-cell>
        </table:table-row>
        <table:table-row table:style-name="ro1">
          <table:table-cell office:value-type="float" office:value="0.10260674" calcext:value-type="float">
            <text:p>0.10260674</text:p>
          </table:table-cell>
        </table:table-row>
        <table:table-row table:style-name="ro1">
          <table:table-cell office:value-type="float" office:value="0.10238912" calcext:value-type="float">
            <text:p>0.10238912</text:p>
          </table:table-cell>
        </table:table-row>
        <table:table-row table:style-name="ro1">
          <table:table-cell office:value-type="float" office:value="0.10217231" calcext:value-type="float">
            <text:p>0.10217231</text:p>
          </table:table-cell>
        </table:table-row>
        <table:table-row table:style-name="ro1">
          <table:table-cell office:value-type="float" office:value="0.10195632" calcext:value-type="float">
            <text:p>0.10195632</text:p>
          </table:table-cell>
        </table:table-row>
        <table:table-row table:style-name="ro1">
          <table:table-cell office:value-type="float" office:value="0.10174114" calcext:value-type="float">
            <text:p>0.10174114</text:p>
          </table:table-cell>
        </table:table-row>
        <table:table-row table:style-name="ro1">
          <table:table-cell office:value-type="float" office:value="0.10152676" calcext:value-type="float">
            <text:p>0.10152676</text:p>
          </table:table-cell>
        </table:table-row>
        <table:table-row table:style-name="ro1">
          <table:table-cell office:value-type="float" office:value="0.10131318" calcext:value-type="float">
            <text:p>0.10131318</text:p>
          </table:table-cell>
        </table:table-row>
        <table:table-row table:style-name="ro1">
          <table:table-cell office:value-type="float" office:value="0.10110039" calcext:value-type="float">
            <text:p>0.10110039</text:p>
          </table:table-cell>
        </table:table-row>
        <table:table-row table:style-name="ro1">
          <table:table-cell office:value-type="float" office:value="0.1008884" calcext:value-type="float">
            <text:p>0.1008884</text:p>
          </table:table-cell>
        </table:table-row>
        <table:table-row table:style-name="ro1">
          <table:table-cell office:value-type="float" office:value="0.1006772" calcext:value-type="float">
            <text:p>0.1006772</text:p>
          </table:table-cell>
        </table:table-row>
        <table:table-row table:style-name="ro1">
          <table:table-cell office:value-type="float" office:value="0.10046678" calcext:value-type="float">
            <text:p>0.10046678</text:p>
          </table:table-cell>
        </table:table-row>
        <table:table-row table:style-name="ro1">
          <table:table-cell office:value-type="float" office:value="0.10025713" calcext:value-type="float">
            <text:p>0.10025713</text:p>
          </table:table-cell>
        </table:table-row>
        <table:table-row table:style-name="ro1">
          <table:table-cell office:value-type="float" office:value="0.10004827" calcext:value-type="float">
            <text:p>0.10004827</text:p>
          </table:table-cell>
        </table:table-row>
        <table:table-row table:style-name="ro1">
          <table:table-cell office:value-type="float" office:value="0.09984017" calcext:value-type="float">
            <text:p>0.09984017</text:p>
          </table:table-cell>
        </table:table-row>
        <table:table-row table:style-name="ro1">
          <table:table-cell office:value-type="float" office:value="0.09963285" calcext:value-type="float">
            <text:p>0.09963285</text:p>
          </table:table-cell>
        </table:table-row>
        <table:table-row table:style-name="ro1">
          <table:table-cell office:value-type="float" office:value="0.09942629" calcext:value-type="float">
            <text:p>0.09942629</text:p>
          </table:table-cell>
        </table:table-row>
        <table:table-row table:style-name="ro1">
          <table:table-cell office:value-type="float" office:value="0.09922049" calcext:value-type="float">
            <text:p>0.09922049</text:p>
          </table:table-cell>
        </table:table-row>
        <table:table-row table:style-name="ro1">
          <table:table-cell office:value-type="float" office:value="0.09901544" calcext:value-type="float">
            <text:p>0.09901544</text:p>
          </table:table-cell>
        </table:table-row>
        <table:table-row table:style-name="ro1">
          <table:table-cell office:value-type="float" office:value="0.09881115" calcext:value-type="float">
            <text:p>0.09881115</text:p>
          </table:table-cell>
        </table:table-row>
        <table:table-row table:style-name="ro1">
          <table:table-cell office:value-type="float" office:value="0.0986076" calcext:value-type="float">
            <text:p>0.0986076</text:p>
          </table:table-cell>
        </table:table-row>
        <table:table-row table:style-name="ro1">
          <table:table-cell office:value-type="float" office:value="0.0984048" calcext:value-type="float">
            <text:p>0.0984048</text:p>
          </table:table-cell>
        </table:table-row>
        <table:table-row table:style-name="ro1">
          <table:table-cell office:value-type="float" office:value="0.09820274" calcext:value-type="float">
            <text:p>0.09820274</text:p>
          </table:table-cell>
        </table:table-row>
        <table:table-row table:style-name="ro1">
          <table:table-cell office:value-type="float" office:value="0.09800142" calcext:value-type="float">
            <text:p>0.09800142</text:p>
          </table:table-cell>
        </table:table-row>
        <table:table-row table:style-name="ro1">
          <table:table-cell office:value-type="float" office:value="0.09780084" calcext:value-type="float">
            <text:p>0.09780084</text:p>
          </table:table-cell>
        </table:table-row>
        <table:table-row table:style-name="ro1">
          <table:table-cell office:value-type="float" office:value="0.09760098" calcext:value-type="float">
            <text:p>0.09760098</text:p>
          </table:table-cell>
        </table:table-row>
        <table:table-row table:style-name="ro1">
          <table:table-cell office:value-type="float" office:value="0.09740185" calcext:value-type="float">
            <text:p>0.09740185</text:p>
          </table:table-cell>
        </table:table-row>
        <table:table-row table:style-name="ro1">
          <table:table-cell office:value-type="float" office:value="0.09720344" calcext:value-type="float">
            <text:p>0.09720344</text:p>
          </table:table-cell>
        </table:table-row>
        <table:table-row table:style-name="ro1">
          <table:table-cell office:value-type="float" office:value="0.09700575" calcext:value-type="float">
            <text:p>0.09700575</text:p>
          </table:table-cell>
        </table:table-row>
        <table:table-row table:style-name="ro1">
          <table:table-cell office:value-type="float" office:value="0.09680878" calcext:value-type="float">
            <text:p>0.09680878</text:p>
          </table:table-cell>
        </table:table-row>
        <table:table-row table:style-name="ro1">
          <table:table-cell office:value-type="float" office:value="0.09661252" calcext:value-type="float">
            <text:p>0.09661252</text:p>
          </table:table-cell>
        </table:table-row>
        <table:table-row table:style-name="ro1">
          <table:table-cell office:value-type="float" office:value="0.09641696" calcext:value-type="float">
            <text:p>0.09641696</text:p>
          </table:table-cell>
        </table:table-row>
        <table:table-row table:style-name="ro1">
          <table:table-cell office:value-type="float" office:value="0.09622211" calcext:value-type="float">
            <text:p>0.09622211</text:p>
          </table:table-cell>
        </table:table-row>
        <table:table-row table:style-name="ro1">
          <table:table-cell office:value-type="float" office:value="0.09602797" calcext:value-type="float">
            <text:p>0.09602797</text:p>
          </table:table-cell>
        </table:table-row>
        <table:table-row table:style-name="ro1">
          <table:table-cell office:value-type="float" office:value="0.09583452" calcext:value-type="float">
            <text:p>0.09583452</text:p>
          </table:table-cell>
        </table:table-row>
        <table:table-row table:style-name="ro1">
          <table:table-cell office:value-type="float" office:value="0.09564176" calcext:value-type="float">
            <text:p>0.09564176</text:p>
          </table:table-cell>
        </table:table-row>
        <table:table-row table:style-name="ro1">
          <table:table-cell office:value-type="float" office:value="0.0954497" calcext:value-type="float">
            <text:p>0.0954497</text:p>
          </table:table-cell>
        </table:table-row>
        <table:table-row table:style-name="ro1">
          <table:table-cell office:value-type="float" office:value="0.09525832" calcext:value-type="float">
            <text:p>0.09525832</text:p>
          </table:table-cell>
        </table:table-row>
        <table:table-row table:style-name="ro1">
          <table:table-cell office:value-type="float" office:value="0.09506763" calcext:value-type="float">
            <text:p>0.09506763</text:p>
          </table:table-cell>
        </table:table-row>
        <table:table-row table:style-name="ro1">
          <table:table-cell office:value-type="float" office:value="0.09487762" calcext:value-type="float">
            <text:p>0.09487762</text:p>
          </table:table-cell>
        </table:table-row>
        <table:table-row table:style-name="ro1">
          <table:table-cell office:value-type="float" office:value="0.09468829" calcext:value-type="float">
            <text:p>0.09468829</text:p>
          </table:table-cell>
        </table:table-row>
        <table:table-row table:style-name="ro1">
          <table:table-cell office:value-type="float" office:value="0.09449963" calcext:value-type="float">
            <text:p>0.09449963</text:p>
          </table:table-cell>
        </table:table-row>
        <table:table-row table:style-name="ro1">
          <table:table-cell office:value-type="float" office:value="0.09431164" calcext:value-type="float">
            <text:p>0.09431164</text:p>
          </table:table-cell>
        </table:table-row>
        <table:table-row table:style-name="ro1">
          <table:table-cell office:value-type="float" office:value="0.09412432" calcext:value-type="float">
            <text:p>0.09412432</text:p>
          </table:table-cell>
        </table:table-row>
        <table:table-row table:style-name="ro1">
          <table:table-cell office:value-type="float" office:value="0.09393766" calcext:value-type="float">
            <text:p>0.09393766</text:p>
          </table:table-cell>
        </table:table-row>
        <table:table-row table:style-name="ro1">
          <table:table-cell office:value-type="float" office:value="0.09375167" calcext:value-type="float">
            <text:p>0.09375167</text:p>
          </table:table-cell>
        </table:table-row>
        <table:table-row table:style-name="ro1">
          <table:table-cell office:value-type="float" office:value="0.09356633" calcext:value-type="float">
            <text:p>0.09356633</text:p>
          </table:table-cell>
        </table:table-row>
        <table:table-row table:style-name="ro1">
          <table:table-cell office:value-type="float" office:value="0.09338165" calcext:value-type="float">
            <text:p>0.09338165</text:p>
          </table:table-cell>
        </table:table-row>
        <table:table-row table:style-name="ro1">
          <table:table-cell office:value-type="float" office:value="0.09319761" calcext:value-type="float">
            <text:p>0.09319761</text:p>
          </table:table-cell>
        </table:table-row>
        <table:table-row table:style-name="ro1">
          <table:table-cell office:value-type="float" office:value="0.09301423" calcext:value-type="float">
            <text:p>0.09301423</text:p>
          </table:table-cell>
        </table:table-row>
        <table:table-row table:style-name="ro1">
          <table:table-cell office:value-type="float" office:value="0.09283149" calcext:value-type="float">
            <text:p>0.09283149</text:p>
          </table:table-cell>
        </table:table-row>
        <table:table-row table:style-name="ro1">
          <table:table-cell office:value-type="float" office:value="0.09264939" calcext:value-type="float">
            <text:p>0.09264939</text:p>
          </table:table-cell>
        </table:table-row>
        <table:table-row table:style-name="ro1">
          <table:table-cell office:value-type="float" office:value="0.09246794" calcext:value-type="float">
            <text:p>0.09246794</text:p>
          </table:table-cell>
        </table:table-row>
        <table:table-row table:style-name="ro1">
          <table:table-cell office:value-type="float" office:value="0.09228711" calcext:value-type="float">
            <text:p>0.09228711</text:p>
          </table:table-cell>
        </table:table-row>
        <table:table-row table:style-name="ro1">
          <table:table-cell office:value-type="float" office:value="0.09210692" calcext:value-type="float">
            <text:p>0.09210692</text:p>
          </table:table-cell>
        </table:table-row>
        <table:table-row table:style-name="ro1">
          <table:table-cell office:value-type="float" office:value="0.09192736" calcext:value-type="float">
            <text:p>0.09192736</text:p>
          </table:table-cell>
        </table:table-row>
        <table:table-row table:style-name="ro1">
          <table:table-cell office:value-type="float" office:value="0.09174843" calcext:value-type="float">
            <text:p>0.09174843</text:p>
          </table:table-cell>
        </table:table-row>
        <table:table-row table:style-name="ro1">
          <table:table-cell office:value-type="float" office:value="0.09157012" calcext:value-type="float">
            <text:p>0.09157012</text:p>
          </table:table-cell>
        </table:table-row>
        <table:table-row table:style-name="ro1">
          <table:table-cell office:value-type="float" office:value="0.09139243" calcext:value-type="float">
            <text:p>0.09139243</text:p>
          </table:table-cell>
        </table:table-row>
        <table:table-row table:style-name="ro1">
          <table:table-cell office:value-type="float" office:value="0.09121536" calcext:value-type="float">
            <text:p>0.09121536</text:p>
          </table:table-cell>
        </table:table-row>
        <table:table-row table:style-name="ro1">
          <table:table-cell office:value-type="float" office:value="0.0910389" calcext:value-type="float">
            <text:p>0.0910389</text:p>
          </table:table-cell>
        </table:table-row>
        <table:table-row table:style-name="ro1">
          <table:table-cell office:value-type="float" office:value="0.09086305" calcext:value-type="float">
            <text:p>0.09086305</text:p>
          </table:table-cell>
        </table:table-row>
        <table:table-row table:style-name="ro1">
          <table:table-cell office:value-type="float" office:value="0.09068782" calcext:value-type="float">
            <text:p>0.09068782</text:p>
          </table:table-cell>
        </table:table-row>
        <table:table-row table:style-name="ro1">
          <table:table-cell office:value-type="float" office:value="0.09051318" calcext:value-type="float">
            <text:p>0.09051318</text:p>
          </table:table-cell>
        </table:table-row>
        <table:table-row table:style-name="ro1">
          <table:table-cell office:value-type="float" office:value="0.09033916" calcext:value-type="float">
            <text:p>0.09033916</text:p>
          </table:table-cell>
        </table:table-row>
        <table:table-row table:style-name="ro1">
          <table:table-cell office:value-type="float" office:value="0.09016573" calcext:value-type="float">
            <text:p>0.09016573</text:p>
          </table:table-cell>
        </table:table-row>
        <table:table-row table:style-name="ro1">
          <table:table-cell office:value-type="float" office:value="0.08999289" calcext:value-type="float">
            <text:p>0.08999289</text:p>
          </table:table-cell>
        </table:table-row>
        <table:table-row table:style-name="ro1">
          <table:table-cell office:value-type="float" office:value="0.08982066" calcext:value-type="float">
            <text:p>0.08982066</text:p>
          </table:table-cell>
        </table:table-row>
        <table:table-row table:style-name="ro1">
          <table:table-cell office:value-type="float" office:value="0.08964901" calcext:value-type="float">
            <text:p>0.08964901</text:p>
          </table:table-cell>
        </table:table-row>
        <table:table-row table:style-name="ro1">
          <table:table-cell office:value-type="float" office:value="0.08947795" calcext:value-type="float">
            <text:p>0.08947795</text:p>
          </table:table-cell>
        </table:table-row>
        <table:table-row table:style-name="ro1">
          <table:table-cell office:value-type="float" office:value="0.08930748" calcext:value-type="float">
            <text:p>0.08930748</text:p>
          </table:table-cell>
        </table:table-row>
        <table:table-row table:style-name="ro1">
          <table:table-cell office:value-type="float" office:value="0.08913759" calcext:value-type="float">
            <text:p>0.08913759</text:p>
          </table:table-cell>
        </table:table-row>
        <table:table-row table:style-name="ro1">
          <table:table-cell office:value-type="float" office:value="0.08896828" calcext:value-type="float">
            <text:p>0.08896828</text:p>
          </table:table-cell>
        </table:table-row>
        <table:table-row table:style-name="ro1">
          <table:table-cell office:value-type="float" office:value="0.08879955" calcext:value-type="float">
            <text:p>0.08879955</text:p>
          </table:table-cell>
        </table:table-row>
        <table:table-row table:style-name="ro1">
          <table:table-cell office:value-type="float" office:value="0.08863139" calcext:value-type="float">
            <text:p>0.08863139</text:p>
          </table:table-cell>
        </table:table-row>
        <table:table-row table:style-name="ro1">
          <table:table-cell office:value-type="float" office:value="0.08846381" calcext:value-type="float">
            <text:p>0.08846381</text:p>
          </table:table-cell>
        </table:table-row>
        <table:table-row table:style-name="ro1">
          <table:table-cell office:value-type="float" office:value="0.08829679" calcext:value-type="float">
            <text:p>0.08829679</text:p>
          </table:table-cell>
        </table:table-row>
        <table:table-row table:style-name="ro1">
          <table:table-cell office:value-type="float" office:value="0.08813034" calcext:value-type="float">
            <text:p>0.08813034</text:p>
          </table:table-cell>
        </table:table-row>
        <table:table-row table:style-name="ro1">
          <table:table-cell office:value-type="float" office:value="0.08796446" calcext:value-type="float">
            <text:p>0.08796446</text:p>
          </table:table-cell>
        </table:table-row>
        <table:table-row table:style-name="ro1">
          <table:table-cell office:value-type="float" office:value="0.08779914" calcext:value-type="float">
            <text:p>0.08779914</text:p>
          </table:table-cell>
        </table:table-row>
        <table:table-row table:style-name="ro1">
          <table:table-cell office:value-type="float" office:value="0.08763437" calcext:value-type="float">
            <text:p>0.08763437</text:p>
          </table:table-cell>
        </table:table-row>
        <table:table-row table:style-name="ro1">
          <table:table-cell office:value-type="float" office:value="0.08747016" calcext:value-type="float">
            <text:p>0.08747016</text:p>
          </table:table-cell>
        </table:table-row>
        <table:table-row table:style-name="ro1">
          <table:table-cell office:value-type="float" office:value="0.08730651" calcext:value-type="float">
            <text:p>0.08730651</text:p>
          </table:table-cell>
        </table:table-row>
        <table:table-row table:style-name="ro1">
          <table:table-cell office:value-type="float" office:value="0.0871434" calcext:value-type="float">
            <text:p>0.0871434</text:p>
          </table:table-cell>
        </table:table-row>
        <table:table-row table:style-name="ro1">
          <table:table-cell office:value-type="float" office:value="0.08698085" calcext:value-type="float">
            <text:p>0.08698085</text:p>
          </table:table-cell>
        </table:table-row>
        <table:table-row table:style-name="ro1">
          <table:table-cell office:value-type="float" office:value="0.08681884" calcext:value-type="float">
            <text:p>0.08681884</text:p>
          </table:table-cell>
        </table:table-row>
        <table:table-row table:style-name="ro1">
          <table:table-cell office:value-type="float" office:value="0.08665737" calcext:value-type="float">
            <text:p>0.08665737</text:p>
          </table:table-cell>
        </table:table-row>
        <table:table-row table:style-name="ro1">
          <table:table-cell office:value-type="float" office:value="0.08649644" calcext:value-type="float">
            <text:p>0.08649644</text:p>
          </table:table-cell>
        </table:table-row>
        <table:table-row table:style-name="ro1">
          <table:table-cell office:value-type="float" office:value="0.08633606" calcext:value-type="float">
            <text:p>0.08633606</text:p>
          </table:table-cell>
        </table:table-row>
        <table:table-row table:style-name="ro1">
          <table:table-cell office:value-type="float" office:value="0.0861762" calcext:value-type="float">
            <text:p>0.0861762</text:p>
          </table:table-cell>
        </table:table-row>
        <table:table-row table:style-name="ro1">
          <table:table-cell office:value-type="float" office:value="0.08601688" calcext:value-type="float">
            <text:p>0.08601688</text:p>
          </table:table-cell>
        </table:table-row>
        <table:table-row table:style-name="ro1">
          <table:table-cell office:value-type="float" office:value="0.0858581" calcext:value-type="float">
            <text:p>0.0858581</text:p>
          </table:table-cell>
        </table:table-row>
        <table:table-row table:style-name="ro1">
          <table:table-cell office:value-type="float" office:value="0.08569983" calcext:value-type="float">
            <text:p>0.08569983</text:p>
          </table:table-cell>
        </table:table-row>
        <table:table-row table:style-name="ro1">
          <table:table-cell office:value-type="float" office:value="0.0855421" calcext:value-type="float">
            <text:p>0.0855421</text:p>
          </table:table-cell>
        </table:table-row>
        <table:table-row table:style-name="ro1">
          <table:table-cell office:value-type="float" office:value="0.08538489" calcext:value-type="float">
            <text:p>0.08538489</text:p>
          </table:table-cell>
        </table:table-row>
        <table:table-row table:style-name="ro1">
          <table:table-cell office:value-type="float" office:value="0.0852282" calcext:value-type="float">
            <text:p>0.0852282</text:p>
          </table:table-cell>
        </table:table-row>
        <table:table-row table:style-name="ro1">
          <table:table-cell office:value-type="float" office:value="0.08507203" calcext:value-type="float">
            <text:p>0.08507203</text:p>
          </table:table-cell>
        </table:table-row>
        <table:table-row table:style-name="ro1">
          <table:table-cell office:value-type="float" office:value="0.08491637" calcext:value-type="float">
            <text:p>0.08491637</text:p>
          </table:table-cell>
        </table:table-row>
        <table:table-row table:style-name="ro1">
          <table:table-cell office:value-type="float" office:value="0.08476123" calcext:value-type="float">
            <text:p>0.08476123</text:p>
          </table:table-cell>
        </table:table-row>
        <table:table-row table:style-name="ro1">
          <table:table-cell office:value-type="float" office:value="0.0846066" calcext:value-type="float">
            <text:p>0.0846066</text:p>
          </table:table-cell>
        </table:table-row>
        <table:table-row table:style-name="ro1">
          <table:table-cell office:value-type="float" office:value="0.08445248" calcext:value-type="float">
            <text:p>0.08445248</text:p>
          </table:table-cell>
        </table:table-row>
        <table:table-row table:style-name="ro1">
          <table:table-cell office:value-type="float" office:value="0.08429886" calcext:value-type="float">
            <text:p>0.08429886</text:p>
          </table:table-cell>
        </table:table-row>
        <table:table-row table:style-name="ro1">
          <table:table-cell office:value-type="float" office:value="0.08414575" calcext:value-type="float">
            <text:p>0.08414575</text:p>
          </table:table-cell>
        </table:table-row>
        <table:table-row table:style-name="ro1">
          <table:table-cell office:value-type="float" office:value="0.08399314" calcext:value-type="float">
            <text:p>0.08399314</text:p>
          </table:table-cell>
        </table:table-row>
        <table:table-row table:style-name="ro1">
          <table:table-cell office:value-type="float" office:value="0.08384104" calcext:value-type="float">
            <text:p>0.08384104</text:p>
          </table:table-cell>
        </table:table-row>
        <table:table-row table:style-name="ro1">
          <table:table-cell office:value-type="float" office:value="0.08368943" calcext:value-type="float">
            <text:p>0.08368943</text:p>
          </table:table-cell>
        </table:table-row>
        <table:table-row table:style-name="ro1">
          <table:table-cell office:value-type="float" office:value="0.08353831" calcext:value-type="float">
            <text:p>0.08353831</text:p>
          </table:table-cell>
        </table:table-row>
        <table:table-row table:style-name="ro1">
          <table:table-cell office:value-type="float" office:value="0.08338769" calcext:value-type="float">
            <text:p>0.08338769</text:p>
          </table:table-cell>
        </table:table-row>
        <table:table-row table:style-name="ro1">
          <table:table-cell office:value-type="float" office:value="0.08323756" calcext:value-type="float">
            <text:p>0.08323756</text:p>
          </table:table-cell>
        </table:table-row>
        <table:table-row table:style-name="ro1">
          <table:table-cell office:value-type="float" office:value="0.08308791" calcext:value-type="float">
            <text:p>0.08308791</text:p>
          </table:table-cell>
        </table:table-row>
        <table:table-row table:style-name="ro1">
          <table:table-cell office:value-type="float" office:value="0.08293876" calcext:value-type="float">
            <text:p>0.08293876</text:p>
          </table:table-cell>
        </table:table-row>
        <table:table-row table:style-name="ro1">
          <table:table-cell office:value-type="float" office:value="0.08279008" calcext:value-type="float">
            <text:p>0.08279008</text:p>
          </table:table-cell>
        </table:table-row>
        <table:table-row table:style-name="ro1">
          <table:table-cell office:value-type="float" office:value="0.08264189" calcext:value-type="float">
            <text:p>0.08264189</text:p>
          </table:table-cell>
        </table:table-row>
        <table:table-row table:style-name="ro1">
          <table:table-cell office:value-type="float" office:value="0.08249418" calcext:value-type="float">
            <text:p>0.08249418</text:p>
          </table:table-cell>
        </table:table-row>
        <table:table-row table:style-name="ro1">
          <table:table-cell office:value-type="float" office:value="0.08234695" calcext:value-type="float">
            <text:p>0.08234695</text:p>
          </table:table-cell>
        </table:table-row>
        <table:table-row table:style-name="ro1">
          <table:table-cell office:value-type="float" office:value="0.08220019" calcext:value-type="float">
            <text:p>0.08220019</text:p>
          </table:table-cell>
        </table:table-row>
        <table:table-row table:style-name="ro1">
          <table:table-cell office:value-type="float" office:value="0.08205391" calcext:value-type="float">
            <text:p>0.08205391</text:p>
          </table:table-cell>
        </table:table-row>
        <table:table-row table:style-name="ro1">
          <table:table-cell office:value-type="float" office:value="0.08190809" calcext:value-type="float">
            <text:p>0.08190809</text:p>
          </table:table-cell>
        </table:table-row>
        <table:table-row table:style-name="ro1">
          <table:table-cell office:value-type="float" office:value="0.08176275" calcext:value-type="float">
            <text:p>0.08176275</text:p>
          </table:table-cell>
        </table:table-row>
        <table:table-row table:style-name="ro1">
          <table:table-cell office:value-type="float" office:value="0.08161787" calcext:value-type="float">
            <text:p>0.08161787</text:p>
          </table:table-cell>
        </table:table-row>
        <table:table-row table:style-name="ro1">
          <table:table-cell office:value-type="float" office:value="0.08147346" calcext:value-type="float">
            <text:p>0.08147346</text:p>
          </table:table-cell>
        </table:table-row>
        <table:table-row table:style-name="ro1">
          <table:table-cell office:value-type="float" office:value="0.08132951" calcext:value-type="float">
            <text:p>0.08132951</text:p>
          </table:table-cell>
        </table:table-row>
        <table:table-row table:style-name="ro1">
          <table:table-cell office:value-type="float" office:value="0.08118602" calcext:value-type="float">
            <text:p>0.08118602</text:p>
          </table:table-cell>
        </table:table-row>
        <table:table-row table:style-name="ro1">
          <table:table-cell office:value-type="float" office:value="0.08104299" calcext:value-type="float">
            <text:p>0.08104299</text:p>
          </table:table-cell>
        </table:table-row>
        <table:table-row table:style-name="ro1">
          <table:table-cell office:value-type="float" office:value="0.08090042" calcext:value-type="float">
            <text:p>0.08090042</text:p>
          </table:table-cell>
        </table:table-row>
        <table:table-row table:style-name="ro1">
          <table:table-cell office:value-type="float" office:value="0.0807583" calcext:value-type="float">
            <text:p>0.0807583</text:p>
          </table:table-cell>
        </table:table-row>
        <table:table-row table:style-name="ro1">
          <table:table-cell office:value-type="float" office:value="0.08061663" calcext:value-type="float">
            <text:p>0.08061663</text:p>
          </table:table-cell>
        </table:table-row>
        <table:table-row table:style-name="ro1">
          <table:table-cell office:value-type="float" office:value="0.08047542" calcext:value-type="float">
            <text:p>0.08047542</text:p>
          </table:table-cell>
        </table:table-row>
        <table:table-row table:style-name="ro1">
          <table:table-cell office:value-type="float" office:value="0.08033465" calcext:value-type="float">
            <text:p>0.08033465</text:p>
          </table:table-cell>
        </table:table-row>
        <table:table-row table:style-name="ro1">
          <table:table-cell office:value-type="float" office:value="0.08019433" calcext:value-type="float">
            <text:p>0.08019433</text:p>
          </table:table-cell>
        </table:table-row>
        <table:table-row table:style-name="ro1">
          <table:table-cell office:value-type="float" office:value="0.08005445" calcext:value-type="float">
            <text:p>0.08005445</text:p>
          </table:table-cell>
        </table:table-row>
        <table:table-row table:style-name="ro1">
          <table:table-cell office:value-type="float" office:value="0.07991502" calcext:value-type="float">
            <text:p>0.07991502</text:p>
          </table:table-cell>
        </table:table-row>
        <table:table-row table:style-name="ro1">
          <table:table-cell office:value-type="float" office:value="0.07977603" calcext:value-type="float">
            <text:p>0.07977603</text:p>
          </table:table-cell>
        </table:table-row>
        <table:table-row table:style-name="ro1">
          <table:table-cell office:value-type="float" office:value="0.07963747" calcext:value-type="float">
            <text:p>0.07963747</text:p>
          </table:table-cell>
        </table:table-row>
        <table:table-row table:style-name="ro1">
          <table:table-cell office:value-type="float" office:value="0.07949936" calcext:value-type="float">
            <text:p>0.07949936</text:p>
          </table:table-cell>
        </table:table-row>
        <table:table-row table:style-name="ro1">
          <table:table-cell office:value-type="float" office:value="0.07936167" calcext:value-type="float">
            <text:p>0.07936167</text:p>
          </table:table-cell>
        </table:table-row>
        <table:table-row table:style-name="ro1">
          <table:table-cell office:value-type="float" office:value="0.07922442" calcext:value-type="float">
            <text:p>0.07922442</text:p>
          </table:table-cell>
        </table:table-row>
        <table:table-row table:style-name="ro1">
          <table:table-cell office:value-type="float" office:value="0.07908761" calcext:value-type="float">
            <text:p>0.07908761</text:p>
          </table:table-cell>
        </table:table-row>
        <table:table-row table:style-name="ro1">
          <table:table-cell office:value-type="float" office:value="0.07895122" calcext:value-type="float">
            <text:p>0.07895122</text:p>
          </table:table-cell>
        </table:table-row>
        <table:table-row table:style-name="ro1">
          <table:table-cell office:value-type="float" office:value="0.07881526" calcext:value-type="float">
            <text:p>0.07881526</text:p>
          </table:table-cell>
        </table:table-row>
        <table:table-row table:style-name="ro1">
          <table:table-cell office:value-type="float" office:value="0.07867972" calcext:value-type="float">
            <text:p>0.07867972</text:p>
          </table:table-cell>
        </table:table-row>
        <table:table-row table:style-name="ro1">
          <table:table-cell office:value-type="float" office:value="0.07854461" calcext:value-type="float">
            <text:p>0.07854461</text:p>
          </table:table-cell>
        </table:table-row>
        <table:table-row table:style-name="ro1">
          <table:table-cell office:value-type="float" office:value="0.07840991" calcext:value-type="float">
            <text:p>0.07840991</text:p>
          </table:table-cell>
        </table:table-row>
        <table:table-row table:style-name="ro1">
          <table:table-cell office:value-type="float" office:value="0.07827564" calcext:value-type="float">
            <text:p>0.07827564</text:p>
          </table:table-cell>
        </table:table-row>
        <table:table-row table:style-name="ro1">
          <table:table-cell office:value-type="float" office:value="0.07814179" calcext:value-type="float">
            <text:p>0.07814179</text:p>
          </table:table-cell>
        </table:table-row>
        <table:table-row table:style-name="ro1">
          <table:table-cell office:value-type="float" office:value="0.07800835" calcext:value-type="float">
            <text:p>0.07800835</text:p>
          </table:table-cell>
        </table:table-row>
        <table:table-row table:style-name="ro1">
          <table:table-cell office:value-type="float" office:value="0.07787533" calcext:value-type="float">
            <text:p>0.07787533</text:p>
          </table:table-cell>
        </table:table-row>
        <table:table-row table:style-name="ro1">
          <table:table-cell office:value-type="float" office:value="0.07774272" calcext:value-type="float">
            <text:p>0.07774272</text:p>
          </table:table-cell>
        </table:table-row>
        <table:table-row table:style-name="ro1">
          <table:table-cell office:value-type="float" office:value="0.07761052" calcext:value-type="float">
            <text:p>0.07761052</text:p>
          </table:table-cell>
        </table:table-row>
        <table:table-row table:style-name="ro1">
          <table:table-cell office:value-type="float" office:value="0.07747873" calcext:value-type="float">
            <text:p>0.07747873</text:p>
          </table:table-cell>
        </table:table-row>
        <table:table-row table:style-name="ro1">
          <table:table-cell office:value-type="float" office:value="0.07734734" calcext:value-type="float">
            <text:p>0.07734734</text:p>
          </table:table-cell>
        </table:table-row>
        <table:table-row table:style-name="ro1">
          <table:table-cell office:value-type="float" office:value="0.07721637" calcext:value-type="float">
            <text:p>0.07721637</text:p>
          </table:table-cell>
        </table:table-row>
        <table:table-row table:style-name="ro1">
          <table:table-cell office:value-type="float" office:value="0.07708579" calcext:value-type="float">
            <text:p>0.07708579</text:p>
          </table:table-cell>
        </table:table-row>
        <table:table-row table:style-name="ro1">
          <table:table-cell office:value-type="float" office:value="0.07695562" calcext:value-type="float">
            <text:p>0.07695562</text:p>
          </table:table-cell>
        </table:table-row>
        <table:table-row table:style-name="ro1">
          <table:table-cell office:value-type="float" office:value="0.07682585" calcext:value-type="float">
            <text:p>0.07682585</text:p>
          </table:table-cell>
        </table:table-row>
        <table:table-row table:style-name="ro1">
          <table:table-cell office:value-type="float" office:value="0.07669647" calcext:value-type="float">
            <text:p>0.07669647</text:p>
          </table:table-cell>
        </table:table-row>
        <table:table-row table:style-name="ro1">
          <table:table-cell office:value-type="float" office:value="0.0765675" calcext:value-type="float">
            <text:p>0.0765675</text:p>
          </table:table-cell>
        </table:table-row>
        <table:table-row table:style-name="ro1">
          <table:table-cell office:value-type="float" office:value="0.07643892" calcext:value-type="float">
            <text:p>0.07643892</text:p>
          </table:table-cell>
        </table:table-row>
        <table:table-row table:style-name="ro1">
          <table:table-cell office:value-type="float" office:value="0.07631073" calcext:value-type="float">
            <text:p>0.07631073</text:p>
          </table:table-cell>
        </table:table-row>
        <table:table-row table:style-name="ro1">
          <table:table-cell office:value-type="float" office:value="0.07618293" calcext:value-type="float">
            <text:p>0.07618293</text:p>
          </table:table-cell>
        </table:table-row>
        <table:table-row table:style-name="ro1">
          <table:table-cell office:value-type="float" office:value="0.07605553" calcext:value-type="float">
            <text:p>0.07605553</text:p>
          </table:table-cell>
        </table:table-row>
        <table:table-row table:style-name="ro1">
          <table:table-cell office:value-type="float" office:value="0.07592851" calcext:value-type="float">
            <text:p>0.07592851</text:p>
          </table:table-cell>
        </table:table-row>
        <table:table-row table:style-name="ro1">
          <table:table-cell office:value-type="float" office:value="0.07580188" calcext:value-type="float">
            <text:p>0.07580188</text:p>
          </table:table-cell>
        </table:table-row>
        <table:table-row table:style-name="ro1">
          <table:table-cell office:value-type="float" office:value="0.07567563" calcext:value-type="float">
            <text:p>0.07567563</text:p>
          </table:table-cell>
        </table:table-row>
        <table:table-row table:style-name="ro1">
          <table:table-cell office:value-type="float" office:value="0.07554977" calcext:value-type="float">
            <text:p>0.07554977</text:p>
          </table:table-cell>
        </table:table-row>
        <table:table-row table:style-name="ro1">
          <table:table-cell office:value-type="float" office:value="0.07542429" calcext:value-type="float">
            <text:p>0.07542429</text:p>
          </table:table-cell>
        </table:table-row>
        <table:table-row table:style-name="ro1">
          <table:table-cell office:value-type="float" office:value="0.07529919" calcext:value-type="float">
            <text:p>0.07529919</text:p>
          </table:table-cell>
        </table:table-row>
        <table:table-row table:style-name="ro1">
          <table:table-cell office:value-type="float" office:value="0.07517446" calcext:value-type="float">
            <text:p>0.07517446</text:p>
          </table:table-cell>
        </table:table-row>
        <table:table-row table:style-name="ro1">
          <table:table-cell office:value-type="float" office:value="0.07505012" calcext:value-type="float">
            <text:p>0.07505012</text:p>
          </table:table-cell>
        </table:table-row>
        <table:table-row table:style-name="ro1">
          <table:table-cell office:value-type="float" office:value="0.07492615" calcext:value-type="float">
            <text:p>0.07492615</text:p>
          </table:table-cell>
        </table:table-row>
        <table:table-row table:style-name="ro1">
          <table:table-cell office:value-type="float" office:value="0.07480255" calcext:value-type="float">
            <text:p>0.07480255</text:p>
          </table:table-cell>
        </table:table-row>
        <table:table-row table:style-name="ro1">
          <table:table-cell office:value-type="float" office:value="0.07467933" calcext:value-type="float">
            <text:p>0.07467933</text:p>
          </table:table-cell>
        </table:table-row>
        <table:table-row table:style-name="ro1">
          <table:table-cell office:value-type="float" office:value="0.07455648" calcext:value-type="float">
            <text:p>0.07455648</text:p>
          </table:table-cell>
        </table:table-row>
        <table:table-row table:style-name="ro1">
          <table:table-cell office:value-type="float" office:value="0.07443399" calcext:value-type="float">
            <text:p>0.07443399</text:p>
          </table:table-cell>
        </table:table-row>
        <table:table-row table:style-name="ro1">
          <table:table-cell office:value-type="float" office:value="0.07431188" calcext:value-type="float">
            <text:p>0.07431188</text:p>
          </table:table-cell>
        </table:table-row>
        <table:table-row table:style-name="ro1">
          <table:table-cell office:value-type="float" office:value="0.07419013" calcext:value-type="float">
            <text:p>0.07419013</text:p>
          </table:table-cell>
        </table:table-row>
        <table:table-row table:style-name="ro1">
          <table:table-cell office:value-type="float" office:value="0.07406874" calcext:value-type="float">
            <text:p>0.07406874</text:p>
          </table:table-cell>
        </table:table-row>
        <table:table-row table:style-name="ro1">
          <table:table-cell office:value-type="float" office:value="0.07394772" calcext:value-type="float">
            <text:p>0.07394772</text:p>
          </table:table-cell>
        </table:table-row>
        <table:table-row table:style-name="ro1">
          <table:table-cell office:value-type="float" office:value="0.07382705" calcext:value-type="float">
            <text:p>0.07382705</text:p>
          </table:table-cell>
        </table:table-row>
        <table:table-row table:style-name="ro1">
          <table:table-cell office:value-type="float" office:value="0.07370675" calcext:value-type="float">
            <text:p>0.07370675</text:p>
          </table:table-cell>
        </table:table-row>
        <table:table-row table:style-name="ro1">
          <table:table-cell office:value-type="float" office:value="0.07358681" calcext:value-type="float">
            <text:p>0.07358681</text:p>
          </table:table-cell>
        </table:table-row>
        <table:table-row table:style-name="ro1">
          <table:table-cell office:value-type="float" office:value="0.07346722" calcext:value-type="float">
            <text:p>0.07346722</text:p>
          </table:table-cell>
        </table:table-row>
        <table:table-row table:style-name="ro1">
          <table:table-cell office:value-type="float" office:value="0.07334799" calcext:value-type="float">
            <text:p>0.07334799</text:p>
          </table:table-cell>
        </table:table-row>
        <table:table-row table:style-name="ro1">
          <table:table-cell office:value-type="float" office:value="0.07322911" calcext:value-type="float">
            <text:p>0.07322911</text:p>
          </table:table-cell>
        </table:table-row>
        <table:table-row table:style-name="ro1">
          <table:table-cell office:value-type="float" office:value="0.07311059" calcext:value-type="float">
            <text:p>0.07311059</text:p>
          </table:table-cell>
        </table:table-row>
        <table:table-row table:style-name="ro1">
          <table:table-cell office:value-type="float" office:value="0.07299241" calcext:value-type="float">
            <text:p>0.07299241</text:p>
          </table:table-cell>
        </table:table-row>
        <table:table-row table:style-name="ro1">
          <table:table-cell office:value-type="float" office:value="0.07287459" calcext:value-type="float">
            <text:p>0.07287459</text:p>
          </table:table-cell>
        </table:table-row>
        <table:table-row table:style-name="ro1">
          <table:table-cell office:value-type="float" office:value="0.07275711" calcext:value-type="float">
            <text:p>0.07275711</text:p>
          </table:table-cell>
        </table:table-row>
        <table:table-row table:style-name="ro1">
          <table:table-cell office:value-type="float" office:value="0.07263998" calcext:value-type="float">
            <text:p>0.07263998</text:p>
          </table:table-cell>
        </table:table-row>
        <table:table-row table:style-name="ro1">
          <table:table-cell office:value-type="float" office:value="0.07252319" calcext:value-type="float">
            <text:p>0.07252319</text:p>
          </table:table-cell>
        </table:table-row>
        <table:table-row table:style-name="ro1">
          <table:table-cell office:value-type="float" office:value="0.07240675" calcext:value-type="float">
            <text:p>0.07240675</text:p>
          </table:table-cell>
        </table:table-row>
        <table:table-row table:style-name="ro1">
          <table:table-cell office:value-type="float" office:value="0.07229065" calcext:value-type="float">
            <text:p>0.07229065</text:p>
          </table:table-cell>
        </table:table-row>
        <table:table-row table:style-name="ro1">
          <table:table-cell office:value-type="float" office:value="0.0721749" calcext:value-type="float">
            <text:p>0.0721749</text:p>
          </table:table-cell>
        </table:table-row>
        <table:table-row table:style-name="ro1">
          <table:table-cell office:value-type="float" office:value="0.07205948" calcext:value-type="float">
            <text:p>0.07205948</text:p>
          </table:table-cell>
        </table:table-row>
        <table:table-row table:style-name="ro1">
          <table:table-cell office:value-type="float" office:value="0.0719444" calcext:value-type="float">
            <text:p>0.0719444</text:p>
          </table:table-cell>
        </table:table-row>
        <table:table-row table:style-name="ro1">
          <table:table-cell office:value-type="float" office:value="0.07182965" calcext:value-type="float">
            <text:p>0.07182965</text:p>
          </table:table-cell>
        </table:table-row>
        <table:table-row table:style-name="ro1">
          <table:table-cell office:value-type="float" office:value="0.07171524" calcext:value-type="float">
            <text:p>0.07171524</text:p>
          </table:table-cell>
        </table:table-row>
        <table:table-row table:style-name="ro1">
          <table:table-cell office:value-type="float" office:value="0.07160117" calcext:value-type="float">
            <text:p>0.07160117</text:p>
          </table:table-cell>
        </table:table-row>
        <table:table-row table:style-name="ro1">
          <table:table-cell office:value-type="float" office:value="0.07148743" calcext:value-type="float">
            <text:p>0.07148743</text:p>
          </table:table-cell>
        </table:table-row>
        <table:table-row table:style-name="ro1">
          <table:table-cell office:value-type="float" office:value="0.07137401" calcext:value-type="float">
            <text:p>0.07137401</text:p>
          </table:table-cell>
        </table:table-row>
        <table:table-row table:style-name="ro1">
          <table:table-cell office:value-type="float" office:value="0.07126093" calcext:value-type="float">
            <text:p>0.07126093</text:p>
          </table:table-cell>
        </table:table-row>
        <table:table-row table:style-name="ro1">
          <table:table-cell office:value-type="float" office:value="0.07114818" calcext:value-type="float">
            <text:p>0.07114818</text:p>
          </table:table-cell>
        </table:table-row>
        <table:table-row table:style-name="ro1">
          <table:table-cell office:value-type="float" office:value="0.07103575" calcext:value-type="float">
            <text:p>0.07103575</text:p>
          </table:table-cell>
        </table:table-row>
        <table:table-row table:style-name="ro1">
          <table:table-cell office:value-type="float" office:value="0.07092365" calcext:value-type="float">
            <text:p>0.07092365</text:p>
          </table:table-cell>
        </table:table-row>
        <table:table-row table:style-name="ro1">
          <table:table-cell office:value-type="float" office:value="0.07081188" calcext:value-type="float">
            <text:p>0.07081188</text:p>
          </table:table-cell>
        </table:table-row>
        <table:table-row table:style-name="ro1">
          <table:table-cell office:value-type="float" office:value="0.07070043" calcext:value-type="float">
            <text:p>0.07070043</text:p>
          </table:table-cell>
        </table:table-row>
        <table:table-row table:style-name="ro1">
          <table:table-cell office:value-type="float" office:value="0.0705893" calcext:value-type="float">
            <text:p>0.0705893</text:p>
          </table:table-cell>
        </table:table-row>
        <table:table-row table:style-name="ro1">
          <table:table-cell office:value-type="float" office:value="0.07047849" calcext:value-type="float">
            <text:p>0.07047849</text:p>
          </table:table-cell>
        </table:table-row>
        <table:table-row table:style-name="ro1">
          <table:table-cell office:value-type="float" office:value="0.070368" calcext:value-type="float">
            <text:p>0.070368</text:p>
          </table:table-cell>
        </table:table-row>
        <table:table-row table:style-name="ro1">
          <table:table-cell office:value-type="float" office:value="0.07025782" calcext:value-type="float">
            <text:p>0.07025782</text:p>
          </table:table-cell>
        </table:table-row>
        <table:table-row table:style-name="ro1">
          <table:table-cell office:value-type="float" office:value="0.07014797" calcext:value-type="float">
            <text:p>0.07014797</text:p>
          </table:table-cell>
        </table:table-row>
        <table:table-row table:style-name="ro1">
          <table:table-cell office:value-type="float" office:value="0.07003843" calcext:value-type="float">
            <text:p>0.07003843</text:p>
          </table:table-cell>
        </table:table-row>
        <table:table-row table:style-name="ro1">
          <table:table-cell office:value-type="float" office:value="0.0699292" calcext:value-type="float">
            <text:p>0.0699292</text:p>
          </table:table-cell>
        </table:table-row>
        <table:table-row table:style-name="ro1">
          <table:table-cell office:value-type="float" office:value="0.06982029" calcext:value-type="float">
            <text:p>0.06982029</text:p>
          </table:table-cell>
        </table:table-row>
        <table:table-row table:style-name="ro1">
          <table:table-cell office:value-type="float" office:value="0.06971168" calcext:value-type="float">
            <text:p>0.06971168</text:p>
          </table:table-cell>
        </table:table-row>
        <table:table-row table:style-name="ro1">
          <table:table-cell office:value-type="float" office:value="0.06960339" calcext:value-type="float">
            <text:p>0.06960339</text:p>
          </table:table-cell>
        </table:table-row>
        <table:table-row table:style-name="ro1">
          <table:table-cell office:value-type="float" office:value="0.06949541" calcext:value-type="float">
            <text:p>0.06949541</text:p>
          </table:table-cell>
        </table:table-row>
        <table:table-row table:style-name="ro1">
          <table:table-cell office:value-type="float" office:value="0.06938773" calcext:value-type="float">
            <text:p>0.06938773</text:p>
          </table:table-cell>
        </table:table-row>
        <table:table-row table:style-name="ro1">
          <table:table-cell office:value-type="float" office:value="0.06928037" calcext:value-type="float">
            <text:p>0.06928037</text:p>
          </table:table-cell>
        </table:table-row>
        <table:table-row table:style-name="ro1">
          <table:table-cell office:value-type="float" office:value="0.0691733" calcext:value-type="float">
            <text:p>0.0691733</text:p>
          </table:table-cell>
        </table:table-row>
        <table:table-row table:style-name="ro1">
          <table:table-cell office:value-type="float" office:value="0.06906654" calcext:value-type="float">
            <text:p>0.06906654</text:p>
          </table:table-cell>
        </table:table-row>
        <table:table-row table:style-name="ro1">
          <table:table-cell office:value-type="float" office:value="0.06896009" calcext:value-type="float">
            <text:p>0.06896009</text:p>
          </table:table-cell>
        </table:table-row>
        <table:table-row table:style-name="ro1">
          <table:table-cell office:value-type="float" office:value="0.06885393" calcext:value-type="float">
            <text:p>0.06885393</text:p>
          </table:table-cell>
        </table:table-row>
        <table:table-row table:style-name="ro1">
          <table:table-cell office:value-type="float" office:value="0.06874808" calcext:value-type="float">
            <text:p>0.06874808</text:p>
          </table:table-cell>
        </table:table-row>
        <table:table-row table:style-name="ro1">
          <table:table-cell office:value-type="float" office:value="0.06864253" calcext:value-type="float">
            <text:p>0.06864253</text:p>
          </table:table-cell>
        </table:table-row>
        <table:table-row table:style-name="ro1">
          <table:table-cell office:value-type="float" office:value="0.06853727" calcext:value-type="float">
            <text:p>0.06853727</text:p>
          </table:table-cell>
        </table:table-row>
        <table:table-row table:style-name="ro1">
          <table:table-cell office:value-type="float" office:value="0.06843231" calcext:value-type="float">
            <text:p>0.06843231</text:p>
          </table:table-cell>
        </table:table-row>
        <table:table-row table:style-name="ro1">
          <table:table-cell office:value-type="float" office:value="0.06832765" calcext:value-type="float">
            <text:p>0.06832765</text:p>
          </table:table-cell>
        </table:table-row>
        <table:table-row table:style-name="ro1">
          <table:table-cell office:value-type="float" office:value="0.06822328" calcext:value-type="float">
            <text:p>0.06822328</text:p>
          </table:table-cell>
        </table:table-row>
        <table:table-row table:style-name="ro1">
          <table:table-cell office:value-type="float" office:value="0.0681192" calcext:value-type="float">
            <text:p>0.0681192</text:p>
          </table:table-cell>
        </table:table-row>
        <table:table-row table:style-name="ro1">
          <table:table-cell office:value-type="float" office:value="0.06801542" calcext:value-type="float">
            <text:p>0.06801542</text:p>
          </table:table-cell>
        </table:table-row>
        <table:table-row table:style-name="ro1">
          <table:table-cell office:value-type="float" office:value="0.06791193" calcext:value-type="float">
            <text:p>0.06791193</text:p>
          </table:table-cell>
        </table:table-row>
        <table:table-row table:style-name="ro1">
          <table:table-cell office:value-type="float" office:value="0.06780872" calcext:value-type="float">
            <text:p>0.06780872</text:p>
          </table:table-cell>
        </table:table-row>
        <table:table-row table:style-name="ro1">
          <table:table-cell office:value-type="float" office:value="0.06770581" calcext:value-type="float">
            <text:p>0.06770581</text:p>
          </table:table-cell>
        </table:table-row>
        <table:table-row table:style-name="ro1">
          <table:table-cell office:value-type="float" office:value="0.06760318" calcext:value-type="float">
            <text:p>0.06760318</text:p>
          </table:table-cell>
        </table:table-row>
        <table:table-row table:style-name="ro1">
          <table:table-cell office:value-type="float" office:value="0.06750084" calcext:value-type="float">
            <text:p>0.06750084</text:p>
          </table:table-cell>
        </table:table-row>
        <table:table-row table:style-name="ro1">
          <table:table-cell office:value-type="float" office:value="0.06739879" calcext:value-type="float">
            <text:p>0.06739879</text:p>
          </table:table-cell>
        </table:table-row>
        <table:table-row table:style-name="ro1">
          <table:table-cell office:value-type="float" office:value="0.06729702" calcext:value-type="float">
            <text:p>0.06729702</text:p>
          </table:table-cell>
        </table:table-row>
        <table:table-row table:style-name="ro1">
          <table:table-cell office:value-type="float" office:value="0.06719553" calcext:value-type="float">
            <text:p>0.06719553</text:p>
          </table:table-cell>
        </table:table-row>
        <table:table-row table:style-name="ro1">
          <table:table-cell office:value-type="float" office:value="0.06709433" calcext:value-type="float">
            <text:p>0.06709433</text:p>
          </table:table-cell>
        </table:table-row>
        <table:table-row table:style-name="ro1">
          <table:table-cell office:value-type="float" office:value="0.06699341" calcext:value-type="float">
            <text:p>0.06699341</text:p>
          </table:table-cell>
        </table:table-row>
        <table:table-row table:style-name="ro1">
          <table:table-cell office:value-type="float" office:value="0.06689276" calcext:value-type="float">
            <text:p>0.06689276</text:p>
          </table:table-cell>
        </table:table-row>
        <table:table-row table:style-name="ro1">
          <table:table-cell office:value-type="float" office:value="0.0667924" calcext:value-type="float">
            <text:p>0.0667924</text:p>
          </table:table-cell>
        </table:table-row>
        <table:table-row table:style-name="ro1">
          <table:table-cell office:value-type="float" office:value="0.06669231" calcext:value-type="float">
            <text:p>0.06669231</text:p>
          </table:table-cell>
        </table:table-row>
        <table:table-row table:style-name="ro1">
          <table:table-cell office:value-type="float" office:value="0.0665925" calcext:value-type="float">
            <text:p>0.0665925</text:p>
          </table:table-cell>
        </table:table-row>
        <table:table-row table:style-name="ro1">
          <table:table-cell office:value-type="float" office:value="0.06649296" calcext:value-type="float">
            <text:p>0.06649296</text:p>
          </table:table-cell>
        </table:table-row>
        <table:table-row table:style-name="ro1">
          <table:table-cell office:value-type="float" office:value="0.0663937" calcext:value-type="float">
            <text:p>0.0663937</text:p>
          </table:table-cell>
        </table:table-row>
        <table:table-row table:style-name="ro1">
          <table:table-cell office:value-type="float" office:value="0.06629471" calcext:value-type="float">
            <text:p>0.06629471</text:p>
          </table:table-cell>
        </table:table-row>
        <table:table-row table:style-name="ro1">
          <table:table-cell office:value-type="float" office:value="0.066196" calcext:value-type="float">
            <text:p>0.066196</text:p>
          </table:table-cell>
        </table:table-row>
        <table:table-row table:style-name="ro1">
          <table:table-cell office:value-type="float" office:value="0.06609755" calcext:value-type="float">
            <text:p>0.06609755</text:p>
          </table:table-cell>
        </table:table-row>
        <table:table-row table:style-name="ro1">
          <table:table-cell office:value-type="float" office:value="0.06599938" calcext:value-type="float">
            <text:p>0.06599938</text:p>
          </table:table-cell>
        </table:table-row>
        <table:table-row table:style-name="ro1">
          <table:table-cell office:value-type="float" office:value="0.06590148" calcext:value-type="float">
            <text:p>0.06590148</text:p>
          </table:table-cell>
        </table:table-row>
        <table:table-row table:style-name="ro1">
          <table:table-cell office:value-type="float" office:value="0.06580384" calcext:value-type="float">
            <text:p>0.06580384</text:p>
          </table:table-cell>
        </table:table-row>
        <table:table-row table:style-name="ro1">
          <table:table-cell office:value-type="float" office:value="0.06570647" calcext:value-type="float">
            <text:p>0.06570647</text:p>
          </table:table-cell>
        </table:table-row>
        <table:table-row table:style-name="ro1">
          <table:table-cell office:value-type="float" office:value="0.06560937" calcext:value-type="float">
            <text:p>0.06560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5T20:24:20.730902345</dc:date>
    <meta:editing-duration>PT1M</meta:editing-duration>
    <meta:editing-cycles>1</meta:editing-cycles>
    <meta:document-statistic meta:table-count="1" meta:cell-count="1001" meta:object-count="1"/>
    <meta:generator>LibreOffice/6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55cm" svg:height="9cm" xlink:href=".." xlink:type="simple" chart:class="chart:line" chart:style-name="ch1">
        <chart:title svg:x="11.631cm" svg:y="0.316cm" chart:style-name="ch2">
          <text:p>Learning Progress</text:p>
        </chart:title>
        <chart:legend chart:legend-position="bottom" svg:x="12.775cm" svg:y="8.401cm" style:legend-expansion="wide" chart:style-name="ch3"/>
        <chart:plot-area chart:style-name="ch4" table:cell-range-address="'extra_0.2_0.5_1000'.A1:'extra_0.2_0.5_1000'.A1001" chart:data-source-has-labels="row" svg:x="1.552cm" svg:y="1.275cm" svg:width="24.962cm" svg:height="5.781cm">
          <chartooo:coordinate-region svg:x="2.279cm" svg:y="1.275cm" svg:width="24.235cm" svg:height="4.658cm"/>
          <chart:axis chart:dimension="x" chart:name="primary-x" chart:style-name="ch5">
            <chart:title svg:x="13.394cm" svg:y="7.236cm" chart:style-name="ch6">
              <text:p>Iteration</text:p>
            </chart:title>
          </chart:axis>
          <chart:axis chart:dimension="y" chart:name="primary-y" chart:style-name="ch5">
            <chart:title svg:x="0.451cm" svg:y="4.579cm" chart:style-name="ch7">
              <text:p>Error</text:p>
            </chart:title>
            <chart:grid chart:style-name="ch8" chart:class="major"/>
          </chart:axis>
          <chart:series chart:style-name="ch9" chart:values-cell-range-address="'extra_0.2_0.5_1000'.A2:'extra_0.2_0.5_1000'.A1001" chart:label-cell-address="'extra_0.2_0.5_1000'.A1:'extra_0.2_0.5_1000'.A1" chart:class="chart:line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'extra_0.2_0.5_1000'.A1:'extra_0.2_0.5_100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5197227">
                <text:p>3.65197227</text:p>
                <draw:g>
                  <svg:desc>'extra_0.2_0.5_1000'.A2:'extra_0.2_0.5_1000'.A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6710102">
                <text:p>3.06710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2070325">
                <text:p>2.72070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533551">
                <text:p>2.5533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785549">
                <text:p>2.4785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4533214">
                <text:p>2.44533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2973766">
                <text:p>2.42973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2137384">
                <text:p>2.42137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1589429">
                <text:p>2.41589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1152696">
                <text:p>2.41152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0756171">
                <text:p>2.40756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0371577">
                <text:p>2.40371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9987487">
                <text:p>2.39987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9599022">
                <text:p>2.39599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9203823">
                <text:p>2.392038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8800503">
                <text:p>2.38800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8388059">
                <text:p>2.38388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796564">
                <text:p>2.3796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532465">
                <text:p>2.37532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087784">
                <text:p>2.37087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6630867">
                <text:p>2.366308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161">
                <text:p>2.36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5677481">
                <text:p>2.35677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5179621">
                <text:p>2.351796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4666746">
                <text:p>2.34666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4138195">
                <text:p>2.341381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3593326">
                <text:p>2.33593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3031518">
                <text:p>2.33031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2452168">
                <text:p>2.32452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1854699">
                <text:p>2.31854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1238563">
                <text:p>2.31238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060324">
                <text:p>2.30603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9948244">
                <text:p>2.29948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9273126">
                <text:p>2.292731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8577477">
                <text:p>2.28577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7860933">
                <text:p>2.27860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7123174">
                <text:p>2.27123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6363934">
                <text:p>2.263639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5583">
                <text:p>2.25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4780215">
                <text:p>2.247802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3955483">
                <text:p>2.23955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3108772">
                <text:p>2.23108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2240115">
                <text:p>2.222401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1349613">
                <text:p>2.213496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0437435">
                <text:p>2.20437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9503822">
                <text:p>2.195038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8549087">
                <text:p>2.185490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7573612">
                <text:p>2.175736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6577852">
                <text:p>2.16577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556233">
                <text:p>2.15562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4527639">
                <text:p>2.14527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3474435">
                <text:p>2.13474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2403438">
                <text:p>2.124034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1315425">
                <text:p>2.113154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0211227">
                <text:p>2.102112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9091726">
                <text:p>2.09091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7957843">
                <text:p>2.079578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6810542">
                <text:p>2.068105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5650813">
                <text:p>2.056508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4479674">
                <text:p>2.044796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3298158">
                <text:p>2.032981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2107311">
                <text:p>2.021073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0908181">
                <text:p>2.009081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9701815">
                <text:p>1.997018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8489249">
                <text:p>1.98489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7271504">
                <text:p>1.972715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6049579">
                <text:p>1.96049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4824445">
                <text:p>1.948244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3597043">
                <text:p>1.93597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2368275">
                <text:p>1.92368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1139003">
                <text:p>1.911390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9910046">
                <text:p>1.899100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8682176">
                <text:p>1.886821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7456117">
                <text:p>1.87456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6232541">
                <text:p>1.862325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5012073">
                <text:p>1.850120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3795283">
                <text:p>1.83795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2582694">
                <text:p>1.825826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1374775">
                <text:p>1.813747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0171949">
                <text:p>1.80171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8974592">
                <text:p>1.789745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7783033">
                <text:p>1.777830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6597557">
                <text:p>1.765975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5418412">
                <text:p>1.754184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4245803">
                <text:p>1.742458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3079903">
                <text:p>1.730799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192085">
                <text:p>1.71920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0768753">
                <text:p>1.707687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623694">
                <text:p>1.696236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848573">
                <text:p>1.68485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7354895">
                <text:p>1.67354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6231207">
                <text:p>1.662312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5114664">
                <text:p>1.651146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4005254">
                <text:p>1.64005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2902948">
                <text:p>1.629029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180771">
                <text:p>1.61807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0719497">
                <text:p>1.607194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9638258">
                <text:p>1.596382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8563937">
                <text:p>1.585639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7496478">
                <text:p>1.57496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6435819">
                <text:p>1.564358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5381901">
                <text:p>1.553819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4334663">
                <text:p>1.543346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3294045">
                <text:p>1.532940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2259992">
                <text:p>1.522599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1232448">
                <text:p>1.512324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021136">
                <text:p>1.5021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9196681">
                <text:p>1.491966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8188365">
                <text:p>1.481883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7186371">
                <text:p>1.471863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619066">
                <text:p>1.46190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5201199">
                <text:p>1.452011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4217956">
                <text:p>1.442179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3240906">
                <text:p>1.432409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2270024">
                <text:p>1.422700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130529">
                <text:p>1.41305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0346687">
                <text:p>1.403466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93942">
                <text:p>1.3939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8447816">
                <text:p>1.384478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7507527">
                <text:p>1.375075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6573324">
                <text:p>1.365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56452">
                <text:p>1.3564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4723151">
                <text:p>1.347231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3807172">
                <text:p>1.33807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2897261">
                <text:p>1.328972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1993413">
                <text:p>1.319934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1095628">
                <text:p>1.310956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0203903">
                <text:p>1.302039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318234">
                <text:p>1.293182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843862">
                <text:p>1.28438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7565057">
                <text:p>1.275650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669754">
                <text:p>1.26697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5836065">
                <text:p>1.258360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4980625">
                <text:p>1.24980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4131214">
                <text:p>1.241312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3287823">
                <text:p>1.232878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2450443">
                <text:p>1.224504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1619063">
                <text:p>1.21619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0793672">
                <text:p>1.207936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9974255">
                <text:p>1.199742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9160798">
                <text:p>1.191607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8353285">
                <text:p>1.183532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7551698">
                <text:p>1.175516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6756019">
                <text:p>1.167560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5966228">
                <text:p>1.159662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5182302">
                <text:p>1.15182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4404221">
                <text:p>1.144042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3631959">
                <text:p>1.136319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2865492">
                <text:p>1.128654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2104794">
                <text:p>1.121047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1349839">
                <text:p>1.11349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0600599">
                <text:p>1.106005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9857045">
                <text:p>1.098570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9119147">
                <text:p>1.091191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8386876">
                <text:p>1.08386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76602">
                <text:p>1.0766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6939089">
                <text:p>1.069390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622351">
                <text:p>1.06223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5513431">
                <text:p>1.055134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4808819">
                <text:p>1.048088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4109641">
                <text:p>1.041096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3415863">
                <text:p>1.03415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2727452">
                <text:p>1.027274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2044373">
                <text:p>1.020443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1366593">
                <text:p>1.013665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0694076">
                <text:p>1.006940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0026789">
                <text:p>1.000267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364697">
                <text:p>0.993646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8707766">
                <text:p>0.987077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8055961">
                <text:p>0.980559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409247">
                <text:p>0.974092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676759">
                <text:p>0.96767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6130956">
                <text:p>0.961309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549931">
                <text:p>0.95499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4872619">
                <text:p>0.948726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4250847">
                <text:p>0.942508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3633962">
                <text:p>0.936339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3021928">
                <text:p>0.930219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2414714">
                <text:p>0.924147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1812284">
                <text:p>0.918122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1214606">
                <text:p>0.912146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621647">
                <text:p>0.906216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0033374">
                <text:p>0.900333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9449753">
                <text:p>0.894497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8870752">
                <text:p>0.888707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8296339">
                <text:p>0.882963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7726481">
                <text:p>0.877264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161146">
                <text:p>0.871611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6600302">
                <text:p>0.866003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043917">
                <text:p>0.860439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5491961">
                <text:p>0.854919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49444">
                <text:p>0.8494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4401204">
                <text:p>0.844012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3862342">
                <text:p>0.838623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3327782">
                <text:p>0.833277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2797494">
                <text:p>0.827974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271447">
                <text:p>0.82271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174961">
                <text:p>0.81749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231954">
                <text:p>0.812319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0718446">
                <text:p>0.807184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0209058">
                <text:p>0.802090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9703759">
                <text:p>0.797037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9202519">
                <text:p>0.792025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8705308">
                <text:p>0.787053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8212096">
                <text:p>0.782120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7722854">
                <text:p>0.777228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7237552">
                <text:p>0.772375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6756161">
                <text:p>0.767561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6278651">
                <text:p>0.762786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5804992">
                <text:p>0.758049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5335156">
                <text:p>0.753351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4869114">
                <text:p>0.748691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4406836">
                <text:p>0.744068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3948293">
                <text:p>0.739482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3493457">
                <text:p>0.734934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3042298">
                <text:p>0.730422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2594788">
                <text:p>0.725947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2150899">
                <text:p>0.721508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1710601">
                <text:p>0.717106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1273866">
                <text:p>0.712738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0840666">
                <text:p>0.708406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0410973">
                <text:p>0.704109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9984757">
                <text:p>0.699847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9561992">
                <text:p>0.695619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9142649">
                <text:p>0.691426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8726699">
                <text:p>0.687266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8314116">
                <text:p>0.683141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790487">
                <text:p>0.67904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7498936">
                <text:p>0.674989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7096284">
                <text:p>0.670962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6696887">
                <text:p>0.666968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6300719">
                <text:p>0.663007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5907751">
                <text:p>0.659077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5517956">
                <text:p>0.655179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5131308">
                <text:p>0.651313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4747778">
                <text:p>0.647477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4367341">
                <text:p>0.643673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398997">
                <text:p>0.63989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3615638">
                <text:p>0.636156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3244318">
                <text:p>0.632443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2875984">
                <text:p>0.628759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2510609">
                <text:p>0.625106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2148169">
                <text:p>0.621481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1788635">
                <text:p>0.617886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1431984">
                <text:p>0.614319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1078188">
                <text:p>0.610781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0727223">
                <text:p>0.607272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0379063">
                <text:p>0.603790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0033682">
                <text:p>0.600336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9691056">
                <text:p>0.596910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9351159">
                <text:p>0.593511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9013967">
                <text:p>0.590139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8679454">
                <text:p>0.586794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8347598">
                <text:p>0.583475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8018372">
                <text:p>0.580183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7691753">
                <text:p>0.576917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7367717">
                <text:p>0.573677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704624">
                <text:p>0.57046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6727299">
                <text:p>0.567272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641087">
                <text:p>0.56410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6096929">
                <text:p>0.560969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5785453">
                <text:p>0.557854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547642">
                <text:p>0.55476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5169807">
                <text:p>0.551698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4865591">
                <text:p>0.548655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4563749">
                <text:p>0.545637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426426">
                <text:p>0.54264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3967101">
                <text:p>0.539671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3672251">
                <text:p>0.536722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3379687">
                <text:p>0.533796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3089389">
                <text:p>0.530893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2801335">
                <text:p>0.528013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2515504">
                <text:p>0.525155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2231875">
                <text:p>0.522318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1950427">
                <text:p>0.519504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167114">
                <text:p>0.51671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1393993">
                <text:p>0.513939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1118967">
                <text:p>0.511189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084604">
                <text:p>0.50846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0575194">
                <text:p>0.505751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0306409">
                <text:p>0.503064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0039665">
                <text:p>0.500396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9774944">
                <text:p>0.497749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9512225">
                <text:p>0.495122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9251491">
                <text:p>0.492514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8992722">
                <text:p>0.489927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8735901">
                <text:p>0.487359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8481008">
                <text:p>0.484810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8228026">
                <text:p>0.482280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7976937">
                <text:p>0.479769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7727723">
                <text:p>0.477277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7480367">
                <text:p>0.474803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723485">
                <text:p>0.47234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6991157">
                <text:p>0.469911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6749269">
                <text:p>0.467492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650917">
                <text:p>0.46509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6270844">
                <text:p>0.462708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6034273">
                <text:p>0.460342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5799442">
                <text:p>0.457994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5566335">
                <text:p>0.455663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5334935">
                <text:p>0.453349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5105226">
                <text:p>0.451052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4877194">
                <text:p>0.448771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4650822">
                <text:p>0.446508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4426095">
                <text:p>0.444260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4202998">
                <text:p>0.442029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3981516">
                <text:p>0.439815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3761635">
                <text:p>0.437616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3543339">
                <text:p>0.435433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3326614">
                <text:p>0.433266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3111446">
                <text:p>0.431114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289782">
                <text:p>0.42897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2685723">
                <text:p>0.426857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2475141">
                <text:p>0.424751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2266059">
                <text:p>0.422660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2058465">
                <text:p>0.420584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1852345">
                <text:p>0.418523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1647685">
                <text:p>0.416476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1444473">
                <text:p>0.414444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1242695">
                <text:p>0.412426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1042339">
                <text:p>0.410423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0843392">
                <text:p>0.408433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0645841">
                <text:p>0.406458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0449674">
                <text:p>0.404496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0254878">
                <text:p>0.402548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0061442">
                <text:p>0.400614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9869354">
                <text:p>0.398693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96786">
                <text:p>0.3967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9489171">
                <text:p>0.394891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9301053">
                <text:p>0.393010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9114236">
                <text:p>0.391142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8928708">
                <text:p>0.389287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8744458">
                <text:p>0.387444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8561474">
                <text:p>0.385614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8379747">
                <text:p>0.383797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199263">
                <text:p>0.381992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020014">
                <text:p>0.380200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7841988">
                <text:p>0.378419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7665175">
                <text:p>0.376651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7489564">
                <text:p>0.374895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7315145">
                <text:p>0.373151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7141908">
                <text:p>0.371419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6969842">
                <text:p>0.369698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6798938">
                <text:p>0.367989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6629185">
                <text:p>0.366291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6460574">
                <text:p>0.364605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6293096">
                <text:p>0.362930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612674">
                <text:p>0.36126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5961497">
                <text:p>0.359614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5797358">
                <text:p>0.357973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634313">
                <text:p>0.356343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472353">
                <text:p>0.354723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31147">
                <text:p>0.35311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151654">
                <text:p>0.351516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4992896">
                <text:p>0.349928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4835187">
                <text:p>0.348351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4678519">
                <text:p>0.346785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4522883">
                <text:p>0.345228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4368271">
                <text:p>0.343682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4214674">
                <text:p>0.342146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4062083">
                <text:p>0.340620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3910491">
                <text:p>0.339104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3759889">
                <text:p>0.337598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361027">
                <text:p>0.33610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3461624">
                <text:p>0.334616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3313945">
                <text:p>0.333139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3167224">
                <text:p>0.331672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3021454">
                <text:p>0.330214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2876626">
                <text:p>0.328766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2732734">
                <text:p>0.327327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2589769">
                <text:p>0.325897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2447725">
                <text:p>0.324477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2306593">
                <text:p>0.323065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2166367">
                <text:p>0.321663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2027039">
                <text:p>0.320270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1888603">
                <text:p>0.318886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175105">
                <text:p>0.31751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1614374">
                <text:p>0.316143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1478568">
                <text:p>0.314785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1343625">
                <text:p>0.313436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1209539">
                <text:p>0.312095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1076302">
                <text:p>0.310763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0943908">
                <text:p>0.309439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081235">
                <text:p>0.30812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0681622">
                <text:p>0.306816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0551716">
                <text:p>0.305517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0422628">
                <text:p>0.304226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0294349">
                <text:p>0.302943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0166875">
                <text:p>0.30166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0040199">
                <text:p>0.300401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9914314">
                <text:p>0.299143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9789214">
                <text:p>0.297892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9664894">
                <text:p>0.296648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9541347">
                <text:p>0.295413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9418568">
                <text:p>0.294185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929655">
                <text:p>0.29296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9175288">
                <text:p>0.291752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9054775">
                <text:p>0.290547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8935007">
                <text:p>0.289350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8815977">
                <text:p>0.288159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869768">
                <text:p>0.28697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858011">
                <text:p>0.28580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8463261">
                <text:p>0.284632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8347129">
                <text:p>0.283471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8231708">
                <text:p>0.282317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8116992">
                <text:p>0.281169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8002977">
                <text:p>0.280029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7889656">
                <text:p>0.278896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7777024">
                <text:p>0.277770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7665077">
                <text:p>0.276650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755381">
                <text:p>0.27553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7443216">
                <text:p>0.274432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7333292">
                <text:p>0.273332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7224032">
                <text:p>0.272240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7115431">
                <text:p>0.271154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7007484">
                <text:p>0.270074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6900187">
                <text:p>0.269001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6793535">
                <text:p>0.267935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6687522">
                <text:p>0.266875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6582145">
                <text:p>0.265821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6477398">
                <text:p>0.264773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6373276">
                <text:p>0.263732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6269776">
                <text:p>0.262697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6166893">
                <text:p>0.261668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6064621">
                <text:p>0.260646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5962957">
                <text:p>0.259629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5861897">
                <text:p>0.258618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5761435">
                <text:p>0.257614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5661567">
                <text:p>0.256615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556229">
                <text:p>0.25562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5463598">
                <text:p>0.254635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5365488">
                <text:p>0.253654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5267955">
                <text:p>0.252679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5170995">
                <text:p>0.251709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5074604">
                <text:p>0.250746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4978778">
                <text:p>0.249787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4883513">
                <text:p>0.248835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4788804">
                <text:p>0.247888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4694648">
                <text:p>0.246946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4601041">
                <text:p>0.246010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4507978">
                <text:p>0.245079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4415457">
                <text:p>0.244154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4323472">
                <text:p>0.243234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4232021">
                <text:p>0.242320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4141099">
                <text:p>0.241410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4050702">
                <text:p>0.240507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3960827">
                <text:p>0.239608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3871471">
                <text:p>0.238714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3782628">
                <text:p>0.237826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3694297">
                <text:p>0.236942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3606472">
                <text:p>0.236064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3519152">
                <text:p>0.235191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3432331">
                <text:p>0.234323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3346006">
                <text:p>0.233460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3260175">
                <text:p>0.232601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3174833">
                <text:p>0.231748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3089977">
                <text:p>0.230899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3005603">
                <text:p>0.230056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2921709">
                <text:p>0.229217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2838291">
                <text:p>0.228382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2755345">
                <text:p>0.227553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2672868">
                <text:p>0.226728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2590857">
                <text:p>0.225908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2509309">
                <text:p>0.225093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242822">
                <text:p>0.22428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2347587">
                <text:p>0.223475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2267408">
                <text:p>0.222674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2187678">
                <text:p>0.221876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2108395">
                <text:p>0.221083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2029556">
                <text:p>0.220295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1951157">
                <text:p>0.219511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1873195">
                <text:p>0.218731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1795669">
                <text:p>0.217956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1718573">
                <text:p>0.217185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1641906">
                <text:p>0.216419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1565665">
                <text:p>0.215656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1489846">
                <text:p>0.214898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1414447">
                <text:p>0.214144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1339464">
                <text:p>0.213394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1264896">
                <text:p>0.212648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1190739">
                <text:p>0.211907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111699">
                <text:p>0.21116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1043646">
                <text:p>0.210436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0970705">
                <text:p>0.209707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898164">
                <text:p>0.208981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082602">
                <text:p>0.20826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075427">
                <text:p>0.20754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0682913">
                <text:p>0.206829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0611944">
                <text:p>0.206119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0541362">
                <text:p>0.205413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0471164">
                <text:p>0.204711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0401347">
                <text:p>0.204013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0331909">
                <text:p>0.203319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0262846">
                <text:p>0.202628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0194158">
                <text:p>0.201941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012584">
                <text:p>0.20125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005789">
                <text:p>0.20057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9990307">
                <text:p>0.199903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9923087">
                <text:p>0.199230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9856228">
                <text:p>0.198562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9789728">
                <text:p>0.197897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9723584">
                <text:p>0.197235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9657794">
                <text:p>0.196577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9592356">
                <text:p>0.195923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9527266">
                <text:p>0.195272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9462523">
                <text:p>0.194625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9398125">
                <text:p>0.193981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9334069">
                <text:p>0.193340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9270352">
                <text:p>0.192703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9206973">
                <text:p>0.1920697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914393">
                <text:p>0.19143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9081219">
                <text:p>0.190812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9018839">
                <text:p>0.190188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8956788">
                <text:p>0.189567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8895064">
                <text:p>0.188950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8833663">
                <text:p>0.188336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8772585">
                <text:p>0.187725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8711827">
                <text:p>0.187118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8651387">
                <text:p>0.186513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8591262">
                <text:p>0.185912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8531451">
                <text:p>0.185314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8471952">
                <text:p>0.184719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8412762">
                <text:p>0.184127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835388">
                <text:p>0.18353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8295303">
                <text:p>0.182953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823703">
                <text:p>0.18237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8179058">
                <text:p>0.181790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8121386">
                <text:p>0.1812138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8064011">
                <text:p>0.180640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8006932">
                <text:p>0.180069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7950146">
                <text:p>0.179501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7893652">
                <text:p>0.178936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7837448">
                <text:p>0.1783744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7781532">
                <text:p>0.177815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7725902">
                <text:p>0.177259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7670556">
                <text:p>0.176705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7615492">
                <text:p>0.176154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7560709">
                <text:p>0.175607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7506205">
                <text:p>0.175062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7451977">
                <text:p>0.174519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7398024">
                <text:p>0.173980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7344345">
                <text:p>0.173443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7290937">
                <text:p>0.1729093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7237799">
                <text:p>0.172377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7184929">
                <text:p>0.171849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7132325">
                <text:p>0.171323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7079985">
                <text:p>0.170799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7027909">
                <text:p>0.170279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6976093">
                <text:p>0.169760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6924537">
                <text:p>0.169245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6873239">
                <text:p>0.168732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6822197">
                <text:p>0.168221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6771409">
                <text:p>0.167714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6720874">
                <text:p>0.167208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6670591">
                <text:p>0.166705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6620557">
                <text:p>0.166205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6570771">
                <text:p>0.165707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6521232">
                <text:p>0.165212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6471937">
                <text:p>0.164719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6422886">
                <text:p>0.1642288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6374076">
                <text:p>0.163740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6325507">
                <text:p>0.163255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6277176">
                <text:p>0.1627717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6229083">
                <text:p>0.162290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6181225">
                <text:p>0.161812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6133602">
                <text:p>0.161336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6086211">
                <text:p>0.160862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6039051">
                <text:p>0.160390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5992121">
                <text:p>0.159921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5945419">
                <text:p>0.159454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5898945">
                <text:p>0.158989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5852695">
                <text:p>0.158526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580667">
                <text:p>0.158066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5760867">
                <text:p>0.157608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5715286">
                <text:p>0.157152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5669924">
                <text:p>0.156699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5624781">
                <text:p>0.156247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5579855">
                <text:p>0.155798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5535145">
                <text:p>0.155351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5490649">
                <text:p>0.1549064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5446366">
                <text:p>0.154463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5402294">
                <text:p>0.154022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5358433">
                <text:p>0.153584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5314782">
                <text:p>0.153147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5271338">
                <text:p>0.152713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52281">
                <text:p>0.1522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5185068">
                <text:p>0.1518506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5142239">
                <text:p>0.151422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5099614">
                <text:p>0.150996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5057189">
                <text:p>0.150571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5014965">
                <text:p>0.150149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497294">
                <text:p>0.14972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4931112">
                <text:p>0.149311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4889481">
                <text:p>0.148894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4848045">
                <text:p>0.148480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4806804">
                <text:p>0.148068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4765755">
                <text:p>0.147657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4724898">
                <text:p>0.147248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4684231">
                <text:p>0.146842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4643754">
                <text:p>0.1464375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4603465">
                <text:p>0.146034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4563363">
                <text:p>0.145633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4523447">
                <text:p>0.145234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4483716">
                <text:p>0.1448371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4444168">
                <text:p>0.1444416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4404803">
                <text:p>0.144048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436562">
                <text:p>0.143656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4326616">
                <text:p>0.143266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4287792">
                <text:p>0.142877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4249146">
                <text:p>0.142491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4210678">
                <text:p>0.142106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4172385">
                <text:p>0.1417238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4134267">
                <text:p>0.141342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4096323">
                <text:p>0.140963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4058552">
                <text:p>0.140585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4020952">
                <text:p>0.140209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3983524">
                <text:p>0.139835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3946265">
                <text:p>0.1394626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3909174">
                <text:p>0.139091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3872252">
                <text:p>0.138722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3835496">
                <text:p>0.138354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3798906">
                <text:p>0.137989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3762481">
                <text:p>0.1376248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3726219">
                <text:p>0.1372621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369012">
                <text:p>0.13690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3654183">
                <text:p>0.136541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3618407">
                <text:p>0.1361840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3582791">
                <text:p>0.135827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3547333">
                <text:p>0.135473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3512034">
                <text:p>0.135120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3476891">
                <text:p>0.134768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3441905">
                <text:p>0.134419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3407074">
                <text:p>0.134070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3372397">
                <text:p>0.133723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3337874">
                <text:p>0.1333787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3303503">
                <text:p>0.133035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3269284">
                <text:p>0.132692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3235215">
                <text:p>0.132352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3201296">
                <text:p>0.132012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3167526">
                <text:p>0.1316752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3133904">
                <text:p>0.131339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3100429">
                <text:p>0.131004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3067101">
                <text:p>0.130671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3033918">
                <text:p>0.130339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300088">
                <text:p>0.13000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2967985">
                <text:p>0.129679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2935233">
                <text:p>0.129352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2902624">
                <text:p>0.129026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2870156">
                <text:p>0.1287015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2837828">
                <text:p>0.128378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280564">
                <text:p>0.128056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2773591">
                <text:p>0.127735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274168">
                <text:p>0.12741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2709906">
                <text:p>0.1270990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2678268">
                <text:p>0.126782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2646767">
                <text:p>0.126467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26154">
                <text:p>0.1261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2584167">
                <text:p>0.125841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2553068">
                <text:p>0.125530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2522101">
                <text:p>0.1252210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2491266">
                <text:p>0.1249126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2460562">
                <text:p>0.1246056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2429989">
                <text:p>0.1242998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2399545">
                <text:p>0.1239954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236923">
                <text:p>0.12369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2339043">
                <text:p>0.1233904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2308983">
                <text:p>0.1230898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2279051">
                <text:p>0.122790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2249244">
                <text:p>0.122492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2219562">
                <text:p>0.122195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2190005">
                <text:p>0.121900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2160572">
                <text:p>0.121605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2131261">
                <text:p>0.121312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2102074">
                <text:p>0.121020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2073008">
                <text:p>0.120730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2044063">
                <text:p>0.120440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2015238">
                <text:p>0.120152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1986533">
                <text:p>0.119865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1957947">
                <text:p>0.1195794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192948">
                <text:p>0.119294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190113">
                <text:p>0.11901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1872898">
                <text:p>0.118728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1844781">
                <text:p>0.1184478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1816781">
                <text:p>0.1181678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1788895">
                <text:p>0.117888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1761125">
                <text:p>0.117611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1733467">
                <text:p>0.117334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1705924">
                <text:p>0.117059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1678492">
                <text:p>0.116784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1651173">
                <text:p>0.1165117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1623965">
                <text:p>0.1162396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1596868">
                <text:p>0.1159686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156988">
                <text:p>0.11569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1543003">
                <text:p>0.115430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1516234">
                <text:p>0.115162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1489573">
                <text:p>0.1148957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1463021">
                <text:p>0.1146302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1436575">
                <text:p>0.114365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1410236">
                <text:p>0.1141023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1384003">
                <text:p>0.113840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1357875">
                <text:p>0.113578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1331852">
                <text:p>0.1133185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1305933">
                <text:p>0.113059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1280118">
                <text:p>0.1128011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1254406">
                <text:p>0.1125440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1228797">
                <text:p>0.112287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120329">
                <text:p>0.11203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1177884">
                <text:p>0.1117788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1152578">
                <text:p>0.111525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1127374">
                <text:p>0.111273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1102269">
                <text:p>0.111022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1077263">
                <text:p>0.110772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1052356">
                <text:p>0.110523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1027547">
                <text:p>0.110275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1002836">
                <text:p>0.110028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0978222">
                <text:p>0.109782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0953705">
                <text:p>0.109537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0929284">
                <text:p>0.109292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0904958">
                <text:p>0.109049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0880728">
                <text:p>0.1088072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0856592">
                <text:p>0.108565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083255">
                <text:p>0.10832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0808602">
                <text:p>0.108086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0784747">
                <text:p>0.107847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0760984">
                <text:p>0.1076098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0737314">
                <text:p>0.107373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0713735">
                <text:p>0.1071373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0690247">
                <text:p>0.1069024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066685">
                <text:p>0.10666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0643543">
                <text:p>0.106435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0620326">
                <text:p>0.106203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0597198">
                <text:p>0.105971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0574159">
                <text:p>0.1057415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0551208">
                <text:p>0.105512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0528345">
                <text:p>0.1052834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0505569">
                <text:p>0.1050556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048288">
                <text:p>0.10482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0460278">
                <text:p>0.1046027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0437761">
                <text:p>0.1043776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0415331">
                <text:p>0.104153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0392985">
                <text:p>0.103929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0370724">
                <text:p>0.103707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0348547">
                <text:p>0.103485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0326454">
                <text:p>0.1032645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0304445">
                <text:p>0.103044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0282518">
                <text:p>0.1028251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0260674">
                <text:p>0.1026067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0238912">
                <text:p>0.102389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0217231">
                <text:p>0.102172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0195632">
                <text:p>0.101956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0174114">
                <text:p>0.101741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0152676">
                <text:p>0.101526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0131318">
                <text:p>0.101313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0110039">
                <text:p>0.101100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008884">
                <text:p>0.10088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006772">
                <text:p>0.10067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0046678">
                <text:p>0.1004667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0025713">
                <text:p>0.100257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0004827">
                <text:p>0.100048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9984017">
                <text:p>0.099840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9963285">
                <text:p>0.0996328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9942629">
                <text:p>0.099426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9922049">
                <text:p>0.0992204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9901544">
                <text:p>0.0990154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9881115">
                <text:p>0.098811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986076">
                <text:p>0.098607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984048">
                <text:p>0.098404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9820274">
                <text:p>0.0982027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9800142">
                <text:p>0.0980014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9780084">
                <text:p>0.097800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9760098">
                <text:p>0.0976009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9740185">
                <text:p>0.0974018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9720344">
                <text:p>0.097203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9700575">
                <text:p>0.097005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9680878">
                <text:p>0.0968087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9661252">
                <text:p>0.0966125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9641696">
                <text:p>0.096416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9622211">
                <text:p>0.096222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9602797">
                <text:p>0.096027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9583452">
                <text:p>0.095834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9564176">
                <text:p>0.0956417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954497">
                <text:p>0.095449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9525832">
                <text:p>0.095258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9506763">
                <text:p>0.095067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9487762">
                <text:p>0.094877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9468829">
                <text:p>0.094688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9449963">
                <text:p>0.0944996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9431164">
                <text:p>0.0943116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9412432">
                <text:p>0.094124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9393766">
                <text:p>0.0939376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9375167">
                <text:p>0.093751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9356633">
                <text:p>0.093566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9338165">
                <text:p>0.093381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9319761">
                <text:p>0.0931976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9301423">
                <text:p>0.093014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9283149">
                <text:p>0.0928314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9264939">
                <text:p>0.092649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9246794">
                <text:p>0.092467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9228711">
                <text:p>0.092287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9210692">
                <text:p>0.092106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9192736">
                <text:p>0.091927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9174843">
                <text:p>0.0917484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9157012">
                <text:p>0.091570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9139243">
                <text:p>0.0913924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9121536">
                <text:p>0.0912153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910389">
                <text:p>0.091038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9086305">
                <text:p>0.090863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9068782">
                <text:p>0.090687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9051318">
                <text:p>0.090513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9033916">
                <text:p>0.090339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9016573">
                <text:p>0.0901657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8999289">
                <text:p>0.0899928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8982066">
                <text:p>0.0898206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8964901">
                <text:p>0.089649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8947795">
                <text:p>0.089477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8930748">
                <text:p>0.0893074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8913759">
                <text:p>0.089137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8896828">
                <text:p>0.088968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8879955">
                <text:p>0.0887995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8863139">
                <text:p>0.0886313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8846381">
                <text:p>0.088463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8829679">
                <text:p>0.0882967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8813034">
                <text:p>0.088130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8796446">
                <text:p>0.0879644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8779914">
                <text:p>0.087799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8763437">
                <text:p>0.087634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8747016">
                <text:p>0.087470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8730651">
                <text:p>0.087306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871434">
                <text:p>0.087143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8698085">
                <text:p>0.0869808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8681884">
                <text:p>0.0868188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8665737">
                <text:p>0.0866573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8649644">
                <text:p>0.0864964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8633606">
                <text:p>0.086336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861762">
                <text:p>0.086176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8601688">
                <text:p>0.086016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858581">
                <text:p>0.085858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8569983">
                <text:p>0.0856998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855421">
                <text:p>0.085542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8538489">
                <text:p>0.0853848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852282">
                <text:p>0.085228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8507203">
                <text:p>0.085072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8491637">
                <text:p>0.0849163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8476123">
                <text:p>0.0847612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846066">
                <text:p>0.08460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8445248">
                <text:p>0.084452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8429886">
                <text:p>0.0842988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8414575">
                <text:p>0.0841457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8399314">
                <text:p>0.083993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8384104">
                <text:p>0.083841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8368943">
                <text:p>0.083689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8353831">
                <text:p>0.083538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8338769">
                <text:p>0.0833876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8323756">
                <text:p>0.0832375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8308791">
                <text:p>0.083087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8293876">
                <text:p>0.082938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8279008">
                <text:p>0.0827900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8264189">
                <text:p>0.082641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8249418">
                <text:p>0.0824941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8234695">
                <text:p>0.0823469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8220019">
                <text:p>0.0822001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8205391">
                <text:p>0.082053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8190809">
                <text:p>0.0819080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8176275">
                <text:p>0.081762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8161787">
                <text:p>0.0816178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8147346">
                <text:p>0.0814734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8132951">
                <text:p>0.081329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8118602">
                <text:p>0.0811860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8104299">
                <text:p>0.081042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8090042">
                <text:p>0.080900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807583">
                <text:p>0.080758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8061663">
                <text:p>0.0806166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8047542">
                <text:p>0.0804754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8033465">
                <text:p>0.0803346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8019433">
                <text:p>0.080194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8005445">
                <text:p>0.0800544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7991502">
                <text:p>0.0799150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7977603">
                <text:p>0.0797760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7963747">
                <text:p>0.0796374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7949936">
                <text:p>0.0794993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7936167">
                <text:p>0.079361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7922442">
                <text:p>0.0792244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7908761">
                <text:p>0.0790876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7895122">
                <text:p>0.078951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7881526">
                <text:p>0.0788152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7867972">
                <text:p>0.078679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7854461">
                <text:p>0.078544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7840991">
                <text:p>0.0784099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7827564">
                <text:p>0.0782756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7814179">
                <text:p>0.0781417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7800835">
                <text:p>0.078008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7787533">
                <text:p>0.077875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7774272">
                <text:p>0.077742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7761052">
                <text:p>0.0776105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7747873">
                <text:p>0.0774787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7734734">
                <text:p>0.077347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7721637">
                <text:p>0.0772163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7708579">
                <text:p>0.0770857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7695562">
                <text:p>0.076955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7682585">
                <text:p>0.0768258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7669647">
                <text:p>0.0766964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765675">
                <text:p>0.07656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7643892">
                <text:p>0.0764389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7631073">
                <text:p>0.0763107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7618293">
                <text:p>0.076182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7605553">
                <text:p>0.0760555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7592851">
                <text:p>0.075928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7580188">
                <text:p>0.0758018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7567563">
                <text:p>0.0756756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7554977">
                <text:p>0.0755497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7542429">
                <text:p>0.075424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7529919">
                <text:p>0.075299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7517446">
                <text:p>0.0751744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7505012">
                <text:p>0.075050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7492615">
                <text:p>0.074926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7480255">
                <text:p>0.074802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7467933">
                <text:p>0.0746793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7455648">
                <text:p>0.0745564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7443399">
                <text:p>0.0744339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7431188">
                <text:p>0.074311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7419013">
                <text:p>0.074190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7406874">
                <text:p>0.0740687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7394772">
                <text:p>0.0739477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7382705">
                <text:p>0.073827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7370675">
                <text:p>0.073706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7358681">
                <text:p>0.0735868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7346722">
                <text:p>0.0734672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7334799">
                <text:p>0.0733479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7322911">
                <text:p>0.073229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7311059">
                <text:p>0.073110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7299241">
                <text:p>0.0729924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7287459">
                <text:p>0.072874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7275711">
                <text:p>0.072757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7263998">
                <text:p>0.0726399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7252319">
                <text:p>0.072523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7240675">
                <text:p>0.072406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7229065">
                <text:p>0.0722906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721749">
                <text:p>0.07217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7205948">
                <text:p>0.0720594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719444">
                <text:p>0.07194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7182965">
                <text:p>0.0718296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7171524">
                <text:p>0.071715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7160117">
                <text:p>0.071601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7148743">
                <text:p>0.0714874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7137401">
                <text:p>0.071374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7126093">
                <text:p>0.071260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7114818">
                <text:p>0.0711481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7103575">
                <text:p>0.0710357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7092365">
                <text:p>0.0709236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7081188">
                <text:p>0.070811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7070043">
                <text:p>0.0707004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705893">
                <text:p>0.070589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7047849">
                <text:p>0.0704784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70368">
                <text:p>0.07036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7025782">
                <text:p>0.0702578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7014797">
                <text:p>0.0701479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7003843">
                <text:p>0.0700384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699292">
                <text:p>0.069929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6982029">
                <text:p>0.0698202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6971168">
                <text:p>0.0697116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6960339">
                <text:p>0.0696033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6949541">
                <text:p>0.0694954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6938773">
                <text:p>0.0693877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6928037">
                <text:p>0.0692803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691733">
                <text:p>0.069173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6906654">
                <text:p>0.0690665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6896009">
                <text:p>0.068960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6885393">
                <text:p>0.0688539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6874808">
                <text:p>0.068748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6864253">
                <text:p>0.0686425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6853727">
                <text:p>0.0685372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6843231">
                <text:p>0.0684323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6832765">
                <text:p>0.0683276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6822328">
                <text:p>0.0682232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681192">
                <text:p>0.068119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6801542">
                <text:p>0.068015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6791193">
                <text:p>0.0679119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6780872">
                <text:p>0.0678087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6770581">
                <text:p>0.0677058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6760318">
                <text:p>0.067603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6750084">
                <text:p>0.067500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6739879">
                <text:p>0.067398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6729702">
                <text:p>0.0672970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6719553">
                <text:p>0.0671955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6709433">
                <text:p>0.067094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6699341">
                <text:p>0.066993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6689276">
                <text:p>0.0668927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667924">
                <text:p>0.06679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6669231">
                <text:p>0.066692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665925">
                <text:p>0.06659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6649296">
                <text:p>0.0664929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663937">
                <text:p>0.066393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6629471">
                <text:p>0.0662947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66196">
                <text:p>0.06619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6609755">
                <text:p>0.0660975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6599938">
                <text:p>0.0659993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6590148">
                <text:p>0.0659014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6580384">
                <text:p>0.0658038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6570647">
                <text:p>0.0657064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6560937">
                <text:p>0.06560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